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opacity="50%"/>
    </style:style>
    <style:style style:name="gr2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e5e5e5" draw:opacity="50%"/>
    </style:style>
    <style:style style:name="gr4" style:family="graphic" style:parent-style-name="standard">
      <style:graphic-properties draw:stroke="solid" svg:stroke-width="0.035cm" svg:stroke-color="#e5e5e5" svg:stroke-opacity="50%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ececec" draw:opacity="50%"/>
    </style:style>
    <style:style style:name="gr6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solid" svg:stroke-width="0.035cm" svg:stroke-color="#1f77b4" draw:stroke-linejoin="round" svg:stroke-linecap="butt" draw:fill="solid" draw:fill-color="#1f77b4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ff0000" draw:stroke-linejoin="round" svg:stroke-linecap="butt" draw:fill="solid" draw:fill-color="#ff0000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ff0000" svg:stroke-opacity="75%" draw:stroke-linejoin="round" svg:stroke-linecap="butt" draw:fill="solid" draw:fill-color="#ff0000" draw:opacity="75%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ff0000" svg:stroke-opacity="74%" draw:stroke-linejoin="round" svg:stroke-linecap="butt" draw:fill="solid" draw:fill-color="#ff0000" draw:opacity="74%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ff0000" svg:stroke-opacity="73%" draw:stroke-linejoin="round" svg:stroke-linecap="butt" draw:fill="solid" draw:fill-color="#ff0000" draw:opacity="73%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ff0000" svg:stroke-opacity="72%" draw:stroke-linejoin="round" svg:stroke-linecap="butt" draw:fill="solid" draw:fill-color="#ff0000" draw:opacity="72%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ff0000" svg:stroke-opacity="71%" draw:stroke-linejoin="round" svg:stroke-linecap="butt" draw:fill="solid" draw:fill-color="#ff0000" draw:opacity="71%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ff0000" svg:stroke-opacity="70%" draw:stroke-linejoin="round" svg:stroke-linecap="butt" draw:fill="solid" draw:fill-color="#ff0000" draw:opacity="70%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ff0000" svg:stroke-opacity="69%" draw:stroke-linejoin="round" svg:stroke-linecap="butt" draw:fill="solid" draw:fill-color="#ff0000" draw:opacity="69%" fo:padding-top="0.017cm" fo:padding-bottom="0.017cm" fo:padding-left="0.017cm" fo:padding-right="0.017cm"/>
    </style:style>
    <style:style style:name="gr20" style:family="graphic" style:parent-style-name="standard">
      <style:graphic-properties draw:stroke="solid" svg:stroke-width="0.035cm" svg:stroke-color="#ff0000" svg:stroke-opacity="68%" draw:stroke-linejoin="round" svg:stroke-linecap="butt" draw:fill="solid" draw:fill-color="#ff0000" draw:opacity="68%" fo:padding-top="0.017cm" fo:padding-bottom="0.017cm" fo:padding-left="0.017cm" fo:padding-right="0.017cm"/>
    </style:style>
    <style:style style:name="gr21" style:family="graphic" style:parent-style-name="standard">
      <style:graphic-properties draw:stroke="solid" svg:stroke-width="0.035cm" svg:stroke-color="#ff0000" svg:stroke-opacity="67%" draw:stroke-linejoin="round" svg:stroke-linecap="butt" draw:fill="solid" draw:fill-color="#ff0000" draw:opacity="67%" fo:padding-top="0.017cm" fo:padding-bottom="0.017cm" fo:padding-left="0.017cm" fo:padding-right="0.017cm"/>
    </style:style>
    <style:style style:name="gr22" style:family="graphic" style:parent-style-name="standard">
      <style:graphic-properties draw:stroke="solid" svg:stroke-width="0.035cm" svg:stroke-color="#ff0000" svg:stroke-opacity="66%" draw:stroke-linejoin="round" svg:stroke-linecap="butt" draw:fill="solid" draw:fill-color="#ff0000" draw:opacity="66%" fo:padding-top="0.017cm" fo:padding-bottom="0.017cm" fo:padding-left="0.017cm" fo:padding-right="0.017cm"/>
    </style:style>
    <style:style style:name="gr23" style:family="graphic" style:parent-style-name="standard">
      <style:graphic-properties draw:stroke="solid" svg:stroke-width="0.035cm" svg:stroke-color="#ff0000" svg:stroke-opacity="65%" draw:stroke-linejoin="round" svg:stroke-linecap="butt" draw:fill="solid" draw:fill-color="#ff0000" draw:opacity="65%" fo:padding-top="0.017cm" fo:padding-bottom="0.017cm" fo:padding-left="0.017cm" fo:padding-right="0.017cm"/>
    </style:style>
    <style:style style:name="gr24" style:family="graphic" style:parent-style-name="standard">
      <style:graphic-properties draw:stroke="solid" svg:stroke-width="0.035cm" svg:stroke-color="#ff0000" svg:stroke-opacity="64%" draw:stroke-linejoin="round" svg:stroke-linecap="butt" draw:fill="solid" draw:fill-color="#ff0000" draw:opacity="64%" fo:padding-top="0.017cm" fo:padding-bottom="0.017cm" fo:padding-left="0.017cm" fo:padding-right="0.017cm"/>
    </style:style>
    <style:style style:name="gr25" style:family="graphic" style:parent-style-name="standard">
      <style:graphic-properties draw:stroke="solid" svg:stroke-width="0.035cm" svg:stroke-color="#ff0000" svg:stroke-opacity="63%" draw:stroke-linejoin="round" svg:stroke-linecap="butt" draw:fill="solid" draw:fill-color="#ff0000" draw:opacity="63%" fo:padding-top="0.017cm" fo:padding-bottom="0.017cm" fo:padding-left="0.017cm" fo:padding-right="0.017cm"/>
    </style:style>
    <style:style style:name="gr26" style:family="graphic" style:parent-style-name="standard">
      <style:graphic-properties draw:stroke="solid" svg:stroke-width="0.035cm" svg:stroke-color="#ff0000" svg:stroke-opacity="62%" draw:stroke-linejoin="round" svg:stroke-linecap="butt" draw:fill="solid" draw:fill-color="#ff0000" draw:opacity="62%" fo:padding-top="0.017cm" fo:padding-bottom="0.017cm" fo:padding-left="0.017cm" fo:padding-right="0.017cm"/>
    </style:style>
    <style:style style:name="gr27" style:family="graphic" style:parent-style-name="standard">
      <style:graphic-properties draw:stroke="solid" svg:stroke-width="0.035cm" svg:stroke-color="#ff0000" svg:stroke-opacity="61%" draw:stroke-linejoin="round" svg:stroke-linecap="butt" draw:fill="solid" draw:fill-color="#ff0000" draw:opacity="61%" fo:padding-top="0.017cm" fo:padding-bottom="0.017cm" fo:padding-left="0.017cm" fo:padding-right="0.017cm"/>
    </style:style>
    <style:style style:name="gr28" style:family="graphic" style:parent-style-name="standard">
      <style:graphic-properties draw:stroke="solid" svg:stroke-width="0.035cm" svg:stroke-color="#ff0000" svg:stroke-opacity="60%" draw:stroke-linejoin="round" svg:stroke-linecap="butt" draw:fill="solid" draw:fill-color="#ff0000" draw:opacity="60%" fo:padding-top="0.017cm" fo:padding-bottom="0.017cm" fo:padding-left="0.017cm" fo:padding-right="0.017cm"/>
    </style:style>
    <style:style style:name="gr29" style:family="graphic" style:parent-style-name="standard">
      <style:graphic-properties draw:stroke="solid" svg:stroke-width="0.035cm" svg:stroke-color="#ff0000" svg:stroke-opacity="59%" draw:stroke-linejoin="round" svg:stroke-linecap="butt" draw:fill="solid" draw:fill-color="#ff0000" draw:opacity="59%" fo:padding-top="0.017cm" fo:padding-bottom="0.017cm" fo:padding-left="0.017cm" fo:padding-right="0.017cm"/>
    </style:style>
    <style:style style:name="gr30" style:family="graphic" style:parent-style-name="standard">
      <style:graphic-properties draw:stroke="solid" svg:stroke-width="0.035cm" svg:stroke-color="#ff0000" svg:stroke-opacity="58%" draw:stroke-linejoin="round" svg:stroke-linecap="butt" draw:fill="solid" draw:fill-color="#ff0000" draw:opacity="58%" fo:padding-top="0.017cm" fo:padding-bottom="0.017cm" fo:padding-left="0.017cm" fo:padding-right="0.017cm"/>
    </style:style>
    <style:style style:name="gr31" style:family="graphic" style:parent-style-name="standard">
      <style:graphic-properties draw:stroke="solid" svg:stroke-width="0.035cm" svg:stroke-color="#ff0000" svg:stroke-opacity="57%" draw:stroke-linejoin="round" svg:stroke-linecap="butt" draw:fill="solid" draw:fill-color="#ff0000" draw:opacity="57%" fo:padding-top="0.017cm" fo:padding-bottom="0.017cm" fo:padding-left="0.017cm" fo:padding-right="0.017cm"/>
    </style:style>
    <style:style style:name="gr32" style:family="graphic" style:parent-style-name="standard">
      <style:graphic-properties draw:stroke="solid" svg:stroke-width="0.035cm" svg:stroke-color="#ff0000" svg:stroke-opacity="56%" draw:stroke-linejoin="round" svg:stroke-linecap="butt" draw:fill="solid" draw:fill-color="#ff0000" draw:opacity="56%" fo:padding-top="0.017cm" fo:padding-bottom="0.017cm" fo:padding-left="0.017cm" fo:padding-right="0.017cm"/>
    </style:style>
    <style:style style:name="gr33" style:family="graphic" style:parent-style-name="standard">
      <style:graphic-properties draw:stroke="solid" svg:stroke-width="0.035cm" svg:stroke-color="#ff0000" svg:stroke-opacity="55%" draw:stroke-linejoin="round" svg:stroke-linecap="butt" draw:fill="solid" draw:fill-color="#ff0000" draw:opacity="55%" fo:padding-top="0.017cm" fo:padding-bottom="0.017cm" fo:padding-left="0.017cm" fo:padding-right="0.017cm"/>
    </style:style>
    <style:style style:name="gr34" style:family="graphic" style:parent-style-name="standard">
      <style:graphic-properties draw:stroke="solid" svg:stroke-width="0.035cm" svg:stroke-color="#ff0000" svg:stroke-opacity="54%" draw:stroke-linejoin="round" svg:stroke-linecap="butt" draw:fill="solid" draw:fill-color="#ff0000" draw:opacity="54%" fo:padding-top="0.017cm" fo:padding-bottom="0.017cm" fo:padding-left="0.017cm" fo:padding-right="0.017cm"/>
    </style:style>
    <style:style style:name="gr35" style:family="graphic" style:parent-style-name="standard">
      <style:graphic-properties draw:stroke="solid" svg:stroke-width="0.035cm" svg:stroke-color="#ff0000" svg:stroke-opacity="53%" draw:stroke-linejoin="round" svg:stroke-linecap="butt" draw:fill="solid" draw:fill-color="#ff0000" draw:opacity="53%" fo:padding-top="0.017cm" fo:padding-bottom="0.017cm" fo:padding-left="0.017cm" fo:padding-right="0.017cm"/>
    </style:style>
    <style:style style:name="gr36" style:family="graphic" style:parent-style-name="standard">
      <style:graphic-properties draw:stroke="solid" svg:stroke-width="0.035cm" svg:stroke-color="#ff0000" svg:stroke-opacity="52%" draw:stroke-linejoin="round" svg:stroke-linecap="butt" draw:fill="solid" draw:fill-color="#ff0000" draw:opacity="52%" fo:padding-top="0.017cm" fo:padding-bottom="0.017cm" fo:padding-left="0.017cm" fo:padding-right="0.017cm"/>
    </style:style>
    <style:style style:name="gr37" style:family="graphic" style:parent-style-name="standard">
      <style:graphic-properties draw:stroke="solid" svg:stroke-width="0.035cm" svg:stroke-color="#ff0000" svg:stroke-opacity="51%" draw:stroke-linejoin="round" svg:stroke-linecap="butt" draw:fill="solid" draw:fill-color="#ff0000" draw:opacity="51%" fo:padding-top="0.017cm" fo:padding-bottom="0.017cm" fo:padding-left="0.017cm" fo:padding-right="0.017cm"/>
    </style:style>
    <style:style style:name="gr38" style:family="graphic" style:parent-style-name="standard">
      <style:graphic-properties draw:stroke="solid" svg:stroke-width="0.035cm" svg:stroke-color="#ff0000" svg:stroke-opacity="50%" draw:stroke-linejoin="round" svg:stroke-linecap="butt" draw:fill="solid" draw:fill-color="#ff0000" draw:opacity="50%" fo:padding-top="0.017cm" fo:padding-bottom="0.017cm" fo:padding-left="0.017cm" fo:padding-right="0.017cm"/>
    </style:style>
    <style:style style:name="gr39" style:family="graphic" style:parent-style-name="standard">
      <style:graphic-properties draw:stroke="solid" svg:stroke-width="0.035cm" svg:stroke-color="#ff0000" svg:stroke-opacity="49%" draw:stroke-linejoin="round" svg:stroke-linecap="butt" draw:fill="solid" draw:fill-color="#ff0000" draw:opacity="49%" fo:padding-top="0.017cm" fo:padding-bottom="0.017cm" fo:padding-left="0.017cm" fo:padding-right="0.017cm"/>
    </style:style>
    <style:style style:name="gr40" style:family="graphic" style:parent-style-name="standard">
      <style:graphic-properties draw:stroke="solid" svg:stroke-width="0.035cm" svg:stroke-color="#ff0000" svg:stroke-opacity="48%" draw:stroke-linejoin="round" svg:stroke-linecap="butt" draw:fill="solid" draw:fill-color="#ff0000" draw:opacity="48%" fo:padding-top="0.017cm" fo:padding-bottom="0.017cm" fo:padding-left="0.017cm" fo:padding-right="0.017cm"/>
    </style:style>
    <style:style style:name="gr41" style:family="graphic" style:parent-style-name="standard">
      <style:graphic-properties draw:stroke="solid" svg:stroke-width="0.035cm" svg:stroke-color="#ff0000" svg:stroke-opacity="47%" draw:stroke-linejoin="round" svg:stroke-linecap="butt" draw:fill="solid" draw:fill-color="#ff0000" draw:opacity="47%" fo:padding-top="0.017cm" fo:padding-bottom="0.017cm" fo:padding-left="0.017cm" fo:padding-right="0.017cm"/>
    </style:style>
    <style:style style:name="gr42" style:family="graphic" style:parent-style-name="standard">
      <style:graphic-properties draw:stroke="solid" svg:stroke-width="0.035cm" svg:stroke-color="#ff0000" svg:stroke-opacity="46%" draw:stroke-linejoin="round" svg:stroke-linecap="butt" draw:fill="solid" draw:fill-color="#ff0000" draw:opacity="46%" fo:padding-top="0.017cm" fo:padding-bottom="0.017cm" fo:padding-left="0.017cm" fo:padding-right="0.017cm"/>
    </style:style>
    <style:style style:name="gr43" style:family="graphic" style:parent-style-name="standard">
      <style:graphic-properties draw:stroke="solid" svg:stroke-width="0.035cm" svg:stroke-color="#ff0000" svg:stroke-opacity="45%" draw:stroke-linejoin="round" svg:stroke-linecap="butt" draw:fill="solid" draw:fill-color="#ff0000" draw:opacity="45%" fo:padding-top="0.017cm" fo:padding-bottom="0.017cm" fo:padding-left="0.017cm" fo:padding-right="0.017cm"/>
    </style:style>
    <style:style style:name="gr44" style:family="graphic" style:parent-style-name="standard">
      <style:graphic-properties draw:stroke="solid" svg:stroke-width="0.035cm" svg:stroke-color="#ff0000" svg:stroke-opacity="44%" draw:stroke-linejoin="round" svg:stroke-linecap="butt" draw:fill="solid" draw:fill-color="#ff0000" draw:opacity="44%" fo:padding-top="0.017cm" fo:padding-bottom="0.017cm" fo:padding-left="0.017cm" fo:padding-right="0.017cm"/>
    </style:style>
    <style:style style:name="gr45" style:family="graphic" style:parent-style-name="standard">
      <style:graphic-properties draw:stroke="solid" svg:stroke-width="0.035cm" svg:stroke-color="#ff0000" svg:stroke-opacity="43%" draw:stroke-linejoin="round" svg:stroke-linecap="butt" draw:fill="solid" draw:fill-color="#ff0000" draw:opacity="43%" fo:padding-top="0.017cm" fo:padding-bottom="0.017cm" fo:padding-left="0.017cm" fo:padding-right="0.017cm"/>
    </style:style>
    <style:style style:name="gr46" style:family="graphic" style:parent-style-name="standard">
      <style:graphic-properties draw:stroke="solid" svg:stroke-width="0.035cm" svg:stroke-color="#ff0000" svg:stroke-opacity="42%" draw:stroke-linejoin="round" svg:stroke-linecap="butt" draw:fill="solid" draw:fill-color="#ff0000" draw:opacity="42%" fo:padding-top="0.017cm" fo:padding-bottom="0.017cm" fo:padding-left="0.017cm" fo:padding-right="0.017cm"/>
    </style:style>
    <style:style style:name="gr47" style:family="graphic" style:parent-style-name="standard">
      <style:graphic-properties draw:stroke="solid" svg:stroke-width="0.035cm" svg:stroke-color="#ff0000" svg:stroke-opacity="41%" draw:stroke-linejoin="round" svg:stroke-linecap="butt" draw:fill="solid" draw:fill-color="#ff0000" draw:opacity="41%" fo:padding-top="0.017cm" fo:padding-bottom="0.017cm" fo:padding-left="0.017cm" fo:padding-right="0.017cm"/>
    </style:style>
    <style:style style:name="gr48" style:family="graphic" style:parent-style-name="standard">
      <style:graphic-properties draw:stroke="solid" svg:stroke-width="0.035cm" svg:stroke-color="#ff0000" svg:stroke-opacity="40%" draw:stroke-linejoin="round" svg:stroke-linecap="butt" draw:fill="solid" draw:fill-color="#ff0000" draw:opacity="40%" fo:padding-top="0.017cm" fo:padding-bottom="0.017cm" fo:padding-left="0.017cm" fo:padding-right="0.017cm"/>
    </style:style>
    <style:style style:name="gr49" style:family="graphic" style:parent-style-name="standard">
      <style:graphic-properties draw:stroke="solid" svg:stroke-width="0.035cm" svg:stroke-color="#ff0000" svg:stroke-opacity="39%" draw:stroke-linejoin="round" svg:stroke-linecap="butt" draw:fill="solid" draw:fill-color="#ff0000" draw:opacity="39%" fo:padding-top="0.017cm" fo:padding-bottom="0.017cm" fo:padding-left="0.017cm" fo:padding-right="0.017cm"/>
    </style:style>
    <style:style style:name="gr50" style:family="graphic" style:parent-style-name="standard">
      <style:graphic-properties draw:stroke="solid" svg:stroke-width="0.035cm" svg:stroke-color="#ff0000" svg:stroke-opacity="38%" draw:stroke-linejoin="round" svg:stroke-linecap="butt" draw:fill="solid" draw:fill-color="#ff0000" draw:opacity="38%" fo:padding-top="0.017cm" fo:padding-bottom="0.017cm" fo:padding-left="0.017cm" fo:padding-right="0.017cm"/>
    </style:style>
    <style:style style:name="gr51" style:family="graphic" style:parent-style-name="standard">
      <style:graphic-properties draw:stroke="solid" svg:stroke-width="0.035cm" svg:stroke-color="#ff0000" svg:stroke-opacity="37%" draw:stroke-linejoin="round" svg:stroke-linecap="butt" draw:fill="solid" draw:fill-color="#ff0000" draw:opacity="37%" fo:padding-top="0.017cm" fo:padding-bottom="0.017cm" fo:padding-left="0.017cm" fo:padding-right="0.017cm"/>
    </style:style>
    <style:style style:name="gr52" style:family="graphic" style:parent-style-name="standard">
      <style:graphic-properties draw:stroke="solid" svg:stroke-width="0.035cm" svg:stroke-color="#ff0000" svg:stroke-opacity="36%" draw:stroke-linejoin="round" svg:stroke-linecap="butt" draw:fill="solid" draw:fill-color="#ff0000" draw:opacity="36%" fo:padding-top="0.017cm" fo:padding-bottom="0.017cm" fo:padding-left="0.017cm" fo:padding-right="0.017cm"/>
    </style:style>
    <style:style style:name="gr53" style:family="graphic" style:parent-style-name="standard">
      <style:graphic-properties draw:stroke="solid" svg:stroke-width="0.035cm" svg:stroke-color="#ff0000" svg:stroke-opacity="35%" draw:stroke-linejoin="round" svg:stroke-linecap="butt" draw:fill="solid" draw:fill-color="#ff0000" draw:opacity="35%" fo:padding-top="0.017cm" fo:padding-bottom="0.017cm" fo:padding-left="0.017cm" fo:padding-right="0.017cm"/>
    </style:style>
    <style:style style:name="gr54" style:family="graphic" style:parent-style-name="standard">
      <style:graphic-properties draw:stroke="solid" svg:stroke-width="0.035cm" svg:stroke-color="#ff0000" svg:stroke-opacity="34%" draw:stroke-linejoin="round" svg:stroke-linecap="butt" draw:fill="solid" draw:fill-color="#ff0000" draw:opacity="34%" fo:padding-top="0.017cm" fo:padding-bottom="0.017cm" fo:padding-left="0.017cm" fo:padding-right="0.017cm"/>
    </style:style>
    <style:style style:name="gr55" style:family="graphic" style:parent-style-name="standard">
      <style:graphic-properties draw:stroke="solid" svg:stroke-width="0.035cm" svg:stroke-color="#ff0000" svg:stroke-opacity="33%" draw:stroke-linejoin="round" svg:stroke-linecap="butt" draw:fill="solid" draw:fill-color="#ff0000" draw:opacity="33%" fo:padding-top="0.017cm" fo:padding-bottom="0.017cm" fo:padding-left="0.017cm" fo:padding-right="0.017cm"/>
    </style:style>
    <style:style style:name="gr56" style:family="graphic" style:parent-style-name="standard">
      <style:graphic-properties draw:stroke="solid" svg:stroke-width="0.035cm" svg:stroke-color="#ff0000" svg:stroke-opacity="32%" draw:stroke-linejoin="round" svg:stroke-linecap="butt" draw:fill="solid" draw:fill-color="#ff0000" draw:opacity="32%" fo:padding-top="0.017cm" fo:padding-bottom="0.017cm" fo:padding-left="0.017cm" fo:padding-right="0.017cm"/>
    </style:style>
    <style:style style:name="gr57" style:family="graphic" style:parent-style-name="standard">
      <style:graphic-properties draw:stroke="none" draw:fill="solid" draw:fill-color="#ff0000" draw:opacity="32%"/>
    </style:style>
    <style:style style:name="gr58" style:family="graphic" style:parent-style-name="standard">
      <style:graphic-properties draw:stroke="solid" svg:stroke-width="0.035cm" svg:stroke-color="#ff0000" svg:stroke-opacity="32%" draw:stroke-linejoin="round" svg:stroke-linecap="butt" draw:fill="none" fo:padding-top="0.017cm" fo:padding-bottom="0.017cm" fo:padding-left="0.017cm" fo:padding-right="0.017cm"/>
    </style:style>
    <style:style style:name="gr59" style:family="graphic" style:parent-style-name="standard">
      <style:graphic-properties draw:stroke="solid" svg:stroke-width="0.035cm" svg:stroke-color="#ff0000" svg:stroke-opacity="31%" draw:stroke-linejoin="round" svg:stroke-linecap="butt" draw:fill="solid" draw:fill-color="#ff0000" draw:opacity="31%" fo:padding-top="0.017cm" fo:padding-bottom="0.017cm" fo:padding-left="0.017cm" fo:padding-right="0.017cm"/>
    </style:style>
    <style:style style:name="gr60" style:family="graphic" style:parent-style-name="standard">
      <style:graphic-properties draw:stroke="none" draw:fill="solid" draw:fill-color="#ff0000" draw:opacity="31%"/>
    </style:style>
    <style:style style:name="gr61" style:family="graphic" style:parent-style-name="standard">
      <style:graphic-properties draw:stroke="solid" svg:stroke-width="0.035cm" svg:stroke-color="#ff0000" svg:stroke-opacity="31%" draw:stroke-linejoin="round" svg:stroke-linecap="butt" draw:fill="none" fo:padding-top="0.017cm" fo:padding-bottom="0.017cm" fo:padding-left="0.017cm" fo:padding-right="0.017cm"/>
    </style:style>
    <style:style style:name="gr62" style:family="graphic" style:parent-style-name="standard">
      <style:graphic-properties draw:stroke="solid" svg:stroke-width="0.035cm" svg:stroke-color="#ff0000" svg:stroke-opacity="30%" draw:stroke-linejoin="round" svg:stroke-linecap="butt" draw:fill="solid" draw:fill-color="#ff0000" draw:opacity="30%" fo:padding-top="0.017cm" fo:padding-bottom="0.017cm" fo:padding-left="0.017cm" fo:padding-right="0.017cm"/>
    </style:style>
    <style:style style:name="gr63" style:family="graphic" style:parent-style-name="standard">
      <style:graphic-properties draw:stroke="none" draw:fill="solid" draw:fill-color="#ff0000" draw:opacity="30%"/>
    </style:style>
    <style:style style:name="gr64" style:family="graphic" style:parent-style-name="standard">
      <style:graphic-properties draw:stroke="solid" svg:stroke-width="0.035cm" svg:stroke-color="#ff0000" svg:stroke-opacity="30%" draw:stroke-linejoin="round" svg:stroke-linecap="butt" draw:fill="none" fo:padding-top="0.017cm" fo:padding-bottom="0.017cm" fo:padding-left="0.017cm" fo:padding-right="0.017cm"/>
    </style:style>
    <style:style style:name="gr65" style:family="graphic" style:parent-style-name="standard">
      <style:graphic-properties draw:stroke="none" draw:fill="solid" draw:fill-color="#ff0000" draw:opacity="33%"/>
    </style:style>
    <style:style style:name="gr66" style:family="graphic" style:parent-style-name="standard">
      <style:graphic-properties draw:stroke="solid" svg:stroke-width="0.035cm" svg:stroke-color="#ff0000" svg:stroke-opacity="33%" draw:stroke-linejoin="round" svg:stroke-linecap="butt" draw:fill="none" fo:padding-top="0.017cm" fo:padding-bottom="0.017cm" fo:padding-left="0.017cm" fo:padding-right="0.017cm"/>
    </style:style>
    <style:style style:name="gr67" style:family="graphic" style:parent-style-name="standard">
      <style:graphic-properties draw:stroke="none" draw:fill="solid" draw:fill-color="#ff0000" draw:opacity="34%"/>
    </style:style>
    <style:style style:name="gr68" style:family="graphic" style:parent-style-name="standard">
      <style:graphic-properties draw:stroke="solid" svg:stroke-width="0.035cm" svg:stroke-color="#ff0000" svg:stroke-opacity="34%" draw:stroke-linejoin="round" svg:stroke-linecap="butt" draw:fill="none" fo:padding-top="0.017cm" fo:padding-bottom="0.017cm" fo:padding-left="0.017cm" fo:padding-right="0.017cm"/>
    </style:style>
    <style:style style:name="gr69" style:family="graphic" style:parent-style-name="standard">
      <style:graphic-properties draw:stroke="none" draw:fill="solid" draw:fill-color="#ff0000" draw:opacity="35%"/>
    </style:style>
    <style:style style:name="gr70" style:family="graphic" style:parent-style-name="standard">
      <style:graphic-properties draw:stroke="solid" svg:stroke-width="0.035cm" svg:stroke-color="#ff0000" svg:stroke-opacity="35%" draw:stroke-linejoin="round" svg:stroke-linecap="butt" draw:fill="none" fo:padding-top="0.017cm" fo:padding-bottom="0.017cm" fo:padding-left="0.017cm" fo:padding-right="0.017cm"/>
    </style:style>
    <style:style style:name="gr71" style:family="graphic" style:parent-style-name="standard">
      <style:graphic-properties draw:stroke="none" draw:fill="solid" draw:fill-color="#ff0000" draw:opacity="36%"/>
    </style:style>
    <style:style style:name="gr72" style:family="graphic" style:parent-style-name="standard">
      <style:graphic-properties draw:stroke="solid" svg:stroke-width="0.035cm" svg:stroke-color="#ff0000" svg:stroke-opacity="36%" draw:stroke-linejoin="round" svg:stroke-linecap="butt" draw:fill="none" fo:padding-top="0.017cm" fo:padding-bottom="0.017cm" fo:padding-left="0.017cm" fo:padding-right="0.017cm"/>
    </style:style>
    <style:style style:name="gr73" style:family="graphic" style:parent-style-name="standard">
      <style:graphic-properties draw:stroke="solid" svg:stroke-width="0.035cm" svg:stroke-color="#ff0000" svg:stroke-opacity="76%" draw:stroke-linejoin="round" svg:stroke-linecap="butt" draw:fill="solid" draw:fill-color="#ff0000" draw:opacity="76%" fo:padding-top="0.017cm" fo:padding-bottom="0.017cm" fo:padding-left="0.017cm" fo:padding-right="0.017cm"/>
    </style:style>
    <style:style style:name="gr74" style:family="graphic" style:parent-style-name="standard">
      <style:graphic-properties draw:stroke="solid" svg:stroke-width="0.035cm" svg:stroke-color="#ff0000" svg:stroke-opacity="77%" draw:stroke-linejoin="round" svg:stroke-linecap="butt" draw:fill="solid" draw:fill-color="#ff0000" draw:opacity="77%" fo:padding-top="0.017cm" fo:padding-bottom="0.017cm" fo:padding-left="0.017cm" fo:padding-right="0.017cm"/>
    </style:style>
    <style:style style:name="gr75" style:family="graphic" style:parent-style-name="standard">
      <style:graphic-properties draw:stroke="solid" svg:stroke-width="0.035cm" svg:stroke-color="#ff0000" svg:stroke-opacity="78%" draw:stroke-linejoin="round" svg:stroke-linecap="butt" draw:fill="solid" draw:fill-color="#ff0000" draw:opacity="78%" fo:padding-top="0.017cm" fo:padding-bottom="0.017cm" fo:padding-left="0.017cm" fo:padding-right="0.017cm"/>
    </style:style>
    <style:style style:name="gr76" style:family="graphic" style:parent-style-name="standard">
      <style:graphic-properties draw:stroke="solid" svg:stroke-width="0.035cm" svg:stroke-color="#ff0000" svg:stroke-opacity="79%" draw:stroke-linejoin="round" svg:stroke-linecap="butt" draw:fill="solid" draw:fill-color="#ff0000" draw:opacity="79%" fo:padding-top="0.017cm" fo:padding-bottom="0.017cm" fo:padding-left="0.017cm" fo:padding-right="0.017cm"/>
    </style:style>
    <style:style style:name="gr77" style:family="graphic" style:parent-style-name="standard">
      <style:graphic-properties draw:stroke="solid" svg:stroke-width="0.035cm" svg:stroke-color="#ff0000" svg:stroke-opacity="80%" draw:stroke-linejoin="round" svg:stroke-linecap="butt" draw:fill="solid" draw:fill-color="#ff0000" draw:opacity="80%" fo:padding-top="0.017cm" fo:padding-bottom="0.017cm" fo:padding-left="0.017cm" fo:padding-right="0.017cm"/>
    </style:style>
    <style:style style:name="gr78" style:family="graphic" style:parent-style-name="standard">
      <style:graphic-properties draw:stroke="solid" svg:stroke-width="0.035cm" svg:stroke-color="#ff0000" svg:stroke-opacity="81%" draw:stroke-linejoin="round" svg:stroke-linecap="butt" draw:fill="solid" draw:fill-color="#ff0000" draw:opacity="81%" fo:padding-top="0.017cm" fo:padding-bottom="0.017cm" fo:padding-left="0.017cm" fo:padding-right="0.017cm"/>
    </style:style>
    <style:style style:name="gr79" style:family="graphic" style:parent-style-name="standard">
      <style:graphic-properties draw:stroke="solid" svg:stroke-width="0.035cm" svg:stroke-color="#ff0000" svg:stroke-opacity="82%" draw:stroke-linejoin="round" svg:stroke-linecap="butt" draw:fill="solid" draw:fill-color="#ff0000" draw:opacity="82%" fo:padding-top="0.017cm" fo:padding-bottom="0.017cm" fo:padding-left="0.017cm" fo:padding-right="0.017cm"/>
    </style:style>
    <style:style style:name="gr80" style:family="graphic" style:parent-style-name="standard">
      <style:graphic-properties draw:stroke="solid" svg:stroke-width="0.035cm" svg:stroke-color="#ff0000" svg:stroke-opacity="83%" draw:stroke-linejoin="round" svg:stroke-linecap="butt" draw:fill="solid" draw:fill-color="#ff0000" draw:opacity="83%" fo:padding-top="0.017cm" fo:padding-bottom="0.017cm" fo:padding-left="0.017cm" fo:padding-right="0.017cm"/>
    </style:style>
    <style:style style:name="gr81" style:family="graphic" style:parent-style-name="standard">
      <style:graphic-properties draw:stroke="solid" svg:stroke-width="0.035cm" svg:stroke-color="#ff0000" svg:stroke-opacity="84%" draw:stroke-linejoin="round" svg:stroke-linecap="butt" draw:fill="solid" draw:fill-color="#ff0000" draw:opacity="84%" fo:padding-top="0.017cm" fo:padding-bottom="0.017cm" fo:padding-left="0.017cm" fo:padding-right="0.017cm"/>
    </style:style>
    <style:style style:name="gr82" style:family="graphic" style:parent-style-name="standard">
      <style:graphic-properties draw:stroke="solid" svg:stroke-width="0.035cm" svg:stroke-color="#ff0000" svg:stroke-opacity="85%" draw:stroke-linejoin="round" svg:stroke-linecap="butt" draw:fill="solid" draw:fill-color="#ff0000" draw:opacity="85%" fo:padding-top="0.017cm" fo:padding-bottom="0.017cm" fo:padding-left="0.017cm" fo:padding-right="0.017cm"/>
    </style:style>
    <style:style style:name="gr83" style:family="graphic" style:parent-style-name="standard">
      <style:graphic-properties draw:stroke="solid" svg:stroke-width="0.035cm" svg:stroke-color="#ff0000" svg:stroke-opacity="86%" draw:stroke-linejoin="round" svg:stroke-linecap="butt" draw:fill="solid" draw:fill-color="#ff0000" draw:opacity="86%" fo:padding-top="0.017cm" fo:padding-bottom="0.017cm" fo:padding-left="0.017cm" fo:padding-right="0.017cm"/>
    </style:style>
    <style:style style:name="gr84" style:family="graphic" style:parent-style-name="standard">
      <style:graphic-properties draw:stroke="solid" svg:stroke-width="0.035cm" svg:stroke-color="#ff0000" svg:stroke-opacity="87%" draw:stroke-linejoin="round" svg:stroke-linecap="butt" draw:fill="solid" draw:fill-color="#ff0000" draw:opacity="87%" fo:padding-top="0.017cm" fo:padding-bottom="0.017cm" fo:padding-left="0.017cm" fo:padding-right="0.017cm"/>
    </style:style>
    <style:style style:name="gr85" style:family="graphic" style:parent-style-name="standard">
      <style:graphic-properties draw:stroke="solid" svg:stroke-width="0.035cm" svg:stroke-color="#ff0000" svg:stroke-opacity="88%" draw:stroke-linejoin="round" svg:stroke-linecap="butt" draw:fill="solid" draw:fill-color="#ff0000" draw:opacity="88%" fo:padding-top="0.017cm" fo:padding-bottom="0.017cm" fo:padding-left="0.017cm" fo:padding-right="0.017cm"/>
    </style:style>
    <style:style style:name="gr86" style:family="graphic" style:parent-style-name="standard">
      <style:graphic-properties draw:stroke="solid" svg:stroke-width="0.035cm" svg:stroke-color="#ff0000" svg:stroke-opacity="89%" draw:stroke-linejoin="round" svg:stroke-linecap="butt" draw:fill="solid" draw:fill-color="#ff0000" draw:opacity="89%" fo:padding-top="0.017cm" fo:padding-bottom="0.017cm" fo:padding-left="0.017cm" fo:padding-right="0.017cm"/>
    </style:style>
    <style:style style:name="gr87" style:family="graphic" style:parent-style-name="standard">
      <style:graphic-properties draw:stroke="solid" svg:stroke-width="0.035cm" svg:stroke-color="#ff0000" svg:stroke-opacity="90%" draw:stroke-linejoin="round" svg:stroke-linecap="butt" draw:fill="solid" draw:fill-color="#ff0000" draw:opacity="90%" fo:padding-top="0.017cm" fo:padding-bottom="0.017cm" fo:padding-left="0.017cm" fo:padding-right="0.017cm"/>
    </style:style>
    <style:style style:name="gr88" style:family="graphic" style:parent-style-name="standard">
      <style:graphic-properties draw:stroke="solid" svg:stroke-width="0.035cm" svg:stroke-color="#ff0000" svg:stroke-opacity="91%" draw:stroke-linejoin="round" svg:stroke-linecap="butt" draw:fill="solid" draw:fill-color="#ff0000" draw:opacity="91%" fo:padding-top="0.017cm" fo:padding-bottom="0.017cm" fo:padding-left="0.017cm" fo:padding-right="0.017cm"/>
    </style:style>
    <style:style style:name="gr89" style:family="graphic" style:parent-style-name="standard">
      <style:graphic-properties draw:stroke="solid" svg:stroke-width="0.035cm" svg:stroke-color="#ff0000" svg:stroke-opacity="92%" draw:stroke-linejoin="round" svg:stroke-linecap="butt" draw:fill="solid" draw:fill-color="#ff0000" draw:opacity="92%" fo:padding-top="0.017cm" fo:padding-bottom="0.017cm" fo:padding-left="0.017cm" fo:padding-right="0.017cm"/>
    </style:style>
    <style:style style:name="gr90" style:family="graphic" style:parent-style-name="standard">
      <style:graphic-properties draw:stroke="solid" svg:stroke-width="0.035cm" svg:stroke-color="#ff0000" svg:stroke-opacity="93%" draw:stroke-linejoin="round" svg:stroke-linecap="butt" draw:fill="solid" draw:fill-color="#ff0000" draw:opacity="93%" fo:padding-top="0.017cm" fo:padding-bottom="0.017cm" fo:padding-left="0.017cm" fo:padding-right="0.017cm"/>
    </style:style>
    <style:style style:name="gr91" style:family="graphic" style:parent-style-name="standard">
      <style:graphic-properties draw:stroke="solid" svg:stroke-width="0.035cm" svg:stroke-color="#ff0000" svg:stroke-opacity="94%" draw:stroke-linejoin="round" svg:stroke-linecap="butt" draw:fill="solid" draw:fill-color="#ff0000" draw:opacity="94%" fo:padding-top="0.017cm" fo:padding-bottom="0.017cm" fo:padding-left="0.017cm" fo:padding-right="0.017cm"/>
    </style:style>
    <style:style style:name="gr92" style:family="graphic" style:parent-style-name="standard">
      <style:graphic-properties draw:stroke="solid" svg:stroke-width="0.035cm" svg:stroke-color="#ff0000" svg:stroke-opacity="95%" draw:stroke-linejoin="round" svg:stroke-linecap="butt" draw:fill="solid" draw:fill-color="#ff0000" draw:opacity="95%" fo:padding-top="0.017cm" fo:padding-bottom="0.017cm" fo:padding-left="0.017cm" fo:padding-right="0.017cm"/>
    </style:style>
    <style:style style:name="gr93" style:family="graphic" style:parent-style-name="standard">
      <style:graphic-properties draw:stroke="solid" svg:stroke-width="0.035cm" svg:stroke-color="#ff0000" svg:stroke-opacity="96%" draw:stroke-linejoin="round" svg:stroke-linecap="butt" draw:fill="solid" draw:fill-color="#ff0000" draw:opacity="96%" fo:padding-top="0.017cm" fo:padding-bottom="0.017cm" fo:padding-left="0.017cm" fo:padding-right="0.017cm"/>
    </style:style>
    <style:style style:name="gr94" style:family="graphic" style:parent-style-name="standard">
      <style:graphic-properties draw:stroke="solid" svg:stroke-width="0.035cm" svg:stroke-color="#ff0000" svg:stroke-opacity="97%" draw:stroke-linejoin="round" svg:stroke-linecap="butt" draw:fill="solid" draw:fill-color="#ff0000" draw:opacity="97%" fo:padding-top="0.017cm" fo:padding-bottom="0.017cm" fo:padding-left="0.017cm" fo:padding-right="0.017cm"/>
    </style:style>
    <style:style style:name="gr95" style:family="graphic" style:parent-style-name="standard">
      <style:graphic-properties draw:stroke="solid" svg:stroke-width="0.035cm" svg:stroke-color="#ff0000" svg:stroke-opacity="98%" draw:stroke-linejoin="round" svg:stroke-linecap="butt" draw:fill="solid" draw:fill-color="#ff0000" draw:opacity="98%" fo:padding-top="0.017cm" fo:padding-bottom="0.017cm" fo:padding-left="0.017cm" fo:padding-right="0.017cm"/>
    </style:style>
    <style:style style:name="gr96" style:family="graphic" style:parent-style-name="standard">
      <style:graphic-properties draw:stroke="none" draw:fill="solid" draw:fill-color="#ff0000" draw:opacity="99%"/>
    </style:style>
    <style:style style:name="gr97" style:family="graphic" style:parent-style-name="standard">
      <style:graphic-properties draw:stroke="solid" svg:stroke-width="0.035cm" svg:stroke-color="#ff0000" svg:stroke-opacity="99%" draw:stroke-linejoin="round" svg:stroke-linecap="butt" draw:fill="none" fo:padding-top="0.017cm" fo:padding-bottom="0.017cm" fo:padding-left="0.017cm" fo:padding-right="0.017cm"/>
    </style:style>
    <style:style style:name="gr98" style:family="graphic" style:parent-style-name="standard">
      <style:graphic-properties draw:stroke="solid" svg:stroke-width="0.035cm" svg:stroke-color="#ff0000" svg:stroke-opacity="99%" draw:stroke-linejoin="round" svg:stroke-linecap="butt" draw:fill="solid" draw:fill-color="#ff0000" draw:opacity="99%" fo:padding-top="0.017cm" fo:padding-bottom="0.017cm" fo:padding-left="0.017cm" fo:padding-right="0.017cm"/>
    </style:style>
    <style:style style:name="gr99" style:family="graphic" style:parent-style-name="standard">
      <style:graphic-properties draw:stroke="solid" svg:stroke-width="0.035cm" svg:stroke-color="#ff0000" svg:stroke-opacity="100%" draw:stroke-linejoin="round" svg:stroke-linecap="butt" draw:fill="solid" draw:fill-color="#ff0000" draw:opacity="100%" fo:padding-top="0.017cm" fo:padding-bottom="0.017cm" fo:padding-left="0.017cm" fo:padding-right="0.017cm"/>
    </style:style>
    <style:style style:name="gr100" style:family="graphic" style:parent-style-name="standard">
      <style:graphic-properties draw:stroke="none" draw:fill="solid" draw:fill-color="#ff0000" draw:opacity="100%"/>
    </style:style>
    <style:style style:name="gr101" style:family="graphic" style:parent-style-name="standard">
      <style:graphic-properties draw:stroke="solid" svg:stroke-width="0.035cm" svg:stroke-color="#ff0000" svg:stroke-opacity="100%" draw:stroke-linejoin="round" svg:stroke-linecap="butt" draw:fill="none" fo:padding-top="0.017cm" fo:padding-bottom="0.017cm" fo:padding-left="0.017cm" fo:padding-right="0.017cm"/>
    </style:style>
    <style:style style:name="gr102" style:family="graphic" style:parent-style-name="standard">
      <style:graphic-properties draw:stroke="none" draw:fill="solid" draw:fill-color="#ff0000" draw:opacity="98%"/>
    </style:style>
    <style:style style:name="gr103" style:family="graphic" style:parent-style-name="standard">
      <style:graphic-properties draw:stroke="solid" svg:stroke-width="0.035cm" svg:stroke-color="#ff0000" svg:stroke-opacity="98%" draw:stroke-linejoin="round" svg:stroke-linecap="butt" draw:fill="none" fo:padding-top="0.017cm" fo:padding-bottom="0.017cm" fo:padding-left="0.017cm" fo:padding-right="0.017cm"/>
    </style:style>
    <style:style style:name="gr104" style:family="graphic" style:parent-style-name="standard">
      <style:graphic-properties draw:stroke="none" draw:fill="solid" draw:fill-color="#ff0000" draw:opacity="95%"/>
    </style:style>
    <style:style style:name="gr105" style:family="graphic" style:parent-style-name="standard">
      <style:graphic-properties draw:stroke="solid" svg:stroke-width="0.035cm" svg:stroke-color="#ff0000" svg:stroke-opacity="95%" draw:stroke-linejoin="round" svg:stroke-linecap="butt" draw:fill="none" fo:padding-top="0.017cm" fo:padding-bottom="0.017cm" fo:padding-left="0.017cm" fo:padding-right="0.017cm"/>
    </style:style>
    <style:style style:name="gr106" style:family="graphic" style:parent-style-name="standard">
      <style:graphic-properties draw:stroke="none" draw:fill="solid" draw:fill-color="#ff0000" draw:opacity="92%"/>
    </style:style>
    <style:style style:name="gr107" style:family="graphic" style:parent-style-name="standard">
      <style:graphic-properties draw:stroke="solid" svg:stroke-width="0.035cm" svg:stroke-color="#ff0000" svg:stroke-opacity="92%" draw:stroke-linejoin="round" svg:stroke-linecap="butt" draw:fill="none" fo:padding-top="0.017cm" fo:padding-bottom="0.017cm" fo:padding-left="0.017cm" fo:padding-right="0.017cm"/>
    </style:style>
    <style:style style:name="gr108" style:family="graphic" style:parent-style-name="standard">
      <style:graphic-properties draw:stroke="solid" svg:stroke-width="0.052cm" svg:stroke-color="#ffa500" draw:stroke-linejoin="round" svg:stroke-linecap="square" draw:fill="none" fo:padding-top="0.026cm" fo:padding-bottom="0.026cm" fo:padding-left="0.026cm" fo:padding-right="0.026cm"/>
    </style:style>
    <style:style style:name="gr109" style:family="graphic" style:parent-style-name="standard">
      <style:graphic-properties draw:stroke="solid" svg:stroke-width="0.052cm" svg:stroke-color="#008000" draw:stroke-linejoin="round" svg:stroke-linecap="square" draw:fill="none" fo:padding-top="0.026cm" fo:padding-bottom="0.026cm" fo:padding-left="0.026cm" fo:padding-right="0.026cm"/>
    </style:style>
    <style:style style:name="gr110" style:family="graphic" style:parent-style-name="standard">
      <style:graphic-properties draw:stroke="solid" svg:stroke-width="0.052cm" svg:stroke-color="#ff0000" draw:stroke-linejoin="round" svg:stroke-linecap="square" draw:fill="none" fo:padding-top="0.026cm" fo:padding-bottom="0.026cm" fo:padding-left="0.026cm" fo:padding-right="0.026cm"/>
    </style:style>
    <style:style style:name="gr111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P1" style:family="paragraph">
      <loext:graphic-properties draw:fill="solid" draw:fill-color="#f2f2f2" draw:opacity="5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e5e5e5" draw:opacity="50%"/>
    </style:style>
    <style:style style:name="P4" style:family="paragraph">
      <loext:graphic-properties draw:fill="solid" draw:fill-color="#ececec" draw:opacity="50%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1f77b4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solid" draw:fill-color="#ff0000" draw:opacity="75%"/>
    </style:style>
    <style:style style:name="P11" style:family="paragraph">
      <loext:graphic-properties draw:fill="solid" draw:fill-color="#ff0000" draw:opacity="74%"/>
    </style:style>
    <style:style style:name="P12" style:family="paragraph">
      <loext:graphic-properties draw:fill="solid" draw:fill-color="#ff0000" draw:opacity="73%"/>
    </style:style>
    <style:style style:name="P13" style:family="paragraph">
      <loext:graphic-properties draw:fill="solid" draw:fill-color="#ff0000" draw:opacity="72%"/>
    </style:style>
    <style:style style:name="P14" style:family="paragraph">
      <loext:graphic-properties draw:fill="solid" draw:fill-color="#ff0000" draw:opacity="71%"/>
    </style:style>
    <style:style style:name="P15" style:family="paragraph">
      <loext:graphic-properties draw:fill="solid" draw:fill-color="#ff0000" draw:opacity="70%"/>
    </style:style>
    <style:style style:name="P16" style:family="paragraph">
      <loext:graphic-properties draw:fill="solid" draw:fill-color="#ff0000" draw:opacity="69%"/>
    </style:style>
    <style:style style:name="P17" style:family="paragraph">
      <loext:graphic-properties draw:fill="solid" draw:fill-color="#ff0000" draw:opacity="68%"/>
    </style:style>
    <style:style style:name="P18" style:family="paragraph">
      <loext:graphic-properties draw:fill="solid" draw:fill-color="#ff0000" draw:opacity="67%"/>
    </style:style>
    <style:style style:name="P19" style:family="paragraph">
      <loext:graphic-properties draw:fill="solid" draw:fill-color="#ff0000" draw:opacity="66%"/>
    </style:style>
    <style:style style:name="P20" style:family="paragraph">
      <loext:graphic-properties draw:fill="solid" draw:fill-color="#ff0000" draw:opacity="65%"/>
    </style:style>
    <style:style style:name="P21" style:family="paragraph">
      <loext:graphic-properties draw:fill="solid" draw:fill-color="#ff0000" draw:opacity="64%"/>
    </style:style>
    <style:style style:name="P22" style:family="paragraph">
      <loext:graphic-properties draw:fill="solid" draw:fill-color="#ff0000" draw:opacity="63%"/>
    </style:style>
    <style:style style:name="P23" style:family="paragraph">
      <loext:graphic-properties draw:fill="solid" draw:fill-color="#ff0000" draw:opacity="62%"/>
    </style:style>
    <style:style style:name="P24" style:family="paragraph">
      <loext:graphic-properties draw:fill="solid" draw:fill-color="#ff0000" draw:opacity="61%"/>
    </style:style>
    <style:style style:name="P25" style:family="paragraph">
      <loext:graphic-properties draw:fill="solid" draw:fill-color="#ff0000" draw:opacity="60%"/>
    </style:style>
    <style:style style:name="P26" style:family="paragraph">
      <loext:graphic-properties draw:fill="solid" draw:fill-color="#ff0000" draw:opacity="59%"/>
    </style:style>
    <style:style style:name="P27" style:family="paragraph">
      <loext:graphic-properties draw:fill="solid" draw:fill-color="#ff0000" draw:opacity="58%"/>
    </style:style>
    <style:style style:name="P28" style:family="paragraph">
      <loext:graphic-properties draw:fill="solid" draw:fill-color="#ff0000" draw:opacity="57%"/>
    </style:style>
    <style:style style:name="P29" style:family="paragraph">
      <loext:graphic-properties draw:fill="solid" draw:fill-color="#ff0000" draw:opacity="56%"/>
    </style:style>
    <style:style style:name="P30" style:family="paragraph">
      <loext:graphic-properties draw:fill="solid" draw:fill-color="#ff0000" draw:opacity="55%"/>
    </style:style>
    <style:style style:name="P31" style:family="paragraph">
      <loext:graphic-properties draw:fill="solid" draw:fill-color="#ff0000" draw:opacity="54%"/>
    </style:style>
    <style:style style:name="P32" style:family="paragraph">
      <loext:graphic-properties draw:fill="solid" draw:fill-color="#ff0000" draw:opacity="53%"/>
    </style:style>
    <style:style style:name="P33" style:family="paragraph">
      <loext:graphic-properties draw:fill="solid" draw:fill-color="#ff0000" draw:opacity="52%"/>
    </style:style>
    <style:style style:name="P34" style:family="paragraph">
      <loext:graphic-properties draw:fill="solid" draw:fill-color="#ff0000" draw:opacity="51%"/>
    </style:style>
    <style:style style:name="P35" style:family="paragraph">
      <loext:graphic-properties draw:fill="solid" draw:fill-color="#ff0000" draw:opacity="50%"/>
    </style:style>
    <style:style style:name="P36" style:family="paragraph">
      <loext:graphic-properties draw:fill="solid" draw:fill-color="#ff0000" draw:opacity="49%"/>
    </style:style>
    <style:style style:name="P37" style:family="paragraph">
      <loext:graphic-properties draw:fill="solid" draw:fill-color="#ff0000" draw:opacity="48%"/>
    </style:style>
    <style:style style:name="P38" style:family="paragraph">
      <loext:graphic-properties draw:fill="solid" draw:fill-color="#ff0000" draw:opacity="47%"/>
    </style:style>
    <style:style style:name="P39" style:family="paragraph">
      <loext:graphic-properties draw:fill="solid" draw:fill-color="#ff0000" draw:opacity="46%"/>
    </style:style>
    <style:style style:name="P40" style:family="paragraph">
      <loext:graphic-properties draw:fill="solid" draw:fill-color="#ff0000" draw:opacity="45%"/>
    </style:style>
    <style:style style:name="P41" style:family="paragraph">
      <loext:graphic-properties draw:fill="solid" draw:fill-color="#ff0000" draw:opacity="44%"/>
    </style:style>
    <style:style style:name="P42" style:family="paragraph">
      <loext:graphic-properties draw:fill="solid" draw:fill-color="#ff0000" draw:opacity="43%"/>
    </style:style>
    <style:style style:name="P43" style:family="paragraph">
      <loext:graphic-properties draw:fill="solid" draw:fill-color="#ff0000" draw:opacity="42%"/>
    </style:style>
    <style:style style:name="P44" style:family="paragraph">
      <loext:graphic-properties draw:fill="solid" draw:fill-color="#ff0000" draw:opacity="41%"/>
    </style:style>
    <style:style style:name="P45" style:family="paragraph">
      <loext:graphic-properties draw:fill="solid" draw:fill-color="#ff0000" draw:opacity="40%"/>
    </style:style>
    <style:style style:name="P46" style:family="paragraph">
      <loext:graphic-properties draw:fill="solid" draw:fill-color="#ff0000" draw:opacity="39%"/>
    </style:style>
    <style:style style:name="P47" style:family="paragraph">
      <loext:graphic-properties draw:fill="solid" draw:fill-color="#ff0000" draw:opacity="38%"/>
    </style:style>
    <style:style style:name="P48" style:family="paragraph">
      <loext:graphic-properties draw:fill="solid" draw:fill-color="#ff0000" draw:opacity="37%"/>
    </style:style>
    <style:style style:name="P49" style:family="paragraph">
      <loext:graphic-properties draw:fill="solid" draw:fill-color="#ff0000" draw:opacity="36%"/>
    </style:style>
    <style:style style:name="P50" style:family="paragraph">
      <loext:graphic-properties draw:fill="solid" draw:fill-color="#ff0000" draw:opacity="35%"/>
    </style:style>
    <style:style style:name="P51" style:family="paragraph">
      <loext:graphic-properties draw:fill="solid" draw:fill-color="#ff0000" draw:opacity="34%"/>
    </style:style>
    <style:style style:name="P52" style:family="paragraph">
      <loext:graphic-properties draw:fill="solid" draw:fill-color="#ff0000" draw:opacity="33%"/>
    </style:style>
    <style:style style:name="P53" style:family="paragraph">
      <loext:graphic-properties draw:fill="solid" draw:fill-color="#ff0000" draw:opacity="32%"/>
    </style:style>
    <style:style style:name="P54" style:family="paragraph">
      <loext:graphic-properties draw:fill="solid" draw:fill-color="#ff0000" draw:opacity="31%"/>
    </style:style>
    <style:style style:name="P55" style:family="paragraph">
      <loext:graphic-properties draw:fill="solid" draw:fill-color="#ff0000" draw:opacity="30%"/>
    </style:style>
    <style:style style:name="P56" style:family="paragraph">
      <loext:graphic-properties draw:fill="solid" draw:fill-color="#ff0000" draw:opacity="76%"/>
    </style:style>
    <style:style style:name="P57" style:family="paragraph">
      <loext:graphic-properties draw:fill="solid" draw:fill-color="#ff0000" draw:opacity="77%"/>
    </style:style>
    <style:style style:name="P58" style:family="paragraph">
      <loext:graphic-properties draw:fill="solid" draw:fill-color="#ff0000" draw:opacity="78%"/>
    </style:style>
    <style:style style:name="P59" style:family="paragraph">
      <loext:graphic-properties draw:fill="solid" draw:fill-color="#ff0000" draw:opacity="79%"/>
    </style:style>
    <style:style style:name="P60" style:family="paragraph">
      <loext:graphic-properties draw:fill="solid" draw:fill-color="#ff0000" draw:opacity="80%"/>
    </style:style>
    <style:style style:name="P61" style:family="paragraph">
      <loext:graphic-properties draw:fill="solid" draw:fill-color="#ff0000" draw:opacity="81%"/>
    </style:style>
    <style:style style:name="P62" style:family="paragraph">
      <loext:graphic-properties draw:fill="solid" draw:fill-color="#ff0000" draw:opacity="82%"/>
    </style:style>
    <style:style style:name="P63" style:family="paragraph">
      <loext:graphic-properties draw:fill="solid" draw:fill-color="#ff0000" draw:opacity="83%"/>
    </style:style>
    <style:style style:name="P64" style:family="paragraph">
      <loext:graphic-properties draw:fill="solid" draw:fill-color="#ff0000" draw:opacity="84%"/>
    </style:style>
    <style:style style:name="P65" style:family="paragraph">
      <loext:graphic-properties draw:fill="solid" draw:fill-color="#ff0000" draw:opacity="85%"/>
    </style:style>
    <style:style style:name="P66" style:family="paragraph">
      <loext:graphic-properties draw:fill="solid" draw:fill-color="#ff0000" draw:opacity="86%"/>
    </style:style>
    <style:style style:name="P67" style:family="paragraph">
      <loext:graphic-properties draw:fill="solid" draw:fill-color="#ff0000" draw:opacity="87%"/>
    </style:style>
    <style:style style:name="P68" style:family="paragraph">
      <loext:graphic-properties draw:fill="solid" draw:fill-color="#ff0000" draw:opacity="88%"/>
    </style:style>
    <style:style style:name="P69" style:family="paragraph">
      <loext:graphic-properties draw:fill="solid" draw:fill-color="#ff0000" draw:opacity="89%"/>
    </style:style>
    <style:style style:name="P70" style:family="paragraph">
      <loext:graphic-properties draw:fill="solid" draw:fill-color="#ff0000" draw:opacity="90%"/>
    </style:style>
    <style:style style:name="P71" style:family="paragraph">
      <loext:graphic-properties draw:fill="solid" draw:fill-color="#ff0000" draw:opacity="91%"/>
    </style:style>
    <style:style style:name="P72" style:family="paragraph">
      <loext:graphic-properties draw:fill="solid" draw:fill-color="#ff0000" draw:opacity="92%"/>
    </style:style>
    <style:style style:name="P73" style:family="paragraph">
      <loext:graphic-properties draw:fill="solid" draw:fill-color="#ff0000" draw:opacity="93%"/>
    </style:style>
    <style:style style:name="P74" style:family="paragraph">
      <loext:graphic-properties draw:fill="solid" draw:fill-color="#ff0000" draw:opacity="94%"/>
    </style:style>
    <style:style style:name="P75" style:family="paragraph">
      <loext:graphic-properties draw:fill="solid" draw:fill-color="#ff0000" draw:opacity="95%"/>
    </style:style>
    <style:style style:name="P76" style:family="paragraph">
      <loext:graphic-properties draw:fill="solid" draw:fill-color="#ff0000" draw:opacity="96%"/>
    </style:style>
    <style:style style:name="P77" style:family="paragraph">
      <loext:graphic-properties draw:fill="solid" draw:fill-color="#ff0000" draw:opacity="97%"/>
    </style:style>
    <style:style style:name="P78" style:family="paragraph">
      <loext:graphic-properties draw:fill="solid" draw:fill-color="#ff0000" draw:opacity="98%"/>
    </style:style>
    <style:style style:name="P79" style:family="paragraph">
      <loext:graphic-properties draw:fill="solid" draw:fill-color="#ff0000" draw:opacity="99%"/>
    </style:style>
    <style:style style:name="P80" style:family="paragraph">
      <loext:graphic-properties draw:fill="solid" draw:fill-color="#ff0000" draw:opacity="100%"/>
    </style:style>
    <style:style style:name="T1" style:family="text">
      <style:text-properties fo:color="#000000" style:font-name="DejaVuSans1" fo:font-size="10pt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149cm" svg:height="10.595cm" svg:x="0cm" svg:y="0cm" svg:viewBox="0 0 6150 10596" draw:points="222,10596 6150,8258 6106,0 0,1683">
          <text:p/>
        </draw:polygon>
        <draw:polyline draw:style-name="gr2" draw:text-style-name="P2" draw:layer="layout" svg:width="6.149cm" svg:height="10.595cm" svg:x="0cm" svg:y="0cm" svg:viewBox="0 0 6150 10596" draw:points="222,10596 6150,8258 6106,0 0,1683">
          <text:p/>
        </draw:polyline>
        <draw:polygon draw:style-name="gr3" draw:text-style-name="P3" draw:layer="layout" svg:width="9.185cm" svg:height="9.666cm" svg:x="6.105cm" svg:y="0cm" svg:viewBox="0 0 9186 9667" draw:points="44,8258 8977,9667 9186,1013 0,0">
          <text:p/>
        </draw:polygon>
        <draw:polyline draw:style-name="gr4" draw:text-style-name="P2" draw:layer="layout" svg:width="9.185cm" svg:height="9.666cm" svg:x="6.105cm" svg:y="0cm" svg:viewBox="0 0 9186 9667" draw:points="44,8258 8977,9667 9186,1013 0,0">
          <text:p/>
        </draw:polyline>
        <draw:polygon draw:style-name="gr5" draw:text-style-name="P4" draw:layer="layout" svg:width="14.859cm" svg:height="4.004cm" svg:x="0.222cm" svg:y="8.257cm" svg:viewBox="0 0 14860 4005" draw:points="0,2339 9406,4005 14860,1410 5928,0">
          <text:p/>
        </draw:polygon>
        <draw:polyline draw:style-name="gr6" draw:text-style-name="P2" draw:layer="layout" svg:width="14.859cm" svg:height="4.004cm" svg:x="0.222cm" svg:y="8.257cm" svg:viewBox="0 0 14860 4005" draw:points="0,2339 9406,4005 14860,1410 5928,0">
          <text:p/>
        </draw:polyline>
        <draw:line draw:style-name="gr7" draw:text-style-name="P2" draw:layer="layout" svg:x1="0.222cm" svg:y1="10.595cm" svg:x2="9.628cm" svg:y2="12.262cm">
          <text:p/>
        </draw:line>
        <draw:polyline draw:style-name="gr8" draw:text-style-name="P2" draw:layer="layout" svg:width="5.9cm" svg:height="10.635cm" svg:x="0.791cm" svg:y="0.061cm" svg:viewBox="0 0 5901 10636" draw:points="0,10636 5901,8283 5872,0">
          <text:p/>
        </draw:polyline>
        <draw:polyline draw:style-name="gr8" draw:text-style-name="P2" draw:layer="layout" svg:width="5.838cm" svg:height="10.744cm" svg:x="2.37cm" svg:y="0.232cm" svg:viewBox="0 0 5839 10745" draw:points="0,10745 5827,8349 5839,0">
          <text:p/>
        </draw:polyline>
        <draw:polyline draw:style-name="gr8" draw:text-style-name="P2" draw:layer="layout" svg:width="5.802cm" svg:height="10.856cm" svg:x="3.98cm" svg:y="0.405cm" svg:viewBox="0 0 5803 10857" draw:points="0,10857 5748,8418 5803,0">
          <text:p/>
        </draw:polyline>
        <draw:polyline draw:style-name="gr8" draw:text-style-name="P2" draw:layer="layout" svg:width="5.764cm" svg:height="10.969cm" svg:x="5.62cm" svg:y="0.582cm" svg:viewBox="0 0 5765 10970" draw:points="0,10970 5667,8487 5765,0">
          <text:p/>
        </draw:polyline>
        <draw:polyline draw:style-name="gr8" draw:text-style-name="P2" draw:layer="layout" svg:width="5.723cm" svg:height="11.086cm" svg:x="7.292cm" svg:y="0.762cm" svg:viewBox="0 0 5724 11087" draw:points="0,11087 5580,8557 5724,0">
          <text:p/>
        </draw:polyline>
        <draw:polyline draw:style-name="gr8" draw:text-style-name="P2" draw:layer="layout" svg:width="5.679cm" svg:height="11.205cm" svg:x="8.997cm" svg:y="0.945cm" svg:viewBox="0 0 5680 11206" draw:points="0,11206 5489,8628 5680,0">
          <text:p/>
        </draw:polyline>
        <draw:line draw:style-name="gr7" draw:text-style-name="P2" draw:layer="layout" svg:x1="0.843cm" svg:y1="10.675cm" svg:x2="0.688cm" svg:y2="10.738cm">
          <text:p/>
        </draw:line>
        <draw:line draw:style-name="gr7" draw:text-style-name="P2" draw:layer="layout" svg:x1="2.422cm" svg:y1="10.955cm" svg:x2="2.269cm" svg:y2="11.018cm">
          <text:p/>
        </draw:line>
        <draw:frame draw:style-name="gr9" draw:text-style-name="P6" draw:layer="layout" svg:width="0.352cm" svg:height="0.412cm" svg:x="0.407cm" svg:y="11.129cm">
          <draw:text-box>
            <text:p text:style-name="P5"><text:span text:style-name="T1">0</text:span></text:p>
          </draw:text-box>
        </draw:frame>
        <draw:line draw:style-name="gr7" draw:text-style-name="P2" draw:layer="layout" svg:x1="4.031cm" svg:y1="11.24cm" svg:x2="3.88cm" svg:y2="11.304cm">
          <text:p/>
        </draw:line>
        <draw:frame draw:style-name="gr9" draw:text-style-name="P6" draw:layer="layout" svg:width="0.675cm" svg:height="0.412cm" svg:x="1.764cm" svg:y="11.414cm">
          <draw:text-box>
            <text:p text:style-name="P5"><text:span text:style-name="T1">1</text:span><text:span text:style-name="T1">0</text:span><text:span text:style-name="T1">0</text:span></text:p>
          </draw:text-box>
        </draw:frame>
        <draw:line draw:style-name="gr7" draw:text-style-name="P2" draw:layer="layout" svg:x1="5.671cm" svg:y1="11.53cm" svg:x2="5.522cm" svg:y2="11.596cm">
          <text:p/>
        </draw:line>
        <draw:frame draw:style-name="gr9" draw:text-style-name="P6" draw:layer="layout" svg:width="0.675cm" svg:height="0.412cm" svg:x="3.375cm" svg:y="11.705cm">
          <draw:text-box>
            <text:p text:style-name="P5"><text:span text:style-name="T1">2</text:span><text:span text:style-name="T1">0</text:span><text:span text:style-name="T1">0</text:span></text:p>
          </draw:text-box>
        </draw:frame>
        <draw:line draw:style-name="gr7" draw:text-style-name="P2" draw:layer="layout" svg:x1="7.342cm" svg:y1="11.826cm" svg:x2="7.195cm" svg:y2="11.893cm">
          <text:p/>
        </draw:line>
        <draw:frame draw:style-name="gr9" draw:text-style-name="P6" draw:layer="layout" svg:width="0.675cm" svg:height="0.412cm" svg:x="5.017cm" svg:y="12.001cm">
          <draw:text-box>
            <text:p text:style-name="P5"><text:span text:style-name="T1">3</text:span><text:span text:style-name="T1">0</text:span><text:span text:style-name="T1">0</text:span></text:p>
          </draw:text-box>
        </draw:frame>
        <draw:line draw:style-name="gr7" draw:text-style-name="P2" draw:layer="layout" svg:x1="9.046cm" svg:y1="12.127cm" svg:x2="8.901cm" svg:y2="12.196cm">
          <text:p/>
        </draw:line>
        <draw:frame draw:style-name="gr9" draw:text-style-name="P6" draw:layer="layout" svg:width="0.675cm" svg:height="0.412cm" svg:x="6.691cm" svg:y="12.303cm">
          <draw:text-box>
            <text:p text:style-name="P5"><text:span text:style-name="T1">4</text:span><text:span text:style-name="T1">0</text:span><text:span text:style-name="T1">0</text:span></text:p>
          </draw:text-box>
        </draw:frame>
        <draw:line draw:style-name="gr7" draw:text-style-name="P2" draw:layer="layout" svg:x1="15.082cm" svg:y1="9.666cm" svg:x2="9.627cm" svg:y2="12.262cm">
          <text:p/>
        </draw:line>
        <draw:polyline draw:style-name="gr8" draw:text-style-name="P2" draw:layer="layout" svg:width="9.547cm" svg:height="10.466cm" svg:x="0.762cm" svg:y="1.471cm" svg:viewBox="0 0 9548 10467" draw:points="0,0 199,8833 9548,10467">
          <text:p/>
        </draw:polyline>
        <draw:polyline draw:style-name="gr8" draw:text-style-name="P2" draw:layer="layout" svg:width="9.417cm" svg:height="10.281cm" svg:x="1.991cm" svg:y="1.133cm" svg:viewBox="0 0 9418 10282" draw:points="0,0 161,8701 9418,10282">
          <text:p/>
        </draw:polyline>
        <draw:polyline draw:style-name="gr8" draw:text-style-name="P2" draw:layer="layout" svg:width="9.29cm" svg:height="10.103cm" svg:x="3.181cm" svg:y="0.805cm" svg:viewBox="0 0 9291 10104" draw:points="0,0 125,8573 9291,10104">
          <text:p/>
        </draw:polyline>
        <draw:polyline draw:style-name="gr8" draw:text-style-name="P2" draw:layer="layout" svg:width="9.168cm" svg:height="9.931cm" svg:x="4.332cm" svg:y="0.488cm" svg:viewBox="0 0 9169 9932" draw:points="0,0 93,8449 9169,9932">
          <text:p/>
        </draw:polyline>
        <draw:polyline draw:style-name="gr8" draw:text-style-name="P2" draw:layer="layout" svg:width="9.047cm" svg:height="9.764cm" svg:x="5.448cm" svg:y="0.181cm" svg:viewBox="0 0 9048 9765" draw:points="0,0 61,8330 9048,9765">
          <text:p/>
        </draw:polyline>
        <draw:line draw:style-name="gr7" draw:text-style-name="P2" draw:layer="layout" svg:x1="10.23cm" svg:y1="11.923cm" svg:x2="10.468cm" svg:y2="11.965cm">
          <text:p/>
        </draw:line>
        <draw:frame draw:style-name="gr9" draw:text-style-name="P6" draw:layer="layout" svg:width="0.675cm" svg:height="0.412cm" svg:x="8.397cm" svg:y="12.611cm">
          <draw:text-box>
            <text:p text:style-name="P5"><text:span text:style-name="T1">5</text:span><text:span text:style-name="T1">0</text:span><text:span text:style-name="T1">0</text:span></text:p>
          </draw:text-box>
        </draw:frame>
        <draw:polygon draw:style-name="gr10" draw:text-style-name="P7" draw:layer="layout" svg:width="0.221cm" svg:height="0.029cm" svg:x="10.515cm" svg:y="12.549cm" svg:viewBox="0 0 222 30" draw:points="0,0 222,0 222,30 0,30">
          <text:p/>
        </draw:polygon>
        <draw:line draw:style-name="gr7" draw:text-style-name="P2" draw:layer="layout" svg:x1="11.33cm" svg:y1="11.4cm" svg:x2="11.566cm" svg:y2="11.441cm">
          <text:p/>
        </draw:line>
        <draw:frame draw:style-name="gr9" draw:text-style-name="P6" draw:layer="layout" svg:width="0.352cm" svg:height="0.412cm" svg:x="10.774cm" svg:y="12.347cm">
          <draw:text-box>
            <text:p text:style-name="P5"><text:span text:style-name="T1">2</text:span></text:p>
          </draw:text-box>
        </draw:frame>
        <draw:polygon draw:style-name="gr10" draw:text-style-name="P7" draw:layer="layout" svg:width="0.221cm" svg:height="0.03cm" svg:x="11.608cm" svg:y="12.017cm" svg:viewBox="0 0 222 31" draw:points="0,0 222,0 222,31 0,31">
          <text:p/>
        </draw:polygon>
        <draw:line draw:style-name="gr7" draw:text-style-name="P2" draw:layer="layout" svg:x1="12.394cm" svg:y1="10.895cm" svg:x2="12.627cm" svg:y2="10.935cm">
          <text:p/>
        </draw:line>
        <draw:frame draw:style-name="gr9" draw:text-style-name="P6" draw:layer="layout" svg:width="0.352cm" svg:height="0.412cm" svg:x="11.867cm" svg:y="11.816cm">
          <draw:text-box>
            <text:p text:style-name="P5"><text:span text:style-name="T1">1</text:span></text:p>
          </draw:text-box>
        </draw:frame>
        <draw:line draw:style-name="gr7" draw:text-style-name="P2" draw:layer="layout" svg:x1="13.423cm" svg:y1="10.406cm" svg:x2="13.654cm" svg:y2="10.445cm">
          <text:p/>
        </draw:line>
        <draw:frame draw:style-name="gr9" draw:text-style-name="P6" draw:layer="layout" svg:width="0.352cm" svg:height="0.412cm" svg:x="12.776cm" svg:y="11.302cm">
          <draw:text-box>
            <text:p text:style-name="P5"><text:span text:style-name="T1">0</text:span></text:p>
          </draw:text-box>
        </draw:frame>
        <draw:line draw:style-name="gr7" draw:text-style-name="P2" draw:layer="layout" svg:x1="14.42cm" svg:y1="9.933cm" svg:x2="14.647cm" svg:y2="9.97cm">
          <text:p/>
        </draw:line>
        <draw:frame draw:style-name="gr9" draw:text-style-name="P6" draw:layer="layout" svg:width="0.352cm" svg:height="0.412cm" svg:x="13.799cm" svg:y="10.805cm">
          <draw:text-box>
            <text:p text:style-name="P5"><text:span text:style-name="T1">1</text:span></text:p>
          </draw:text-box>
        </draw:frame>
        <draw:line draw:style-name="gr7" draw:text-style-name="P2" draw:layer="layout" svg:x1="15.081cm" svg:y1="9.667cm" svg:x2="15.291cm" svg:y2="1.012cm">
          <text:p/>
        </draw:line>
        <draw:polyline draw:style-name="gr8" draw:text-style-name="P2" draw:layer="layout" svg:width="14.908cm" svg:height="2.265cm" svg:x="0.197cm" svg:y="7.322cm" svg:viewBox="0 0 14909 2266" draw:points="14909,1366 5948,0 0,2266">
          <text:p/>
        </draw:polyline>
        <draw:polyline draw:style-name="gr8" draw:text-style-name="P2" draw:layer="layout" svg:width="14.989cm" svg:height="2.143cm" svg:x="0.155cm" svg:y="5.761cm" svg:viewBox="0 0 14990 2144" draw:points="14990,1291 5981,0 0,2144">
          <text:p/>
        </draw:polyline>
        <draw:polyline draw:style-name="gr8" draw:text-style-name="P2" draw:layer="layout" svg:width="15.072cm" svg:height="2.019cm" svg:x="0.112cm" svg:y="4.184cm" svg:viewBox="0 0 15073 2020" draw:points="15073,1217 6016,0 0,2020">
          <text:p/>
        </draw:polyline>
        <draw:polyline draw:style-name="gr8" draw:text-style-name="P2" draw:layer="layout" svg:width="15.154cm" svg:height="1.892cm" svg:x="0.07cm" svg:y="2.59cm" svg:viewBox="0 0 15155 1893" draw:points="15155,1140 6050,0 0,1893">
          <text:p/>
        </draw:polyline>
        <draw:polyline draw:style-name="gr8" draw:text-style-name="P2" draw:layer="layout" svg:width="15.239cm" svg:height="1.762cm" svg:x="0.026cm" svg:y="0.98cm" svg:viewBox="0 0 15240 1763" draw:points="15240,1062 6085,0 0,1763">
          <text:p/>
        </draw:polyline>
        <draw:line draw:style-name="gr7" draw:text-style-name="P2" draw:layer="layout" svg:x1="15.029cm" svg:y1="8.675cm" svg:x2="15.257cm" svg:y2="8.711cm">
          <text:p/>
        </draw:line>
        <draw:frame draw:style-name="gr9" draw:text-style-name="P6" draw:layer="layout" svg:width="0.352cm" svg:height="0.412cm" svg:x="14.789cm" svg:y="10.323cm">
          <draw:text-box>
            <text:p text:style-name="P5"><text:span text:style-name="T1">2</text:span></text:p>
          </draw:text-box>
        </draw:frame>
        <draw:polygon draw:style-name="gr10" draw:text-style-name="P7" draw:layer="layout" svg:width="0.22cm" svg:height="0.029cm" svg:x="15.513cm" svg:y="8.792cm" svg:viewBox="0 0 221 30" draw:points="0,0 221,0 221,30 0,30">
          <text:p/>
        </draw:polygon>
        <draw:line draw:style-name="gr7" draw:text-style-name="P2" draw:layer="layout" svg:x1="15.068cm" svg:y1="7.041cm" svg:x2="15.297cm" svg:y2="7.075cm">
          <text:p/>
        </draw:line>
        <draw:frame draw:style-name="gr9" draw:text-style-name="P6" draw:layer="layout" svg:width="0.352cm" svg:height="0.412cm" svg:x="15.771cm" svg:y="8.59cm">
          <draw:text-box>
            <text:p text:style-name="P5"><text:span text:style-name="T1">2</text:span></text:p>
          </draw:text-box>
        </draw:frame>
        <draw:polygon draw:style-name="gr10" draw:text-style-name="P7" draw:layer="layout" svg:width="0.221cm" svg:height="0.029cm" svg:x="15.555cm" svg:y="7.159cm" svg:viewBox="0 0 222 30" draw:points="0,0 222,0 222,30 0,30">
          <text:p/>
        </draw:polygon>
        <draw:line draw:style-name="gr7" draw:text-style-name="P2" draw:layer="layout" svg:x1="15.108cm" svg:y1="5.39cm" svg:x2="15.337cm" svg:y2="5.421cm">
          <text:p/>
        </draw:line>
        <draw:frame draw:style-name="gr9" draw:text-style-name="P6" draw:layer="layout" svg:width="0.352cm" svg:height="0.412cm" svg:x="15.814cm" svg:y="6.957cm">
          <draw:text-box>
            <text:p text:style-name="P5"><text:span text:style-name="T1">1</text:span></text:p>
          </draw:text-box>
        </draw:frame>
        <draw:line draw:style-name="gr7" draw:text-style-name="P2" draw:layer="layout" svg:x1="15.147cm" svg:y1="3.72cm" svg:x2="15.379cm" svg:y2="3.75cm">
          <text:p/>
        </draw:line>
        <draw:frame draw:style-name="gr9" draw:text-style-name="P6" draw:layer="layout" svg:width="0.352cm" svg:height="0.412cm" svg:x="15.709cm" svg:y="5.307cm">
          <draw:text-box>
            <text:p text:style-name="P5"><text:span text:style-name="T1">0</text:span></text:p>
          </draw:text-box>
        </draw:frame>
        <draw:line draw:style-name="gr7" draw:text-style-name="P2" draw:layer="layout" svg:x1="15.188cm" svg:y1="2.032cm" svg:x2="15.42cm" svg:y2="2.06cm">
          <text:p/>
        </draw:line>
        <draw:frame draw:style-name="gr9" draw:text-style-name="P6" draw:layer="layout" svg:width="0.352cm" svg:height="0.412cm" svg:x="15.753cm" svg:y="3.639cm">
          <draw:text-box>
            <text:p text:style-name="P5"><text:span text:style-name="T1">1</text:span></text:p>
          </draw:text-box>
        </draw:frame>
        <draw:path draw:style-name="gr11" draw:text-style-name="P8" draw:layer="layout" svg:width="0.273cm" svg:height="0.273cm" svg:x="3.671cm" svg:y="5.095cm" svg:viewBox="0 0 274 274" svg:d="M137 274c37 0 71-14 97-41 26-25 40-60 40-96 0-37-14-71-40-97s-60-40-97-40-72 14-97 40c-26 26-40 60-40 97 0 36 14 71 40 96 25 27 60 41 97 41z">
          <text:p/>
        </draw:path>
        <draw:path draw:style-name="gr12" draw:text-style-name="P9" draw:layer="layout" svg:width="0.273cm" svg:height="0.274cm" svg:x="11.782cm" svg:y="6.248cm" svg:viewBox="0 0 274 275" svg:d="M137 275c36 0 71-15 97-40 26-26 40-62 40-98s-14-71-40-97c-26-25-61-40-97-40-37 0-71 15-97 40-26 26-40 61-40 97s14 72 40 98c26 25 60 40 97 40z">
          <text:p/>
        </draw:path>
        <draw:path draw:style-name="gr13" draw:text-style-name="P10" draw:layer="layout" svg:width="0.158cm" svg:height="0.157cm" svg:x="11.887cm" svg:y="2.823cm" svg:viewBox="0 0 159 158" svg:d="M79 158c21 0 41-8 57-23 14-15 23-35 23-56s-9-41-23-55c-16-16-36-24-57-24s-41 8-56 24c-15 14-23 34-23 55s8 41 23 56 35 23 56 23z">
          <text:p/>
        </draw:path>
        <draw:path draw:style-name="gr14" draw:text-style-name="P11" draw:layer="layout" svg:width="0.158cm" svg:height="0.157cm" svg:x="11.932cm" svg:y="2.808cm" svg:viewBox="0 0 159 158" svg:d="M80 158c21 0 41-8 56-23 14-14 23-35 23-55 0-21-9-41-23-57-15-15-35-23-56-23-22 0-42 8-57 23-15 16-23 36-23 57 0 20 8 41 23 55 15 15 35 23 57 23z">
          <text:p/>
        </draw:path>
        <draw:path draw:style-name="gr14" draw:text-style-name="P11" draw:layer="layout" svg:width="0.158cm" svg:height="0.158cm" svg:x="11.977cm" svg:y="2.794cm" svg:viewBox="0 0 159 159" svg:d="M80 159c21 0 41-8 56-23 14-15 23-35 23-56s-9-42-23-56c-15-15-35-24-56-24s-41 9-57 24c-15 14-23 35-23 56s8 41 23 56c16 15 36 23 57 23z">
          <text:p/>
        </draw:path>
        <draw:path draw:style-name="gr15" draw:text-style-name="P12" draw:layer="layout" svg:width="0.158cm" svg:height="0.157cm" svg:x="12.022cm" svg:y="2.783cm" svg:viewBox="0 0 159 158" svg:d="M79 158c21 0 41-8 55-23 16-14 25-34 25-55s-9-42-25-57c-14-15-34-23-55-23s-41 8-56 23-23 36-23 57 8 41 23 55c15 15 35 23 56 23z">
          <text:p/>
        </draw:path>
        <draw:path draw:style-name="gr16" draw:text-style-name="P13" draw:layer="layout" svg:width="0.157cm" svg:height="0.157cm" svg:x="12.067cm" svg:y="2.773cm" svg:viewBox="0 0 158 158" svg:d="M78 158c22 0 42-8 57-23s23-35 23-56-8-42-23-56c-15-15-35-23-57-23-21 0-41 8-55 23-15 14-23 35-23 56s8 41 23 56c14 15 34 23 55 23z">
          <text:p/>
        </draw:path>
        <draw:path draw:style-name="gr17" draw:text-style-name="P14" draw:layer="layout" svg:width="0.158cm" svg:height="0.158cm" svg:x="12.111cm" svg:y="2.764cm" svg:viewBox="0 0 159 159" svg:d="M80 159c21 0 41-9 56-23 15-15 23-35 23-56 0-22-8-42-23-57s-35-23-56-23-42 8-57 23-23 35-23 57c0 21 8 41 23 56 15 14 36 23 57 23z">
          <text:p/>
        </draw:path>
        <draw:path draw:style-name="gr17" draw:text-style-name="P14" draw:layer="layout" svg:width="0.158cm" svg:height="0.158cm" svg:x="12.155cm" svg:y="2.757cm" svg:viewBox="0 0 159 159" svg:d="M80 159c21 0 41-9 56-23 15-15 23-35 23-57 0-21-8-41-23-56s-35-23-56-23-41 8-55 23c-16 15-25 35-25 56 0 22 9 42 25 57 14 14 34 23 55 23z">
          <text:p/>
        </draw:path>
        <draw:path draw:style-name="gr18" draw:text-style-name="P15" draw:layer="layout" svg:width="0.157cm" svg:height="0.157cm" svg:x="12.2cm" svg:y="2.752cm" svg:viewBox="0 0 158 158" svg:d="M78 158c21 0 41-8 57-23 15-14 23-35 23-56s-8-41-23-56c-16-15-36-23-57-23-20 0-41 8-55 23-15 15-23 35-23 56s8 42 23 56c14 15 35 23 55 23z">
          <text:p/>
        </draw:path>
        <draw:path draw:style-name="gr19" draw:text-style-name="P16" draw:layer="layout" svg:width="0.157cm" svg:height="0.158cm" svg:x="12.244cm" svg:y="2.748cm" svg:viewBox="0 0 158 159" svg:d="M79 159c21 0 41-9 56-24 15-14 23-34 23-56 0-21-8-41-23-56s-35-23-56-23c-22 0-42 8-56 23-15 15-23 35-23 56 0 22 8 42 23 56 14 15 34 24 56 24z">
          <text:p/>
        </draw:path>
        <draw:path draw:style-name="gr20" draw:text-style-name="P17" draw:layer="layout" svg:width="0.158cm" svg:height="0.157cm" svg:x="12.287cm" svg:y="2.746cm" svg:viewBox="0 0 159 158" svg:d="M80 158c21 0 41-8 56-23s23-35 23-57c0-20-8-41-23-55-15-15-35-23-56-23s-41 8-57 23c-14 14-23 35-23 55 0 22 9 42 23 57 16 15 36 23 57 23z">
          <text:p/>
        </draw:path>
        <draw:path draw:style-name="gr20" draw:text-style-name="P17" draw:layer="layout" svg:width="0.157cm" svg:height="0.158cm" svg:x="12.331cm" svg:y="2.745cm" svg:viewBox="0 0 158 159" svg:d="M79 159c20 0 41-9 55-23 16-15 24-35 24-57 0-21-8-41-24-56-14-15-35-23-55-23-21 0-41 8-56 23s-23 35-23 56c0 22 8 42 23 57 15 14 35 23 56 23z">
          <text:p/>
        </draw:path>
        <draw:path draw:style-name="gr21" draw:text-style-name="P18" draw:layer="layout" svg:width="0.158cm" svg:height="0.158cm" svg:x="12.374cm" svg:y="2.746cm" svg:viewBox="0 0 159 159" svg:d="M79 159c21 0 42-9 56-24 15-14 24-34 24-56 0-21-9-41-24-56-14-15-35-23-56-23s-41 8-56 23-23 35-23 56c0 22 8 42 23 56 15 15 35 24 56 24z">
          <text:p/>
        </draw:path>
        <draw:path draw:style-name="gr22" draw:text-style-name="P19" draw:layer="layout" svg:width="0.157cm" svg:height="0.158cm" svg:x="12.417cm" svg:y="2.748cm" svg:viewBox="0 0 158 159" svg:d="M80 159c20 0 41-8 55-23 15-15 23-35 23-57 0-21-8-41-23-56-14-14-35-23-55-23-22 0-42 9-57 23-15 15-23 35-23 56 0 22 8 42 23 57s35 23 57 23z">
          <text:p/>
        </draw:path>
        <draw:path draw:style-name="gr22" draw:text-style-name="P19" draw:layer="layout" svg:width="0.158cm" svg:height="0.158cm" svg:x="12.459cm" svg:y="2.752cm" svg:viewBox="0 0 159 159" svg:d="M80 159c21 0 41-8 56-23s23-35 23-57c0-21-8-41-23-56-15-14-35-23-56-23s-41 9-56 23c-15 15-24 35-24 56 0 22 9 42 24 57s35 23 56 23z">
          <text:p/>
        </draw:path>
        <draw:path draw:style-name="gr23" draw:text-style-name="P20" draw:layer="layout" svg:width="0.158cm" svg:height="0.158cm" svg:x="12.501cm" svg:y="2.758cm" svg:viewBox="0 0 159 159" svg:d="M79 159c21 0 41-9 57-24 15-14 23-34 23-56 0-21-8-41-23-56-16-15-36-23-57-23s-41 8-55 23c-15 15-24 35-24 56 0 22 9 42 24 56 14 15 34 24 55 24z">
          <text:p/>
        </draw:path>
        <draw:path draw:style-name="gr24" draw:text-style-name="P21" draw:layer="layout" svg:width="0.158cm" svg:height="0.158cm" svg:x="12.543cm" svg:y="2.765cm" svg:viewBox="0 0 159 159" svg:d="M79 159c22 0 42-9 57-23 15-15 23-35 23-56 0-22-8-42-23-57s-35-23-57-23c-21 0-41 8-56 23-14 15-23 35-23 57 0 21 9 41 23 56 15 14 35 23 56 23z">
          <text:p/>
        </draw:path>
        <draw:path draw:style-name="gr25" draw:text-style-name="P22" draw:layer="layout" svg:width="0.158cm" svg:height="0.157cm" svg:x="12.585cm" svg:y="2.774cm" svg:viewBox="0 0 159 158" svg:d="M80 158c21 0 41-8 55-23 15-15 24-35 24-56s-9-42-24-56c-14-15-34-23-55-23s-42 8-57 23c-15 14-23 35-23 56s8 41 23 56 36 23 57 23z">
          <text:p/>
        </draw:path>
        <draw:path draw:style-name="gr25" draw:text-style-name="P22" draw:layer="layout" svg:width="0.158cm" svg:height="0.158cm" svg:x="12.626cm" svg:y="2.784cm" svg:viewBox="0 0 159 159" svg:d="M80 159c21 0 41-9 56-24 14-14 23-34 23-55s-9-42-23-57c-15-15-35-23-56-23s-41 8-56 23c-16 15-24 36-24 57s8 41 24 55c15 15 35 24 56 24z">
          <text:p/>
        </draw:path>
        <draw:path draw:style-name="gr26" draw:text-style-name="P23" draw:layer="layout" svg:width="0.157cm" svg:height="0.157cm" svg:x="12.667cm" svg:y="2.796cm" svg:viewBox="0 0 158 158" svg:d="M78 158c21 0 41-8 57-23 15-15 23-35 23-56s-8-42-23-56c-16-15-36-23-57-23-20 0-41 8-55 23-15 14-23 35-23 56s8 41 23 56c14 15 35 23 55 23z">
          <text:p/>
        </draw:path>
        <draw:path draw:style-name="gr27" draw:text-style-name="P24" draw:layer="layout" svg:width="0.158cm" svg:height="0.158cm" svg:x="12.707cm" svg:y="2.809cm" svg:viewBox="0 0 159 159" svg:d="M79 159c22 0 42-9 56-24 15-14 24-34 24-55s-9-41-24-57c-14-15-34-23-56-23-21 0-41 8-56 23-15 16-23 36-23 57s8 41 23 55c15 15 35 24 56 24z">
          <text:p/>
        </draw:path>
        <draw:path draw:style-name="gr28" draw:text-style-name="P25" draw:layer="layout" svg:width="0.157cm" svg:height="0.157cm" svg:x="12.747cm" svg:y="2.824cm" svg:viewBox="0 0 158 158" svg:d="M80 158c20 0 41-8 55-23 15-15 23-35 23-56s-8-41-23-55c-14-16-35-24-55-24-21 0-42 8-57 24-15 14-23 34-23 55s8 41 23 56 36 23 57 23z">
          <text:p/>
        </draw:path>
        <draw:path draw:style-name="gr28" draw:text-style-name="P25" draw:layer="layout" svg:width="0.158cm" svg:height="0.158cm" svg:x="12.786cm" svg:y="2.84cm" svg:viewBox="0 0 159 159" svg:d="M80 159c21 0 41-10 56-25 14-14 23-34 23-55s-9-41-23-56c-15-15-35-23-56-23s-41 8-56 23-24 35-24 56 9 41 24 55c15 15 35 25 56 25z">
          <text:p/>
        </draw:path>
        <draw:path draw:style-name="gr29" draw:text-style-name="P26" draw:layer="layout" svg:width="0.158cm" svg:height="0.158cm" svg:x="12.825cm" svg:y="2.857cm" svg:viewBox="0 0 159 159" svg:d="M79 159c21 0 41-8 57-24 14-15 23-35 23-56s-9-41-23-55c-16-15-36-24-57-24s-41 9-56 24c-15 14-23 34-23 55s8 41 23 56c15 16 35 24 56 24z">
          <text:p/>
        </draw:path>
        <draw:path draw:style-name="gr30" draw:text-style-name="P27" draw:layer="layout" svg:width="0.158cm" svg:height="0.157cm" svg:x="12.863cm" svg:y="2.877cm" svg:viewBox="0 0 159 158" svg:d="M79 158c22 0 42-8 57-23 15-14 23-35 23-56s-8-41-23-56-35-23-57-23c-21 0-41 8-56 23-14 15-23 35-23 56s9 42 23 56c15 15 35 23 56 23z">
          <text:p/>
        </draw:path>
        <draw:path draw:style-name="gr30" draw:text-style-name="P27" draw:layer="layout" svg:width="0.158cm" svg:height="0.158cm" svg:x="12.901cm" svg:y="2.897cm" svg:viewBox="0 0 159 159" svg:d="M80 159c21 0 41-8 56-23s23-35 23-57c0-21-8-41-23-55-15-15-35-24-56-24s-42 9-57 24c-14 14-23 34-23 55 0 22 9 42 23 57 15 15 36 23 57 23z">
          <text:p/>
        </draw:path>
        <draw:path draw:style-name="gr31" draw:text-style-name="P28" draw:layer="layout" svg:width="0.157cm" svg:height="0.157cm" svg:x="12.939cm" svg:y="2.92cm" svg:viewBox="0 0 158 158" svg:d="M80 158c20 0 41-8 55-23 15-15 23-35 23-56s-8-42-23-56c-14-15-35-23-55-23-21 0-41 8-56 23-16 14-24 35-24 56s8 41 24 56c15 15 35 23 56 23z">
          <text:p/>
        </draw:path>
        <draw:path draw:style-name="gr32" draw:text-style-name="P29" draw:layer="layout" svg:width="0.157cm" svg:height="0.158cm" svg:x="12.976cm" svg:y="2.943cm" svg:viewBox="0 0 158 159" svg:d="M78 159c21 0 41-8 57-23 15-15 23-35 23-56s-8-42-23-57c-16-15-36-23-57-23s-41 8-55 23c-15 15-23 36-23 57s8 41 23 56c14 15 34 23 55 23z">
          <text:p/>
        </draw:path>
        <draw:path draw:style-name="gr33" draw:text-style-name="P30" draw:layer="layout" svg:width="0.158cm" svg:height="0.158cm" svg:x="13.012cm" svg:y="2.968cm" svg:viewBox="0 0 159 159" svg:d="M79 159c22 0 42-8 57-23 14-15 23-35 23-56s-9-41-23-57c-15-15-35-23-57-23-21 0-41 8-56 23-15 16-23 36-23 57s8 41 23 56 35 23 56 23z">
          <text:p/>
        </draw:path>
        <draw:path draw:style-name="gr33" draw:text-style-name="P30" draw:layer="layout" svg:width="0.157cm" svg:height="0.157cm" svg:x="13.048cm" svg:y="2.995cm" svg:viewBox="0 0 158 158" svg:d="M79 158c21 0 41-8 56-23s23-35 23-56c0-20-8-41-23-55-15-15-35-24-56-24s-41 9-56 24c-15 14-23 35-23 55 0 21 8 41 23 56s35 23 56 23z">
          <text:p/>
        </draw:path>
        <draw:path draw:style-name="gr34" draw:text-style-name="P31" draw:layer="layout" svg:width="0.158cm" svg:height="0.158cm" svg:x="13.083cm" svg:y="3.022cm" svg:viewBox="0 0 159 159" svg:d="M80 159c21 0 41-8 55-23 15-16 24-36 24-57s-9-41-24-56c-14-14-34-23-55-23s-41 9-57 23c-15 15-23 35-23 56s8 41 23 57c16 15 36 23 57 23z">
          <text:p/>
        </draw:path>
        <draw:path draw:style-name="gr35" draw:text-style-name="P32" draw:layer="layout" svg:width="0.158cm" svg:height="0.157cm" svg:x="13.117cm" svg:y="3.052cm" svg:viewBox="0 0 159 158" svg:d="M79 158c21 0 41-8 56-23 16-15 24-36 24-57 0-20-8-40-24-55-15-15-35-23-56-23s-41 8-56 23c-14 15-23 35-23 55 0 21 9 42 23 57 15 15 35 23 56 23z">
          <text:p/>
        </draw:path>
        <draw:path draw:style-name="gr35" draw:text-style-name="P32" draw:layer="layout" svg:width="0.158cm" svg:height="0.158cm" svg:x="13.151cm" svg:y="3.082cm" svg:viewBox="0 0 159 159" svg:d="M79 159c21 0 42-8 57-23s23-35 23-56c0-22-8-42-23-57s-36-23-57-23-41 8-56 23c-14 15-23 35-23 57 0 21 9 41 23 56 15 15 35 23 56 23z">
          <text:p/>
        </draw:path>
        <draw:path draw:style-name="gr36" draw:text-style-name="P33" draw:layer="layout" svg:width="0.158cm" svg:height="0.158cm" svg:x="13.185cm" svg:y="3.114cm" svg:viewBox="0 0 159 159" svg:d="M80 159c21 0 41-8 55-23 15-15 24-35 24-56s-9-42-24-57c-14-15-34-23-55-23-22 0-42 8-57 23s-23 36-23 57 8 41 23 56 35 23 57 23z">
          <text:p/>
        </draw:path>
        <draw:path draw:style-name="gr37" draw:text-style-name="P34" draw:layer="layout" svg:width="0.157cm" svg:height="0.158cm" svg:x="13.218cm" svg:y="3.147cm" svg:viewBox="0 0 158 159" svg:d="M79 159c21 0 41-8 56-23s23-35 23-56-8-41-23-55c-15-15-35-25-56-25s-42 10-56 25c-15 14-23 34-23 55s8 41 23 56c14 15 35 23 56 23z">
          <text:p/>
        </draw:path>
        <draw:path draw:style-name="gr37" draw:text-style-name="P34" draw:layer="layout" svg:width="0.157cm" svg:height="0.158cm" svg:x="13.25cm" svg:y="3.182cm" svg:viewBox="0 0 158 159" svg:d="M80 159c20 0 40-9 55-23 15-16 23-36 23-57s-8-41-23-56-35-23-55-23c-21 0-41 8-56 23-16 15-24 35-24 56s8 41 24 57c15 14 35 23 56 23z">
          <text:p/>
        </draw:path>
        <draw:path draw:style-name="gr38" draw:text-style-name="P35" draw:layer="layout" svg:width="0.158cm" svg:height="0.158cm" svg:x="13.281cm" svg:y="3.218cm" svg:viewBox="0 0 159 159" svg:d="M79 159c21 0 41-9 56-23 16-15 24-35 24-57 0-21-8-41-24-56-15-15-35-23-56-23s-41 8-56 23-23 35-23 56c0 22 8 42 23 57 15 14 35 23 56 23z">
          <text:p/>
        </draw:path>
        <draw:path draw:style-name="gr39" draw:text-style-name="P36" draw:layer="layout" svg:width="0.158cm" svg:height="0.158cm" svg:x="13.312cm" svg:y="3.255cm" svg:viewBox="0 0 159 159" svg:d="M79 159c21 0 42-8 57-23 14-15 23-35 23-56s-9-42-23-57c-15-15-36-23-57-23s-41 8-56 23-23 36-23 57 8 41 23 56 35 23 56 23z">
          <text:p/>
        </draw:path>
        <draw:path draw:style-name="gr39" draw:text-style-name="P36" draw:layer="layout" svg:width="0.158cm" svg:height="0.157cm" svg:x="13.342cm" svg:y="3.294cm" svg:viewBox="0 0 159 158" svg:d="M80 158c21 0 41-8 56-23 14-15 23-35 23-56 0-20-9-41-23-55-15-16-35-24-56-24-22 0-42 8-57 24-15 14-23 35-23 55 0 21 8 41 23 56s35 23 57 23z">
          <text:p/>
        </draw:path>
        <draw:path draw:style-name="gr40" draw:text-style-name="P37" draw:layer="layout" svg:width="0.158cm" svg:height="0.158cm" svg:x="13.371cm" svg:y="3.333cm" svg:viewBox="0 0 159 159" svg:d="M80 159c21 0 41-8 56-23 15-16 23-36 23-57s-8-41-23-56c-15-14-35-23-56-23s-42 9-56 23c-15 15-24 35-24 56s9 41 24 57c14 15 35 23 56 23z">
          <text:p/>
        </draw:path>
        <draw:path draw:style-name="gr41" draw:text-style-name="P38" draw:layer="layout" svg:width="0.158cm" svg:height="0.158cm" svg:x="13.4cm" svg:y="3.374cm" svg:viewBox="0 0 159 159" svg:d="M80 159c21 0 41-8 56-23s23-35 23-57c0-21-8-41-23-56-15-14-35-23-56-23s-41 9-56 23c-16 15-24 35-24 56 0 22 8 42 24 57 15 15 35 23 56 23z">
          <text:p/>
        </draw:path>
        <draw:path draw:style-name="gr41" draw:text-style-name="P38" draw:layer="layout" svg:width="0.158cm" svg:height="0.158cm" svg:x="13.428cm" svg:y="3.416cm" svg:viewBox="0 0 159 159" svg:d="M79 159c21 0 41-8 56-23 16-15 24-35 24-56s-8-42-24-57c-15-14-35-23-56-23s-41 9-56 23c-15 15-23 36-23 57s8 41 23 56 35 23 56 23z">
          <text:p/>
        </draw:path>
        <draw:path draw:style-name="gr42" draw:text-style-name="P39" draw:layer="layout" svg:width="0.158cm" svg:height="0.157cm" svg:x="13.455cm" svg:y="3.46cm" svg:viewBox="0 0 159 158" svg:d="M79 158c21 0 41-8 57-23 15-14 23-34 23-55s-8-41-23-56c-16-15-36-24-57-24s-41 9-55 24c-15 15-24 35-24 56s9 41 24 55c14 15 34 23 55 23z">
          <text:p/>
        </draw:path>
        <draw:path draw:style-name="gr42" draw:text-style-name="P39" draw:layer="layout" svg:width="0.158cm" svg:height="0.158cm" svg:x="13.482cm" svg:y="3.504cm" svg:viewBox="0 0 159 159" svg:d="M79 159c22 0 42-8 57-23 14-15 23-36 23-57s-9-41-23-56c-15-14-35-23-57-23-21 0-41 9-56 23-15 15-23 35-23 56s8 42 23 57 35 23 56 23z">
          <text:p/>
        </draw:path>
        <draw:path draw:style-name="gr43" draw:text-style-name="P40" draw:layer="layout" svg:width="0.158cm" svg:height="0.158cm" svg:x="13.508cm" svg:y="3.55cm" svg:viewBox="0 0 159 159" svg:d="M80 159c21 0 41-9 56-23 14-15 23-35 23-56 0-22-9-42-23-57-15-15-35-23-56-23-22 0-42 8-57 23s-23 35-23 57c0 21 8 41 23 56 15 14 35 23 57 23z">
          <text:p/>
        </draw:path>
        <draw:path draw:style-name="gr44" draw:text-style-name="P41" draw:layer="layout" svg:width="0.158cm" svg:height="0.157cm" svg:x="13.533cm" svg:y="3.597cm" svg:viewBox="0 0 159 158" svg:d="M80 158c21 0 41-8 56-23 14-14 23-34 23-55s-9-41-23-57c-15-15-35-23-56-23s-42 8-57 23c-15 16-23 36-23 57s8 41 23 55c15 15 36 23 57 23z">
          <text:p/>
        </draw:path>
        <draw:path draw:style-name="gr44" draw:text-style-name="P41" draw:layer="layout" svg:width="0.158cm" svg:height="0.157cm" svg:x="13.557cm" svg:y="3.645cm" svg:viewBox="0 0 159 158" svg:d="M80 158c21 0 41-8 56-24 15-15 23-35 23-55 0-21-8-41-23-56s-35-23-56-23-41 8-56 23-24 35-24 56c0 20 9 40 24 55 15 16 35 24 56 24z">
          <text:p/>
        </draw:path>
        <draw:path draw:style-name="gr45" draw:text-style-name="P42" draw:layer="layout" svg:width="0.158cm" svg:height="0.157cm" svg:x="13.581cm" svg:y="3.694cm" svg:viewBox="0 0 159 158" svg:d="M79 158c21 0 41-8 55-23 15-15 25-35 25-57 0-20-10-40-25-55-14-15-34-23-55-23s-41 8-56 23-23 35-23 55c0 22 8 42 23 57s35 23 56 23z">
          <text:p/>
        </draw:path>
        <draw:path draw:style-name="gr45" draw:text-style-name="P42" draw:layer="layout" svg:width="0.157cm" svg:height="0.157cm" svg:x="13.604cm" svg:y="3.744cm" svg:viewBox="0 0 158 158" svg:d="M78 158c21 0 41-8 57-23 15-14 23-35 23-55 0-21-8-41-23-57-16-15-36-23-57-23-20 0-41 8-55 23-15 16-23 36-23 57 0 20 8 41 23 55 14 15 35 23 55 23z">
          <text:p/>
        </draw:path>
        <draw:path draw:style-name="gr46" draw:text-style-name="P43" draw:layer="layout" svg:width="0.157cm" svg:height="0.158cm" svg:x="13.626cm" svg:y="3.795cm" svg:viewBox="0 0 158 159" svg:d="M78 159c21 0 42-9 57-25 15-14 23-34 23-55s-8-41-23-56-36-23-57-23c-20 0-41 8-55 23-15 15-23 35-23 56s8 41 23 55c14 16 35 25 55 25z">
          <text:p/>
        </draw:path>
        <draw:path draw:style-name="gr46" draw:text-style-name="P43" draw:layer="layout" svg:width="0.158cm" svg:height="0.158cm" svg:x="13.647cm" svg:y="3.847cm" svg:viewBox="0 0 159 159" svg:d="M79 159c22 0 42-9 56-23 15-15 24-35 24-57 0-21-9-41-24-56-14-15-34-23-56-23-21 0-41 8-56 23s-23 35-23 56c0 22 8 42 23 57 15 14 35 23 56 23z">
          <text:p/>
        </draw:path>
        <draw:path draw:style-name="gr47" draw:text-style-name="P44" draw:layer="layout" svg:width="0.158cm" svg:height="0.158cm" svg:x="13.667cm" svg:y="3.9cm" svg:viewBox="0 0 159 159" svg:d="M80 159c21 0 41-9 56-23 15-15 23-35 23-56s-8-41-23-57c-15-15-35-23-56-23-22 0-42 8-57 23-14 16-23 36-23 57s9 41 23 56c15 14 35 23 57 23z">
          <text:p/>
        </draw:path>
        <draw:path draw:style-name="gr47" draw:text-style-name="P44" draw:layer="layout" svg:width="0.158cm" svg:height="0.158cm" svg:x="13.687cm" svg:y="3.954cm" svg:viewBox="0 0 159 159" svg:d="M80 159c21 0 41-8 55-24 15-15 24-35 24-56s-9-41-24-56c-14-15-34-23-55-23s-42 8-57 23-23 35-23 56 8 41 23 56c15 16 36 24 57 24z">
          <text:p/>
        </draw:path>
        <draw:path draw:style-name="gr48" draw:text-style-name="P45" draw:layer="layout" svg:width="0.157cm" svg:height="0.158cm" svg:x="13.706cm" svg:y="4.009cm" svg:viewBox="0 0 158 159" svg:d="M79 159c21 0 41-8 56-23s23-35 23-57c0-21-8-41-23-56s-35-23-56-23c-20 0-40 8-56 23-15 15-23 35-23 56 0 22 8 42 23 57 16 15 36 23 56 23z">
          <text:p/>
        </draw:path>
        <draw:path draw:style-name="gr48" draw:text-style-name="P45" draw:layer="layout" svg:width="0.157cm" svg:height="0.158cm" svg:x="13.724cm" svg:y="4.065cm" svg:viewBox="0 0 158 159" svg:d="M79 159c21 0 41-8 56-23s23-35 23-56-8-41-23-57c-15-15-35-23-56-23-20 0-41 8-55 23-16 16-24 36-24 57s8 41 24 56c14 15 35 23 55 23z">
          <text:p/>
        </draw:path>
        <draw:path draw:style-name="gr49" draw:text-style-name="P46" draw:layer="layout" svg:width="0.157cm" svg:height="0.158cm" svg:x="13.741cm" svg:y="4.122cm" svg:viewBox="0 0 158 159" svg:d="M79 159c21 0 41-9 55-23 15-16 24-36 24-57s-9-41-24-56c-14-15-34-23-55-23s-41 8-56 23-23 35-23 56 8 41 23 57c15 14 35 23 56 23z">
          <text:p/>
        </draw:path>
        <draw:path draw:style-name="gr49" draw:text-style-name="P46" draw:layer="layout" svg:width="0.158cm" svg:height="0.157cm" svg:x="13.757cm" svg:y="4.18cm" svg:viewBox="0 0 159 158" svg:d="M79 158c21 0 41-8 57-23 15-14 23-34 23-55 0-22-8-42-23-57-16-15-36-23-57-23s-41 8-56 23-23 35-23 57c0 21 8 41 23 55 15 15 35 23 56 23z">
          <text:p/>
        </draw:path>
        <draw:path draw:style-name="gr50" draw:text-style-name="P47" draw:layer="layout" svg:width="0.157cm" svg:height="0.158cm" svg:x="13.773cm" svg:y="4.238cm" svg:viewBox="0 0 158 159" svg:d="M78 159c21 0 42-8 57-23s23-35 23-56-8-41-23-56-36-24-57-24c-20 0-41 9-55 24-15 15-23 35-23 56s8 41 23 56c14 15 35 23 55 23z">
          <text:p/>
        </draw:path>
        <draw:path draw:style-name="gr50" draw:text-style-name="P47" draw:layer="layout" svg:width="0.158cm" svg:height="0.158cm" svg:x="13.787cm" svg:y="4.298cm" svg:viewBox="0 0 159 159" svg:d="M79 159c21 0 42-9 57-24 15-14 23-35 23-56s-8-41-23-56-36-23-57-23-41 8-56 23-23 35-23 56 8 42 23 56c15 15 35 24 56 24z">
          <text:p/>
        </draw:path>
        <draw:path draw:style-name="gr51" draw:text-style-name="P48" draw:layer="layout" svg:width="0.158cm" svg:height="0.158cm" svg:x="13.801cm" svg:y="4.358cm" svg:viewBox="0 0 159 159" svg:d="M79 159c22 0 42-9 57-23 14-15 23-35 23-56s-9-42-23-57c-15-15-35-23-57-23-21 0-41 8-56 23s-23 36-23 57 8 41 23 56c15 14 35 23 56 23z">
          <text:p/>
        </draw:path>
        <draw:path draw:style-name="gr51" draw:text-style-name="P48" draw:layer="layout" svg:width="0.158cm" svg:height="0.158cm" svg:x="13.814cm" svg:y="4.419cm" svg:viewBox="0 0 159 159" svg:d="M80 159c21 0 41-9 56-24 14-15 23-35 23-56s-9-41-23-56c-15-15-35-23-56-23-22 0-42 8-57 23s-23 35-23 56 8 41 23 56 35 24 57 24z">
          <text:p/>
        </draw:path>
        <draw:path draw:style-name="gr52" draw:text-style-name="P49" draw:layer="layout" svg:width="0.158cm" svg:height="0.158cm" svg:x="13.826cm" svg:y="4.481cm" svg:viewBox="0 0 159 159" svg:d="M80 159c21 0 41-9 56-24 14-14 23-34 23-56 0-21-9-41-23-56-15-15-35-23-56-23-22 0-42 8-57 23s-23 35-23 56c0 22 8 42 23 56 15 15 35 24 57 24z">
          <text:p/>
        </draw:path>
        <draw:path draw:style-name="gr52" draw:text-style-name="P49" draw:layer="layout" svg:width="0.158cm" svg:height="0.158cm" svg:x="13.837cm" svg:y="4.543cm" svg:viewBox="0 0 159 159" svg:d="M80 159c21 0 41-8 56-23s23-35 23-56-8-41-23-56-35-24-56-24-42 9-57 24c-14 15-23 35-23 56s9 41 23 56c15 15 36 23 57 23z">
          <text:p/>
        </draw:path>
        <draw:path draw:style-name="gr52" draw:text-style-name="P49" draw:layer="layout" svg:width="0.157cm" svg:height="0.158cm" svg:x="13.848cm" svg:y="4.606cm" svg:viewBox="0 0 158 159" svg:d="M80 159c20 0 41-8 55-23 15-15 23-36 23-57s-8-41-23-55c-14-15-35-24-55-24-21 0-42 9-57 24-15 14-23 34-23 55s8 42 23 57 36 23 57 23z">
          <text:p/>
        </draw:path>
        <draw:path draw:style-name="gr53" draw:text-style-name="P50" draw:layer="layout" svg:width="0.158cm" svg:height="0.158cm" svg:x="13.857cm" svg:y="4.67cm" svg:viewBox="0 0 159 159" svg:d="M80 159c21 0 41-8 56-23s23-35 23-56-8-42-23-57c-15-14-35-23-56-23s-41 9-57 23c-15 15-23 36-23 57s8 41 23 56c16 15 36 23 57 23z">
          <text:p/>
        </draw:path>
        <draw:path draw:style-name="gr53" draw:text-style-name="P50" draw:layer="layout" svg:width="0.158cm" svg:height="0.158cm" svg:x="13.866cm" svg:y="4.735cm" svg:viewBox="0 0 159 159" svg:d="M80 159c21 0 41-9 55-25 15-14 24-34 24-55s-9-41-24-56c-14-15-34-23-55-23s-41 8-57 23c-15 15-23 35-23 56s8 41 23 55c16 16 36 25 57 25z">
          <text:p/>
        </draw:path>
        <draw:path draw:style-name="gr53" draw:text-style-name="P50" draw:layer="layout" svg:width="0.157cm" svg:height="0.158cm" svg:x="13.874cm" svg:y="4.8cm" svg:viewBox="0 0 158 159" svg:d="M79 159c21 0 41-9 56-23 15-15 23-35 23-57 0-21-8-41-23-56s-35-23-56-23c-20 0-40 8-55 23-16 15-24 35-24 56 0 22 8 42 24 57 15 14 35 23 55 23z">
          <text:p/>
        </draw:path>
        <draw:path draw:style-name="gr54" draw:text-style-name="P51" draw:layer="layout" svg:width="0.157cm" svg:height="0.157cm" svg:x="13.881cm" svg:y="4.866cm" svg:viewBox="0 0 158 158" svg:d="M79 158c21 0 41-8 56-23s23-35 23-56c0-20-8-40-23-55-15-16-35-24-56-24s-41 8-55 24c-16 15-24 35-24 55 0 21 8 41 24 56 14 15 34 23 55 23z">
          <text:p/>
        </draw:path>
        <draw:path draw:style-name="gr54" draw:text-style-name="P51" draw:layer="layout" svg:width="0.157cm" svg:height="0.158cm" svg:x="13.887cm" svg:y="4.932cm" svg:viewBox="0 0 158 159" svg:d="M79 159c21 0 41-9 56-23 15-15 23-36 23-57s-8-41-23-56-35-23-56-23c-20 0-41 8-55 23-15 15-24 35-24 56s9 42 24 57c14 14 35 23 55 23z">
          <text:p/>
        </draw:path>
        <draw:path draw:style-name="gr54" draw:text-style-name="P51" draw:layer="layout" svg:width="0.157cm" svg:height="0.157cm" svg:x="13.892cm" svg:y="4.999cm" svg:viewBox="0 0 158 158" svg:d="M79 158c21 0 41-8 55-23 15-14 24-34 24-55s-9-41-24-57c-14-15-34-23-55-23s-41 8-56 23c-15 16-23 36-23 57s8 41 23 55c15 15 35 23 56 23z">
          <text:p/>
        </draw:path>
        <draw:path draw:style-name="gr55" draw:text-style-name="P52" draw:layer="layout" svg:width="0.158cm" svg:height="0.158cm" svg:x="13.896cm" svg:y="5.066cm" svg:viewBox="0 0 159 159" svg:d="M79 159c21 0 41-8 56-23 14-16 24-36 24-57s-10-41-24-56c-15-15-35-23-56-23s-41 8-56 23-23 35-23 56 8 41 23 57c15 15 35 23 56 23z">
          <text:p/>
        </draw:path>
        <draw:path draw:style-name="gr55" draw:text-style-name="P52" draw:layer="layout" svg:width="0.158cm" svg:height="0.158cm" svg:x="13.899cm" svg:y="5.134cm" svg:viewBox="0 0 159 159" svg:d="M79 159c21 0 41-9 56-23 16-15 24-35 24-56 0-22-8-42-24-57-15-15-35-23-56-23s-41 8-55 23c-15 15-24 35-24 57 0 21 9 41 24 56 14 14 34 23 55 23z">
          <text:p/>
        </draw:path>
        <draw:path draw:style-name="gr55" draw:text-style-name="P52" draw:layer="layout" svg:width="0.158cm" svg:height="0.158cm" svg:x="13.902cm" svg:y="5.202cm" svg:viewBox="0 0 159 159" svg:d="M79 159c21 0 41-8 56-24 15-15 24-35 24-56s-9-41-24-56-35-23-56-23-41 8-56 23-23 35-23 56 8 41 23 56c15 16 35 24 56 24z">
          <text:p/>
        </draw:path>
        <draw:path draw:style-name="gr56" draw:text-style-name="P53" draw:layer="layout" svg:width="0.157cm" svg:height="0.158cm" svg:x="13.904cm" svg:y="5.271cm" svg:viewBox="0 0 158 159" svg:d="M78 159c21 0 41-9 56-23 16-15 24-35 24-57 0-21-8-41-24-56-15-15-35-23-56-23-20 0-41 8-55 23-15 15-23 35-23 56 0 22 8 42 23 57 14 14 35 23 55 23z">
          <text:p/>
        </draw:path>
        <draw:path draw:style-name="gr56" draw:text-style-name="P53" draw:layer="layout" svg:width="0.158cm" svg:height="0.158cm" svg:x="13.904cm" svg:y="5.34cm" svg:viewBox="0 0 159 159" svg:d="M79 159c21 0 41-9 56-23 16-15 24-35 24-56s-8-41-24-56c-15-16-35-24-56-24s-41 8-56 24c-14 15-23 35-23 56s9 41 23 56c15 14 35 23 56 23z">
          <text:p/>
        </draw:path>
        <draw:path draw:style-name="gr56" draw:text-style-name="P53" draw:layer="layout" svg:width="0.158cm" svg:height="0.158cm" svg:x="13.904cm" svg:y="5.409cm" svg:viewBox="0 0 159 159" svg:d="M79 159c21 0 41-8 56-23 16-15 24-35 24-57 0-21-8-41-24-55-15-15-35-24-56-24s-41 9-56 24c-14 14-23 34-23 55 0 22 9 42 23 57 15 15 35 23 56 23z">
          <text:p/>
        </draw:path>
        <draw:path draw:style-name="gr57" draw:text-style-name="P53" draw:layer="layout" svg:width="0.158cm" svg:height="0.158cm" svg:x="13.903cm" svg:y="5.479cm" svg:viewBox="0 0 159 159" svg:d="M79 159c21 0 41-8 56-23 16-15 24-35 24-56s-8-41-24-57c-15-14-35-23-56-23s-41 9-56 23c-14 16-23 36-23 57s9 41 23 56c15 15 35 23 56 23z">
          <text:p/>
        </draw:path>
        <draw:path draw:style-name="gr58" draw:text-style-name="P2" draw:layer="layout" svg:width="0.158cm" svg:height="0.158cm" svg:x="13.903cm" svg:y="5.479cm" svg:viewBox="0 0 159 159" svg:d="M79 159c21 0 41-8 56-23 16-15 24-35 24-56s-8-41-24-57c-15-14-35-23-56-23s-41 9-56 23c-14 16-23 36-23 57s9 41 23 56c15 15 35 23 56 23z">
          <text:p/>
        </draw:path>
        <draw:path draw:style-name="gr59" draw:text-style-name="P54" draw:layer="layout" svg:width="0.158cm" svg:height="0.158cm" svg:x="13.901cm" svg:y="5.549cm" svg:viewBox="0 0 159 159" svg:d="M79 159c21 0 41-8 56-23 16-15 24-36 24-57s-8-41-24-55c-15-15-35-24-56-24s-41 9-55 24c-15 14-24 34-24 55s9 42 24 57c14 15 34 23 55 23z">
          <text:p/>
        </draw:path>
        <draw:path draw:style-name="gr59" draw:text-style-name="P54" draw:layer="layout" svg:width="0.157cm" svg:height="0.158cm" svg:x="13.899cm" svg:y="5.62cm" svg:viewBox="0 0 158 159" svg:d="M79 159c21 0 41-9 55-23 15-15 24-35 24-56s-9-42-24-57c-14-15-34-23-55-23s-41 8-56 23-23 36-23 57 8 41 23 56c15 14 35 23 56 23z">
          <text:p/>
        </draw:path>
        <draw:path draw:style-name="gr60" draw:text-style-name="P54" draw:layer="layout" svg:width="0.158cm" svg:height="0.157cm" svg:x="13.895cm" svg:y="5.691cm" svg:viewBox="0 0 159 158" svg:d="M79 158c21 0 41-8 56-23 15-16 24-36 24-57 0-20-9-41-24-55-15-15-35-23-56-23s-41 8-56 23c-15 14-23 35-23 55 0 21 8 41 23 57 15 15 35 23 56 23z">
          <text:p/>
        </draw:path>
        <draw:path draw:style-name="gr61" draw:text-style-name="P2" draw:layer="layout" svg:width="0.158cm" svg:height="0.157cm" svg:x="13.895cm" svg:y="5.691cm" svg:viewBox="0 0 159 158" svg:d="M79 158c21 0 41-8 56-23 15-16 24-36 24-57 0-20-9-41-24-55-15-15-35-23-56-23s-41 8-56 23c-15 14-23 35-23 55 0 21 8 41 23 57 15 15 35 23 56 23z">
          <text:p/>
        </draw:path>
        <draw:path draw:style-name="gr59" draw:text-style-name="P54" draw:layer="layout" svg:width="0.157cm" svg:height="0.157cm" svg:x="13.891cm" svg:y="5.762cm" svg:viewBox="0 0 158 158" svg:d="M80 158c20 0 41-8 55-23 15-15 23-35 23-56 0-22-8-42-23-56-14-15-35-23-55-23-21 0-41 8-56 23-15 14-24 34-24 56 0 21 9 41 24 56s35 23 56 23z">
          <text:p/>
        </draw:path>
        <draw:path draw:style-name="gr59" draw:text-style-name="P54" draw:layer="layout" svg:width="0.158cm" svg:height="0.157cm" svg:x="13.885cm" svg:y="5.833cm" svg:viewBox="0 0 159 158" svg:d="M80 158c21 0 41-8 56-24 15-14 23-35 23-55 0-21-8-41-23-56s-35-23-56-23-41 8-56 23c-14 15-24 35-24 56 0 20 10 41 24 55 15 16 35 24 56 24z">
          <text:p/>
        </draw:path>
        <draw:path draw:style-name="gr59" draw:text-style-name="P54" draw:layer="layout" svg:width="0.158cm" svg:height="0.158cm" svg:x="13.879cm" svg:y="5.904cm" svg:viewBox="0 0 159 159" svg:d="M80 159c21 0 41-9 56-23 15-15 23-35 23-56 0-22-8-42-23-57s-35-23-56-23-41 8-56 23c-16 15-24 35-24 57 0 21 8 41 24 56 15 14 35 23 56 23z">
          <text:p/>
        </draw:path>
        <draw:path draw:style-name="gr60" draw:text-style-name="P54" draw:layer="layout" svg:width="0.158cm" svg:height="0.158cm" svg:x="13.872cm" svg:y="5.975cm" svg:viewBox="0 0 159 159" svg:d="M80 159c21 0 41-8 56-23s23-35 23-56-8-41-23-55c-15-15-35-25-56-25s-41 10-56 25c-16 14-24 34-24 55s8 41 24 56c15 15 35 23 56 23z">
          <text:p/>
        </draw:path>
        <draw:path draw:style-name="gr61" draw:text-style-name="P2" draw:layer="layout" svg:width="0.158cm" svg:height="0.158cm" svg:x="13.872cm" svg:y="5.975cm" svg:viewBox="0 0 159 159" svg:d="M80 159c21 0 41-8 56-23s23-35 23-56-8-41-23-55c-15-15-35-25-56-25s-41 10-56 25c-16 14-24 34-24 55s8 41 24 56c15 15 35 23 56 23z">
          <text:p/>
        </draw:path>
        <draw:path draw:style-name="gr62" draw:text-style-name="P55" draw:layer="layout" svg:width="0.158cm" svg:height="0.158cm" svg:x="13.864cm" svg:y="6.047cm" svg:viewBox="0 0 159 159" svg:d="M80 159c21 0 41-8 56-23s23-35 23-57c0-21-8-41-23-56s-35-23-56-23-41 8-57 23c-15 15-23 35-23 56 0 22 8 42 23 57 16 15 36 23 57 23z">
          <text:p/>
        </draw:path>
        <draw:path draw:style-name="gr62" draw:text-style-name="P55" draw:layer="layout" svg:width="0.158cm" svg:height="0.158cm" svg:x="13.855cm" svg:y="6.119cm" svg:viewBox="0 0 159 159" svg:d="M80 159c21 0 41-9 56-24 15-14 23-34 23-55s-8-41-23-56c-15-16-35-24-56-24s-41 8-57 24c-14 15-23 35-23 56s9 41 23 55c16 15 36 24 57 24z">
          <text:p/>
        </draw:path>
        <draw:path draw:style-name="gr63" draw:text-style-name="P55" draw:layer="layout" svg:width="0.158cm" svg:height="0.157cm" svg:x="13.846cm" svg:y="6.191cm" svg:viewBox="0 0 159 158" svg:d="M80 158c21 0 41-8 55-23 15-15 24-36 24-57s-9-41-24-55c-14-15-34-23-55-23s-42 8-57 23c-15 14-23 34-23 55s8 42 23 57 36 23 57 23z">
          <text:p/>
        </draw:path>
        <draw:path draw:style-name="gr64" draw:text-style-name="P2" draw:layer="layout" svg:width="0.158cm" svg:height="0.157cm" svg:x="13.846cm" svg:y="6.191cm" svg:viewBox="0 0 159 158" svg:d="M80 158c21 0 41-8 55-23 15-15 24-36 24-57s-9-41-24-55c-14-15-34-23-55-23s-42 8-57 23c-15 14-23 34-23 55s8 42 23 57 36 23 57 23z">
          <text:p/>
        </draw:path>
        <draw:path draw:style-name="gr62" draw:text-style-name="P55" draw:layer="layout" svg:width="0.158cm" svg:height="0.158cm" svg:x="13.835cm" svg:y="6.262cm" svg:viewBox="0 0 159 159" svg:d="M80 159c21 0 41-8 56-23s23-35 23-56-8-41-23-57c-15-14-35-23-56-23s-42 9-57 23c-14 16-23 36-23 57s9 41 23 56c15 15 36 23 57 23z">
          <text:p/>
        </draw:path>
        <draw:path draw:style-name="gr62" draw:text-style-name="P55" draw:layer="layout" svg:width="0.158cm" svg:height="0.158cm" svg:x="13.824cm" svg:y="6.334cm" svg:viewBox="0 0 159 159" svg:d="M80 159c21 0 41-8 56-23 14-15 23-36 23-57s-9-41-23-56c-15-15-35-23-56-23-22 0-42 8-57 23s-23 35-23 56 8 42 23 57 35 23 57 23z">
          <text:p/>
        </draw:path>
        <draw:path draw:style-name="gr62" draw:text-style-name="P55" draw:layer="layout" svg:width="0.158cm" svg:height="0.158cm" svg:x="13.812cm" svg:y="6.406cm" svg:viewBox="0 0 159 159" svg:d="M79 159c22 0 42-9 56-23 15-15 24-35 24-56s-9-42-24-57c-14-15-34-23-56-23-21 0-41 8-56 23s-23 36-23 57 8 41 23 56c15 14 35 23 56 23z">
          <text:p/>
        </draw:path>
        <draw:path draw:style-name="gr63" draw:text-style-name="P55" draw:layer="layout" svg:width="0.158cm" svg:height="0.157cm" svg:x="13.799cm" svg:y="6.478cm" svg:viewBox="0 0 159 158" svg:d="M79 158c22 0 42-8 56-23 15-15 24-36 24-56 0-21-9-41-24-56-14-15-34-23-56-23-21 0-41 8-56 23s-23 35-23 56c0 20 8 41 23 56s35 23 56 23z">
          <text:p/>
        </draw:path>
        <draw:path draw:style-name="gr64" draw:text-style-name="P2" draw:layer="layout" svg:width="0.158cm" svg:height="0.157cm" svg:x="13.799cm" svg:y="6.478cm" svg:viewBox="0 0 159 158" svg:d="M79 158c22 0 42-8 56-23 15-15 24-36 24-56 0-21-9-41-24-56-14-15-34-23-56-23-21 0-41 8-56 23s-23 35-23 56c0 20 8 41 23 56s35 23 56 23z">
          <text:p/>
        </draw:path>
        <draw:path draw:style-name="gr62" draw:text-style-name="P55" draw:layer="layout" svg:width="0.158cm" svg:height="0.158cm" svg:x="13.785cm" svg:y="6.549cm" svg:viewBox="0 0 159 159" svg:d="M79 159c21 0 42-8 57-23 14-15 23-35 23-56s-9-42-23-57c-15-14-36-23-57-23s-41 9-56 23c-15 15-23 36-23 57s8 41 23 56 35 23 56 23z">
          <text:p/>
        </draw:path>
        <draw:path draw:style-name="gr62" draw:text-style-name="P55" draw:layer="layout" svg:width="0.158cm" svg:height="0.158cm" svg:x="13.77cm" svg:y="6.621cm" svg:viewBox="0 0 159 159" svg:d="M79 159c21 0 41-9 57-24 15-15 23-35 23-56s-8-41-23-56c-16-15-36-23-57-23s-41 8-56 23c-14 15-23 35-23 56s9 41 23 56c15 15 35 24 56 24z">
          <text:p/>
        </draw:path>
        <draw:path draw:style-name="gr63" draw:text-style-name="P55" draw:layer="layout" svg:width="0.158cm" svg:height="0.158cm" svg:x="13.755cm" svg:y="6.692cm" svg:viewBox="0 0 159 159" svg:d="M79 159c21 0 41-8 55-23 16-15 25-35 25-56 0-22-9-42-25-57-14-14-34-23-55-23s-41 9-56 23c-15 15-23 35-23 57 0 21 8 41 23 56s35 23 56 23z">
          <text:p/>
        </draw:path>
        <draw:path draw:style-name="gr64" draw:text-style-name="P2" draw:layer="layout" svg:width="0.158cm" svg:height="0.158cm" svg:x="13.755cm" svg:y="6.692cm" svg:viewBox="0 0 159 159" svg:d="M79 159c21 0 41-8 55-23 16-15 25-35 25-56 0-22-9-42-25-57-14-14-34-23-55-23s-41 9-56 23c-15 15-23 35-23 57 0 21 8 41 23 56s35 23 56 23z">
          <text:p/>
        </draw:path>
        <draw:path draw:style-name="gr62" draw:text-style-name="P55" draw:layer="layout" svg:width="0.157cm" svg:height="0.157cm" svg:x="13.739cm" svg:y="6.764cm" svg:viewBox="0 0 158 158" svg:d="M78 158c21 0 41-9 56-24s24-35 24-56c0-20-9-41-24-55-15-15-35-23-56-23-20 0-41 8-55 23-15 14-23 35-23 55 0 21 8 41 23 56 14 15 35 24 55 24z">
          <text:p/>
        </draw:path>
        <draw:path draw:style-name="gr62" draw:text-style-name="P55" draw:layer="layout" svg:width="0.158cm" svg:height="0.157cm" svg:x="13.721cm" svg:y="6.835cm" svg:viewBox="0 0 159 158" svg:d="M80 158c21 0 41-8 56-23 15-14 23-35 23-56s-8-41-23-56-35-23-56-23-41 8-55 23c-16 15-25 35-25 56s9 42 25 56c14 15 34 23 55 23z">
          <text:p/>
        </draw:path>
        <draw:path draw:style-name="gr62" draw:text-style-name="P55" draw:layer="layout" svg:width="0.157cm" svg:height="0.157cm" svg:x="13.704cm" svg:y="6.906cm" svg:viewBox="0 0 158 158" svg:d="M79 158c21 0 41-8 56-23s23-35 23-56-8-41-23-55c-15-16-35-24-56-24-20 0-41 8-56 24-15 14-23 34-23 55s8 41 23 56 36 23 56 23z">
          <text:p/>
        </draw:path>
        <draw:path draw:style-name="gr63" draw:text-style-name="P55" draw:layer="layout" svg:width="0.158cm" svg:height="0.158cm" svg:x="13.685cm" svg:y="6.976cm" svg:viewBox="0 0 159 159" svg:d="M80 159c21 0 41-8 56-23 14-15 23-36 23-57s-9-41-23-56c-15-15-35-23-56-23s-42 8-57 23-23 35-23 56 8 42 23 57 36 23 57 23z">
          <text:p/>
        </draw:path>
        <draw:path draw:style-name="gr64" draw:text-style-name="P2" draw:layer="layout" svg:width="0.158cm" svg:height="0.158cm" svg:x="13.685cm" svg:y="6.976cm" svg:viewBox="0 0 159 159" svg:d="M80 159c21 0 41-8 56-23 14-15 23-36 23-57s-9-41-23-56c-15-15-35-23-56-23s-42 8-57 23-23 35-23 56 8 42 23 57 36 23 57 23z">
          <text:p/>
        </draw:path>
        <draw:path draw:style-name="gr62" draw:text-style-name="P55" draw:layer="layout" svg:width="0.158cm" svg:height="0.158cm" svg:x="13.665cm" svg:y="7.046cm" svg:viewBox="0 0 159 159" svg:d="M80 159c21 0 41-8 56-23s23-35 23-56-8-41-23-56-35-24-56-24c-22 0-42 9-56 24-15 15-24 35-24 56s9 41 24 56c14 15 34 23 56 23z">
          <text:p/>
        </draw:path>
        <draw:path draw:style-name="gr62" draw:text-style-name="P55" draw:layer="layout" svg:width="0.158cm" svg:height="0.157cm" svg:x="13.645cm" svg:y="7.117cm" svg:viewBox="0 0 159 158" svg:d="M79 158c22 0 42-8 57-23s23-36 23-57-8-41-23-55c-15-15-35-23-57-23-21 0-41 8-56 23-15 14-23 34-23 55s8 42 23 57 35 23 56 23z">
          <text:p/>
        </draw:path>
        <draw:path draw:style-name="gr60" draw:text-style-name="P54" draw:layer="layout" svg:width="0.158cm" svg:height="0.158cm" svg:x="13.624cm" svg:y="7.186cm" svg:viewBox="0 0 159 159" svg:d="M79 159c21 0 42-8 57-23s23-35 23-56-8-42-23-57c-15-14-36-23-57-23s-41 9-56 23c-15 15-23 36-23 57s8 41 23 56 35 23 56 23z">
          <text:p/>
        </draw:path>
        <draw:path draw:style-name="gr61" draw:text-style-name="P2" draw:layer="layout" svg:width="0.158cm" svg:height="0.158cm" svg:x="13.624cm" svg:y="7.186cm" svg:viewBox="0 0 159 159" svg:d="M79 159c21 0 42-8 57-23s23-35 23-56-8-42-23-57c-15-14-36-23-57-23s-41 9-56 23c-15 15-23 36-23 57s8 41 23 56 35 23 56 23z">
          <text:p/>
        </draw:path>
        <draw:path draw:style-name="gr59" draw:text-style-name="P54" draw:layer="layout" svg:width="0.158cm" svg:height="0.157cm" svg:x="13.602cm" svg:y="7.256cm" svg:viewBox="0 0 159 158" svg:d="M79 158c21 0 41-8 57-24 15-15 23-35 23-56 0-20-8-41-23-55-16-15-36-23-57-23s-41 8-55 23c-15 14-24 35-24 55 0 21 9 41 24 56 14 16 34 24 55 24z">
          <text:p/>
        </draw:path>
        <draw:path draw:style-name="gr59" draw:text-style-name="P54" draw:layer="layout" svg:width="0.158cm" svg:height="0.157cm" svg:x="13.58cm" svg:y="7.325cm" svg:viewBox="0 0 159 158" svg:d="M79 158c21 0 41-8 56-23 14-15 24-35 24-56s-10-42-24-56c-15-15-35-23-56-23s-41 8-56 23c-15 14-23 35-23 56s8 41 23 56 35 23 56 23z">
          <text:p/>
        </draw:path>
        <draw:path draw:style-name="gr59" draw:text-style-name="P54" draw:layer="layout" svg:width="0.157cm" svg:height="0.158cm" svg:x="13.557cm" svg:y="7.393cm" svg:viewBox="0 0 158 159" svg:d="M79 159c21 0 41-9 56-24s23-35 23-56-8-41-23-56-35-23-56-23c-20 0-41 8-55 23-16 15-24 35-24 56s8 41 24 56c14 15 35 24 55 24z">
          <text:p/>
        </draw:path>
        <draw:path draw:style-name="gr60" draw:text-style-name="P54" draw:layer="layout" svg:width="0.157cm" svg:height="0.158cm" svg:x="13.533cm" svg:y="7.461cm" svg:viewBox="0 0 158 159" svg:d="M79 159c21 0 41-8 56-23s23-35 23-57c0-21-8-41-23-56-15-14-35-23-56-23-20 0-42 9-56 23-15 15-23 35-23 56 0 22 8 42 23 57 14 15 36 23 56 23z">
          <text:p/>
        </draw:path>
        <draw:path draw:style-name="gr61" draw:text-style-name="P2" draw:layer="layout" svg:width="0.157cm" svg:height="0.158cm" svg:x="13.533cm" svg:y="7.461cm" svg:viewBox="0 0 158 159" svg:d="M79 159c21 0 41-8 56-23s23-35 23-57c0-21-8-41-23-56-15-14-35-23-56-23-20 0-42 9-56 23-15 15-23 35-23 56 0 22 8 42 23 57 14 15 36 23 56 23z">
          <text:p/>
        </draw:path>
        <draw:path draw:style-name="gr59" draw:text-style-name="P54" draw:layer="layout" svg:width="0.158cm" svg:height="0.158cm" svg:x="13.508cm" svg:y="7.529cm" svg:viewBox="0 0 159 159" svg:d="M80 159c21 0 41-9 56-23 14-15 23-35 23-56s-9-41-23-56c-15-16-35-24-56-24-22 0-42 8-57 24-15 15-23 35-23 56s8 41 23 56c15 14 35 23 57 23z">
          <text:p/>
        </draw:path>
        <draw:path draw:style-name="gr56" draw:text-style-name="P53" draw:layer="layout" svg:width="0.158cm" svg:height="0.158cm" svg:x="13.482cm" svg:y="7.596cm" svg:viewBox="0 0 159 159" svg:d="M79 159c22 0 42-8 57-23s23-36 23-57-8-41-23-56-35-23-57-23c-21 0-41 8-55 23-15 15-24 35-24 56s9 42 24 57c14 15 34 23 55 23z">
          <text:p/>
        </draw:path>
        <draw:path draw:style-name="gr57" draw:text-style-name="P53" draw:layer="layout" svg:width="0.158cm" svg:height="0.158cm" svg:x="13.456cm" svg:y="7.663cm" svg:viewBox="0 0 159 159" svg:d="M79 159c21 0 41-9 57-24 15-14 23-34 23-55s-8-42-23-57c-16-15-36-23-57-23s-41 8-56 23c-14 15-23 36-23 57s9 41 23 55c15 15 35 24 56 24z">
          <text:p/>
        </draw:path>
        <draw:path draw:style-name="gr58" draw:text-style-name="P2" draw:layer="layout" svg:width="0.158cm" svg:height="0.158cm" svg:x="13.456cm" svg:y="7.663cm" svg:viewBox="0 0 159 159" svg:d="M79 159c21 0 41-9 57-24 15-14 23-34 23-55s-8-42-23-57c-16-15-36-23-57-23s-41 8-56 23c-14 15-23 36-23 57s9 41 23 55c15 15 35 24 56 24z">
          <text:p/>
        </draw:path>
        <draw:path draw:style-name="gr56" draw:text-style-name="P53" draw:layer="layout" svg:width="0.158cm" svg:height="0.158cm" svg:x="13.429cm" svg:y="7.729cm" svg:viewBox="0 0 159 159" svg:d="M79 159c21 0 41-9 56-23 16-16 24-36 24-57s-8-41-24-56c-15-15-35-23-56-23s-41 8-56 23c-14 15-23 35-23 56s9 41 23 57c15 14 35 23 56 23z">
          <text:p/>
        </draw:path>
        <draw:path draw:style-name="gr56" draw:text-style-name="P53" draw:layer="layout" svg:width="0.158cm" svg:height="0.158cm" svg:x="13.402cm" svg:y="7.794cm" svg:viewBox="0 0 159 159" svg:d="M80 159c21 0 41-8 55-23 15-15 24-35 24-56 0-22-9-42-24-56-14-15-34-24-55-24s-41 9-56 24c-16 14-24 34-24 56 0 21 8 41 24 56 15 15 35 23 56 23z">
          <text:p/>
        </draw:path>
        <draw:path draw:style-name="gr56" draw:text-style-name="P53" draw:layer="layout" svg:width="0.157cm" svg:height="0.158cm" svg:x="13.374cm" svg:y="7.859cm" svg:viewBox="0 0 158 159" svg:d="M79 159c21 0 41-8 56-23s23-35 23-56-8-41-23-56c-15-14-35-24-56-24-20 0-41 10-56 24-15 15-23 35-23 56s8 41 23 56 36 23 56 23z">
          <text:p/>
        </draw:path>
        <draw:path draw:style-name="gr65" draw:text-style-name="P52" draw:layer="layout" svg:width="0.157cm" svg:height="0.157cm" svg:x="13.345cm" svg:y="7.924cm" svg:viewBox="0 0 158 158" svg:d="M80 158c21 0 41-8 55-23 15-14 23-35 23-56s-8-41-23-56c-14-15-34-23-55-23-22 0-42 8-57 23s-23 35-23 56 8 42 23 56c15 15 35 23 57 23z">
          <text:p/>
        </draw:path>
        <draw:path draw:style-name="gr66" draw:text-style-name="P2" draw:layer="layout" svg:width="0.157cm" svg:height="0.157cm" svg:x="13.345cm" svg:y="7.924cm" svg:viewBox="0 0 158 158" svg:d="M80 158c21 0 41-8 55-23 15-14 23-35 23-56s-8-41-23-56c-14-15-34-23-55-23-22 0-42 8-57 23s-23 35-23 56 8 42 23 56c15 15 35 23 57 23z">
          <text:p/>
        </draw:path>
        <draw:path draw:style-name="gr55" draw:text-style-name="P52" draw:layer="layout" svg:width="0.158cm" svg:height="0.158cm" svg:x="13.315cm" svg:y="7.987cm" svg:viewBox="0 0 159 159" svg:d="M79 159c21 0 42-8 57-23s23-35 23-56-8-41-23-57c-15-14-36-23-57-23s-41 9-56 23c-15 16-23 36-23 57s8 41 23 56 35 23 56 23z">
          <text:p/>
        </draw:path>
        <draw:path draw:style-name="gr55" draw:text-style-name="P52" draw:layer="layout" svg:width="0.158cm" svg:height="0.158cm" svg:x="13.285cm" svg:y="8.05cm" svg:viewBox="0 0 159 159" svg:d="M79 159c21 0 41-8 56-23 15-16 24-36 24-57s-9-41-24-56c-15-14-35-23-56-23s-41 9-56 23c-15 15-23 35-23 56s8 41 23 57c15 15 35 23 56 23z">
          <text:p/>
        </draw:path>
        <draw:path draw:style-name="gr67" draw:text-style-name="P51" draw:layer="layout" svg:width="0.158cm" svg:height="0.157cm" svg:x="13.254cm" svg:y="8.113cm" svg:viewBox="0 0 159 158" svg:d="M80 158c21 0 41-8 56-23s23-35 23-56-8-42-23-56c-15-15-35-23-56-23s-41 8-56 23c-16 14-24 35-24 56s8 41 24 56c15 15 35 23 56 23z">
          <text:p/>
        </draw:path>
        <draw:path draw:style-name="gr68" draw:text-style-name="P2" draw:layer="layout" svg:width="0.158cm" svg:height="0.157cm" svg:x="13.254cm" svg:y="8.113cm" svg:viewBox="0 0 159 158" svg:d="M80 158c21 0 41-8 56-23s23-35 23-56-8-42-23-56c-15-15-35-23-56-23s-41 8-56 23c-16 14-24 35-24 56s8 41 24 56c15 15 35 23 56 23z">
          <text:p/>
        </draw:path>
        <draw:path draw:style-name="gr54" draw:text-style-name="P51" draw:layer="layout" svg:width="0.157cm" svg:height="0.158cm" svg:x="13.223cm" svg:y="8.174cm" svg:viewBox="0 0 158 159" svg:d="M80 159c21 0 41-8 55-23 15-15 23-35 23-56s-8-41-23-56c-14-15-34-24-55-24s-42 9-57 24-23 35-23 56 8 41 23 56 36 23 57 23z">
          <text:p/>
        </draw:path>
        <draw:path draw:style-name="gr54" draw:text-style-name="P51" draw:layer="layout" svg:width="0.157cm" svg:height="0.158cm" svg:x="13.191cm" svg:y="8.235cm" svg:viewBox="0 0 158 159" svg:d="M80 159c20 0 41-9 55-23 15-15 23-35 23-57 0-21-8-41-23-56-14-15-35-23-55-23-22 0-42 8-57 23s-23 35-23 56c0 22 8 42 23 57 15 14 35 23 57 23z">
          <text:p/>
        </draw:path>
        <draw:path draw:style-name="gr53" draw:text-style-name="P50" draw:layer="layout" svg:width="0.158cm" svg:height="0.158cm" svg:x="13.158cm" svg:y="8.295cm" svg:viewBox="0 0 159 159" svg:d="M79 159c21 0 42-9 57-23 14-15 23-35 23-56s-9-42-23-57c-15-15-36-23-57-23s-41 8-56 23-23 36-23 57 8 41 23 56c15 14 35 23 56 23z">
          <text:p/>
        </draw:path>
        <draw:path draw:style-name="gr69" draw:text-style-name="P50" draw:layer="layout" svg:width="0.158cm" svg:height="0.158cm" svg:x="13.125cm" svg:y="8.354cm" svg:viewBox="0 0 159 159" svg:d="M79 159c21 0 41-8 55-24 16-15 25-35 25-56s-9-41-25-56c-14-14-34-23-55-23s-41 9-56 23c-15 15-23 35-23 56s8 41 23 56c15 16 35 24 56 24z">
          <text:p/>
        </draw:path>
        <draw:path draw:style-name="gr70" draw:text-style-name="P2" draw:layer="layout" svg:width="0.158cm" svg:height="0.158cm" svg:x="13.125cm" svg:y="8.354cm" svg:viewBox="0 0 159 159" svg:d="M79 159c21 0 41-8 55-24 16-15 25-35 25-56s-9-41-25-56c-14-14-34-23-55-23s-41 9-56 23c-15 15-23 35-23 56s8 41 23 56c15 16 35 24 56 24z">
          <text:p/>
        </draw:path>
        <draw:path draw:style-name="gr53" draw:text-style-name="P50" draw:layer="layout" svg:width="0.158cm" svg:height="0.157cm" svg:x="13.091cm" svg:y="8.413cm" svg:viewBox="0 0 159 158" svg:d="M80 158c21 0 41-8 56-23 14-15 23-35 23-56s-9-41-23-56c-15-15-35-23-56-23s-41 8-56 23c-16 15-24 35-24 56s8 41 24 56c15 15 35 23 56 23z">
          <text:p/>
        </draw:path>
        <draw:path draw:style-name="gr52" draw:text-style-name="P49" draw:layer="layout" svg:width="0.157cm" svg:height="0.158cm" svg:x="13.057cm" svg:y="8.47cm" svg:viewBox="0 0 158 159" svg:d="M79 159c21 0 41-8 56-23s23-35 23-56-8-41-23-56c-15-16-35-24-56-24-20 0-42 8-56 24-15 15-23 35-23 56s8 41 23 56c14 15 36 23 56 23z">
          <text:p/>
        </draw:path>
        <draw:path draw:style-name="gr71" draw:text-style-name="P49" draw:layer="layout" svg:width="0.157cm" svg:height="0.158cm" svg:x="13.022cm" svg:y="8.527cm" svg:viewBox="0 0 158 159" svg:d="M79 159c21 0 42-9 56-24 15-15 23-35 23-56s-8-41-23-56c-14-15-35-23-56-23s-41 8-56 23-23 35-23 56 8 41 23 56 35 24 56 24z">
          <text:p/>
        </draw:path>
        <draw:path draw:style-name="gr72" draw:text-style-name="P2" draw:layer="layout" svg:width="0.157cm" svg:height="0.158cm" svg:x="13.022cm" svg:y="8.527cm" svg:viewBox="0 0 158 159" svg:d="M79 159c21 0 42-9 56-24 15-15 23-35 23-56s-8-41-23-56c-14-15-35-23-56-23s-41 8-56 23-23 35-23 56 8 41 23 56 35 24 56 24z">
          <text:p/>
        </draw:path>
        <draw:path draw:style-name="gr52" draw:text-style-name="P49" draw:layer="layout" svg:width="0.158cm" svg:height="0.157cm" svg:x="12.986cm" svg:y="8.583cm" svg:viewBox="0 0 159 158" svg:d="M79 158c21 0 41-8 57-23 15-15 23-35 23-56s-8-42-23-56c-16-15-36-23-57-23s-41 8-56 23c-15 14-23 35-23 56s8 41 23 56 35 23 56 23z">
          <text:p/>
        </draw:path>
        <draw:path draw:style-name="gr51" draw:text-style-name="P48" draw:layer="layout" svg:width="0.158cm" svg:height="0.158cm" svg:x="12.95cm" svg:y="8.637cm" svg:viewBox="0 0 159 159" svg:d="M79 159c21 0 41-8 56-23s24-35 24-56-9-41-24-55c-15-16-35-25-56-25s-41 9-56 25c-14 14-23 34-23 55s9 41 23 56c15 15 35 23 56 23z">
          <text:p/>
        </draw:path>
        <draw:path draw:style-name="gr51" draw:text-style-name="P48" draw:layer="layout" svg:width="0.157cm" svg:height="0.158cm" svg:x="12.914cm" svg:y="8.691cm" svg:viewBox="0 0 158 159" svg:d="M80 159c21 0 41-8 55-23 15-15 23-36 23-57s-8-41-23-56c-14-14-34-23-55-23s-41 9-57 23c-15 15-23 35-23 56s8 42 23 57c16 15 36 23 57 23z">
          <text:p/>
        </draw:path>
        <draw:path draw:style-name="gr50" draw:text-style-name="P47" draw:layer="layout" svg:width="0.158cm" svg:height="0.158cm" svg:x="12.877cm" svg:y="8.744cm" svg:viewBox="0 0 159 159" svg:d="M80 159c21 0 41-8 55-23 15-15 24-35 24-56 0-22-9-42-24-57-14-14-34-23-55-23-22 0-42 9-57 23-15 15-23 35-23 57 0 21 8 41 23 56s35 23 57 23z">
          <text:p/>
        </draw:path>
        <draw:path draw:style-name="gr50" draw:text-style-name="P47" draw:layer="layout" svg:width="0.158cm" svg:height="0.158cm" svg:x="12.839cm" svg:y="8.796cm" svg:viewBox="0 0 159 159" svg:d="M79 159c21 0 42-8 57-23s23-35 23-56-8-41-23-56c-15-16-36-24-57-24s-41 8-56 24c-14 15-23 35-23 56s9 41 23 56c15 15 35 23 56 23z">
          <text:p/>
        </draw:path>
        <draw:path draw:style-name="gr49" draw:text-style-name="P46" draw:layer="layout" svg:width="0.158cm" svg:height="0.158cm" svg:x="12.801cm" svg:y="8.847cm" svg:viewBox="0 0 159 159" svg:d="M79 159c21 0 41-8 56-23 16-15 24-36 24-57s-8-41-24-56c-15-15-35-23-56-23s-41 8-55 23c-15 15-24 35-24 56s9 42 24 57c14 15 34 23 55 23z">
          <text:p/>
        </draw:path>
        <draw:path draw:style-name="gr49" draw:text-style-name="P46" draw:layer="layout" svg:width="0.158cm" svg:height="0.158cm" svg:x="12.763cm" svg:y="8.897cm" svg:viewBox="0 0 159 159" svg:d="M80 159c21 0 41-9 56-23 14-15 23-35 23-56 0-22-9-42-23-57-15-15-35-23-56-23s-41 8-57 23c-15 15-23 35-23 57 0 21 8 41 23 56 16 14 36 23 57 23z">
          <text:p/>
        </draw:path>
        <draw:path draw:style-name="gr48" draw:text-style-name="P45" draw:layer="layout" svg:width="0.158cm" svg:height="0.158cm" svg:x="12.724cm" svg:y="8.946cm" svg:viewBox="0 0 159 159" svg:d="M80 159c21 0 41-9 56-24 15-14 23-34 23-55s-8-41-23-56c-15-16-35-24-56-24-22 0-42 8-57 24-14 15-23 35-23 56s9 41 23 55c15 15 35 24 57 24z">
          <text:p/>
        </draw:path>
        <draw:path draw:style-name="gr48" draw:text-style-name="P45" draw:layer="layout" svg:width="0.158cm" svg:height="0.157cm" svg:x="12.685cm" svg:y="8.994cm" svg:viewBox="0 0 159 158" svg:d="M79 158c21 0 42-8 57-23 14-16 23-36 23-57 0-20-9-41-23-55-15-15-36-23-57-23s-41 8-56 23c-15 14-23 35-23 55 0 21 8 41 23 57 15 15 35 23 56 23z">
          <text:p/>
        </draw:path>
        <draw:path draw:style-name="gr47" draw:text-style-name="P44" draw:layer="layout" svg:width="0.158cm" svg:height="0.158cm" svg:x="12.645cm" svg:y="9.04cm" svg:viewBox="0 0 159 159" svg:d="M79 159c21 0 41-8 56-23 16-15 24-35 24-56 0-22-8-42-24-57-15-15-35-23-56-23s-41 8-55 23c-15 15-24 35-24 57 0 21 9 41 24 56 14 15 34 23 55 23z">
          <text:p/>
        </draw:path>
        <draw:path draw:style-name="gr47" draw:text-style-name="P44" draw:layer="layout" svg:width="0.158cm" svg:height="0.157cm" svg:x="12.605cm" svg:y="9.086cm" svg:viewBox="0 0 159 158" svg:d="M80 158c21 0 41-8 56-23 15-14 23-34 23-55s-8-41-23-57c-15-15-35-23-56-23s-41 8-56 23c-15 16-24 36-24 57s9 41 24 55c15 15 35 23 56 23z">
          <text:p/>
        </draw:path>
        <draw:path draw:style-name="gr46" draw:text-style-name="P43" draw:layer="layout" svg:width="0.158cm" svg:height="0.158cm" svg:x="12.565cm" svg:y="9.13cm" svg:viewBox="0 0 159 159" svg:d="M80 159c21 0 41-8 56-24 15-15 23-35 23-56s-8-41-23-56-35-23-56-23c-22 0-42 8-57 23s-23 35-23 56 8 41 23 56c15 16 35 24 57 24z">
          <text:p/>
        </draw:path>
        <draw:path draw:style-name="gr46" draw:text-style-name="P43" draw:layer="layout" svg:width="0.158cm" svg:height="0.158cm" svg:x="12.524cm" svg:y="9.173cm" svg:viewBox="0 0 159 159" svg:d="M79 159c21 0 42-8 57-23s23-36 23-57-8-41-23-56c-15-14-36-23-57-23s-41 9-56 23c-14 15-23 35-23 56s9 42 23 57c15 15 35 23 56 23z">
          <text:p/>
        </draw:path>
        <draw:path draw:style-name="gr45" draw:text-style-name="P42" draw:layer="layout" svg:width="0.158cm" svg:height="0.158cm" svg:x="12.483cm" svg:y="9.215cm" svg:viewBox="0 0 159 159" svg:d="M79 159c21 0 41-8 56-23s24-35 24-56c0-22-9-42-24-57-15-14-35-23-56-23s-41 9-56 23c-14 15-23 35-23 57 0 21 9 41 23 56 15 15 35 23 56 23z">
          <text:p/>
        </draw:path>
        <draw:path draw:style-name="gr45" draw:text-style-name="P42" draw:layer="layout" svg:width="0.158cm" svg:height="0.158cm" svg:x="12.442cm" svg:y="9.256cm" svg:viewBox="0 0 159 159" svg:d="M80 159c21 0 41-8 56-23 14-15 23-35 23-56s-9-41-23-56c-15-16-35-24-56-24s-41 8-57 24c-15 15-23 35-23 56s8 41 23 56c16 15 36 23 57 23z">
          <text:p/>
        </draw:path>
        <draw:path draw:style-name="gr44" draw:text-style-name="P41" draw:layer="layout" svg:width="0.158cm" svg:height="0.158cm" svg:x="12.4cm" svg:y="9.296cm" svg:viewBox="0 0 159 159" svg:d="M80 159c21 0 41-9 56-25 15-14 23-34 23-55s-8-41-23-56-35-23-56-23c-22 0-42 8-57 23s-23 35-23 56 8 41 23 55c15 16 35 25 57 25z">
          <text:p/>
        </draw:path>
        <draw:path draw:style-name="gr43" draw:text-style-name="P40" draw:layer="layout" svg:width="0.158cm" svg:height="0.158cm" svg:x="12.358cm" svg:y="9.334cm" svg:viewBox="0 0 159 159" svg:d="M79 159c21 0 41-8 57-23 15-15 23-35 23-57 0-21-8-41-23-56-16-15-36-23-57-23s-41 8-56 23-23 35-23 56c0 22 8 42 23 57s35 23 56 23z">
          <text:p/>
        </draw:path>
        <draw:path draw:style-name="gr43" draw:text-style-name="P40" draw:layer="layout" svg:width="0.158cm" svg:height="0.158cm" svg:x="12.316cm" svg:y="9.371cm" svg:viewBox="0 0 159 159" svg:d="M80 159c21 0 41-8 56-23 14-15 23-35 23-56 0-22-9-42-23-57-15-14-35-23-56-23s-41 9-56 23c-15 15-24 35-24 57 0 21 9 41 24 56s35 23 56 23z">
          <text:p/>
        </draw:path>
        <draw:path draw:style-name="gr42" draw:text-style-name="P39" draw:layer="layout" svg:width="0.158cm" svg:height="0.158cm" svg:x="12.273cm" svg:y="9.407cm" svg:viewBox="0 0 159 159" svg:d="M80 159c21 0 41-8 56-23s23-35 23-56-8-41-23-57c-15-15-35-23-56-23s-42 8-57 23c-14 16-23 36-23 57s9 41 23 56c15 15 36 23 57 23z">
          <text:p/>
        </draw:path>
        <draw:path draw:style-name="gr42" draw:text-style-name="P39" draw:layer="layout" svg:width="0.157cm" svg:height="0.157cm" svg:x="12.231cm" svg:y="9.442cm" svg:viewBox="0 0 158 158" svg:d="M79 158c21 0 41-8 56-24 15-15 23-35 23-56 0-20-8-40-23-55s-35-23-56-23-41 8-56 23-23 35-23 55c0 21 8 41 23 56 15 16 35 24 56 24z">
          <text:p/>
        </draw:path>
        <draw:path draw:style-name="gr41" draw:text-style-name="P38" draw:layer="layout" svg:width="0.157cm" svg:height="0.158cm" svg:x="12.188cm" svg:y="9.475cm" svg:viewBox="0 0 158 159" svg:d="M79 159c20 0 41-9 56-23 15-15 23-36 23-57s-8-41-23-56-36-23-56-23c-21 0-41 8-56 23s-23 35-23 56 8 42 23 57c15 14 35 23 56 23z">
          <text:p/>
        </draw:path>
        <draw:path draw:style-name="gr40" draw:text-style-name="P37" draw:layer="layout" svg:width="0.158cm" svg:height="0.158cm" svg:x="12.144cm" svg:y="9.507cm" svg:viewBox="0 0 159 159" svg:d="M80 159c21 0 41-9 56-24 15-14 23-34 23-56 0-21-8-41-23-56s-35-23-56-23-41 8-55 23c-16 15-25 35-25 56 0 22 9 42 25 56 14 15 34 24 55 24z">
          <text:p/>
        </draw:path>
        <draw:path draw:style-name="gr40" draw:text-style-name="P37" draw:layer="layout" svg:width="0.158cm" svg:height="0.158cm" svg:x="12.101cm" svg:y="9.537cm" svg:viewBox="0 0 159 159" svg:d="M80 159c21 0 41-8 56-23s23-35 23-56-8-42-23-57c-15-14-35-23-56-23-22 0-42 9-57 23-15 15-23 36-23 57s8 41 23 56 35 23 57 23z">
          <text:p/>
        </draw:path>
        <draw:path draw:style-name="gr39" draw:text-style-name="P36" draw:layer="layout" svg:width="0.157cm" svg:height="0.157cm" svg:x="12.058cm" svg:y="9.567cm" svg:viewBox="0 0 158 158" svg:d="M78 158c21 0 42-8 57-23s23-35 23-56c0-20-8-41-23-55-15-16-36-24-57-24-20 0-41 8-55 24-15 14-23 35-23 55 0 21 8 41 23 56 14 15 35 23 55 23z">
          <text:p/>
        </draw:path>
        <draw:path draw:style-name="gr39" draw:text-style-name="P36" draw:layer="layout" svg:width="0.158cm" svg:height="0.158cm" svg:x="12.014cm" svg:y="9.594cm" svg:viewBox="0 0 159 159" svg:d="M79 159c21 0 41-9 56-24 14-15 24-35 24-56s-10-41-24-56c-15-14-35-23-56-23s-41 9-56 23c-15 15-23 35-23 56s8 41 23 56 35 24 56 24z">
          <text:p/>
        </draw:path>
        <draw:path draw:style-name="gr38" draw:text-style-name="P35" draw:layer="layout" svg:width="0.158cm" svg:height="0.158cm" svg:x="11.97cm" svg:y="9.621cm" svg:viewBox="0 0 159 159" svg:d="M80 159c21 0 41-9 56-23 14-16 23-36 23-57s-9-41-23-56c-15-15-35-23-56-23s-41 8-57 23c-15 15-23 35-23 56s8 41 23 57c16 14 36 23 57 23z">
          <text:p/>
        </draw:path>
        <draw:path draw:style-name="gr37" draw:text-style-name="P34" draw:layer="layout" svg:width="0.158cm" svg:height="0.158cm" svg:x="11.926cm" svg:y="9.646cm" svg:viewBox="0 0 159 159" svg:d="M79 159c22 0 42-9 57-23 15-15 23-36 23-57s-8-41-23-56-35-23-57-23c-21 0-41 8-56 23s-23 35-23 56 8 42 23 57c15 14 35 23 56 23z">
          <text:p/>
        </draw:path>
        <draw:path draw:style-name="gr37" draw:text-style-name="P34" draw:layer="layout" svg:width="0.158cm" svg:height="0.157cm" svg:x="11.882cm" svg:y="9.67cm" svg:viewBox="0 0 159 158" svg:d="M79 158c21 0 41-8 57-23 15-15 23-35 23-56s-8-42-23-56c-16-15-36-23-57-23s-41 8-56 23c-15 14-23 35-23 56s8 41 23 56 35 23 56 23z">
          <text:p/>
        </draw:path>
        <draw:path draw:style-name="gr36" draw:text-style-name="P33" draw:layer="layout" svg:width="0.158cm" svg:height="0.158cm" svg:x="11.838cm" svg:y="9.692cm" svg:viewBox="0 0 159 159" svg:d="M80 159c21 0 41-9 56-24 14-14 23-34 23-55s-9-42-23-57c-15-15-35-23-56-23s-41 8-56 23c-16 15-24 36-24 57s8 41 24 55c15 15 35 24 56 24z">
          <text:p/>
        </draw:path>
        <draw:path draw:style-name="gr35" draw:text-style-name="P32" draw:layer="layout" svg:width="0.158cm" svg:height="0.157cm" svg:x="11.794cm" svg:y="9.713cm" svg:viewBox="0 0 159 158" svg:d="M80 158c21 0 41-8 55-23 15-15 24-35 24-56 0-20-9-41-24-56-14-15-34-23-55-23s-42 8-57 23-23 36-23 56c0 21 8 41 23 56s36 23 57 23z">
          <text:p/>
        </draw:path>
        <draw:path draw:style-name="gr35" draw:text-style-name="P32" draw:layer="layout" svg:width="0.157cm" svg:height="0.158cm" svg:x="11.75cm" svg:y="9.732cm" svg:viewBox="0 0 158 159" svg:d="M78 159c21 0 42-9 57-23 15-15 23-35 23-56s-8-41-23-56c-15-16-36-24-57-24s-41 8-55 24c-15 15-23 35-23 56s8 41 23 56c14 14 34 23 55 23z">
          <text:p/>
        </draw:path>
        <draw:path draw:style-name="gr34" draw:text-style-name="P31" draw:layer="layout" svg:width="0.158cm" svg:height="0.158cm" svg:x="11.705cm" svg:y="9.75cm" svg:viewBox="0 0 159 159" svg:d="M79 159c21 0 41-10 56-25 16-14 24-34 24-55s-8-41-24-56c-15-15-35-23-56-23s-41 8-56 23c-14 15-23 35-23 56s9 41 23 55c15 15 35 25 56 25z">
          <text:p/>
        </draw:path>
        <draw:path draw:style-name="gr33" draw:text-style-name="P30" draw:layer="layout" svg:width="0.158cm" svg:height="0.158cm" svg:x="11.661cm" svg:y="9.766cm" svg:viewBox="0 0 159 159" svg:d="M80 159c21 0 41-8 56-24 15-15 23-35 23-56s-8-41-23-56-35-23-56-23-41 8-57 23c-15 15-23 35-23 56s8 41 23 56c16 16 36 24 57 24z">
          <text:p/>
        </draw:path>
        <draw:path draw:style-name="gr32" draw:text-style-name="P29" draw:layer="layout" svg:width="0.158cm" svg:height="0.158cm" svg:x="11.617cm" svg:y="9.781cm" svg:viewBox="0 0 159 159" svg:d="M80 159c21 0 41-8 55-23 15-16 24-36 24-57s-9-41-24-56c-14-15-34-23-55-23-22 0-42 8-57 23s-23 35-23 56 8 41 23 57c15 15 35 23 57 23z">
          <text:p/>
        </draw:path>
        <draw:path draw:style-name="gr32" draw:text-style-name="P29" draw:layer="layout" svg:width="0.157cm" svg:height="0.158cm" svg:x="11.573cm" svg:y="9.794cm" svg:viewBox="0 0 158 159" svg:d="M79 159c20 0 40-8 56-23 15-15 23-36 23-57s-8-41-23-55c-16-15-36-24-56-24-21 0-41 9-56 24-15 14-23 34-23 55s8 42 23 57 35 23 56 23z">
          <text:p/>
        </draw:path>
        <draw:path draw:style-name="gr31" draw:text-style-name="P28" draw:layer="layout" svg:width="0.158cm" svg:height="0.158cm" svg:x="11.528cm" svg:y="9.806cm" svg:viewBox="0 0 159 159" svg:d="M80 159c21 0 41-8 56-23s23-35 23-57c0-21-8-41-23-55-15-15-35-24-56-24s-41 9-55 24c-15 14-25 34-25 55 0 22 10 42 25 57 14 15 34 23 55 23z">
          <text:p/>
        </draw:path>
        <draw:path draw:style-name="gr30" draw:text-style-name="P27" draw:layer="layout" svg:width="0.158cm" svg:height="0.158cm" svg:x="11.484cm" svg:y="9.817cm" svg:viewBox="0 0 159 159" svg:d="M80 159c21 0 41-9 56-24 15-14 23-34 23-56 0-21-8-41-23-56s-35-23-56-23-42 8-56 23c-15 15-24 35-24 56 0 22 9 42 24 56 14 15 35 24 56 24z">
          <text:p/>
        </draw:path>
        <draw:path draw:style-name="gr30" draw:text-style-name="P27" draw:layer="layout" svg:width="0.158cm" svg:height="0.157cm" svg:x="11.44cm" svg:y="9.826cm" svg:viewBox="0 0 159 158" svg:d="M79 158c22 0 42-8 57-23 15-14 23-34 23-55 0-22-8-42-23-57s-35-23-57-23c-21 0-41 8-55 23-15 15-24 35-24 57 0 21 9 41 24 55 14 15 34 23 55 23z">
          <text:p/>
        </draw:path>
        <draw:path draw:style-name="gr29" draw:text-style-name="P26" draw:layer="layout" svg:width="0.157cm" svg:height="0.158cm" svg:x="11.397cm" svg:y="9.833cm" svg:viewBox="0 0 158 159" svg:d="M78 159c21 0 41-8 56-23 16-15 24-35 24-56 0-22-8-42-24-57-15-15-35-23-56-23-20 0-41 8-55 23-15 15-23 35-23 57 0 21 8 41 23 56 14 15 35 23 55 23z">
          <text:p/>
        </draw:path>
        <draw:path draw:style-name="gr28" draw:text-style-name="P25" draw:layer="layout" svg:width="0.158cm" svg:height="0.158cm" svg:x="11.353cm" svg:y="9.839cm" svg:viewBox="0 0 159 159" svg:d="M80 159c21 0 41-9 55-23 15-15 24-35 24-56 0-22-9-42-24-57-14-15-34-23-55-23s-41 8-57 23c-15 15-23 35-23 57 0 21 8 41 23 56 16 14 36 23 57 23z">
          <text:p/>
        </draw:path>
        <draw:path draw:style-name="gr27" draw:text-style-name="P24" draw:layer="layout" svg:width="0.158cm" svg:height="0.158cm" svg:x="11.309cm" svg:y="9.843cm" svg:viewBox="0 0 159 159" svg:d="M80 159c21 0 41-8 56-23s23-35 23-56c0-22-8-42-23-57-15-14-35-23-56-23-22 0-42 9-57 23-14 15-23 35-23 57 0 21 9 41 23 56 15 15 35 23 57 23z">
          <text:p/>
        </draw:path>
        <draw:path draw:style-name="gr27" draw:text-style-name="P24" draw:layer="layout" svg:width="0.158cm" svg:height="0.158cm" svg:x="11.266cm" svg:y="9.846cm" svg:viewBox="0 0 159 159" svg:d="M79 159c21 0 42-9 56-23 15-15 24-35 24-56s-9-42-24-57c-14-15-35-23-56-23s-41 8-56 23-23 36-23 57 8 41 23 56c15 14 35 23 56 23z">
          <text:p/>
        </draw:path>
        <draw:path draw:style-name="gr26" draw:text-style-name="P23" draw:layer="layout" svg:width="0.157cm" svg:height="0.158cm" svg:x="11.223cm" svg:y="9.847cm" svg:viewBox="0 0 158 159" svg:d="M78 159c21 0 41-8 56-23s24-35 24-56-9-42-24-57c-15-14-35-23-56-23-20 0-41 9-55 23-15 15-23 36-23 57s8 41 23 56c14 15 35 23 55 23z">
          <text:p/>
        </draw:path>
        <draw:path draw:style-name="gr25" draw:text-style-name="P22" draw:layer="layout" svg:width="0.157cm" svg:height="0.158cm" svg:x="11.18cm" svg:y="9.847cm" svg:viewBox="0 0 158 159" svg:d="M79 159c21 0 41-9 56-23 15-15 23-35 23-56s-8-42-23-57-35-23-56-23c-20 0-42 8-56 23-15 15-23 36-23 57s8 41 23 56c14 14 36 23 56 23z">
          <text:p/>
        </draw:path>
        <draw:path draw:style-name="gr25" draw:text-style-name="P22" draw:layer="layout" svg:width="0.158cm" svg:height="0.158cm" svg:x="11.137cm" svg:y="9.845cm" svg:viewBox="0 0 159 159" svg:d="M79 159c22 0 42-8 56-23 15-15 24-35 24-56 0-22-9-42-24-57-14-15-34-23-56-23-21 0-41 8-56 23s-23 35-23 57c0 21 8 41 23 56s35 23 56 23z">
          <text:p/>
        </draw:path>
        <draw:path draw:style-name="gr24" draw:text-style-name="P21" draw:layer="layout" svg:width="0.158cm" svg:height="0.157cm" svg:x="11.094cm" svg:y="9.842cm" svg:viewBox="0 0 159 158" svg:d="M79 158c21 0 41-8 57-23 15-15 23-35 23-56s-8-41-23-56c-16-15-36-23-57-23s-41 8-56 23c-14 15-23 35-23 56s9 41 23 56c15 15 35 23 56 23z">
          <text:p/>
        </draw:path>
        <draw:path draw:style-name="gr23" draw:text-style-name="P20" draw:layer="layout" svg:width="0.158cm" svg:height="0.157cm" svg:x="11.052cm" svg:y="9.837cm" svg:viewBox="0 0 159 158" svg:d="M80 158c21 0 41-8 56-23 14-15 23-35 23-55 0-22-9-42-23-57-15-15-35-23-56-23s-41 8-56 23c-16 15-24 35-24 57 0 20 8 40 24 55 15 15 35 23 56 23z">
          <text:p/>
        </draw:path>
        <draw:path draw:style-name="gr22" draw:text-style-name="P19" draw:layer="layout" svg:width="0.158cm" svg:height="0.158cm" svg:x="11.01cm" svg:y="9.83cm" svg:viewBox="0 0 159 159" svg:d="M80 159c21 0 41-8 56-23 14-15 23-35 23-56 0-22-9-42-23-57-15-15-35-23-56-23s-42 8-57 23-23 35-23 57c0 21 8 41 23 56s36 23 57 23z">
          <text:p/>
        </draw:path>
        <draw:path draw:style-name="gr22" draw:text-style-name="P19" draw:layer="layout" svg:width="0.158cm" svg:height="0.158cm" svg:x="10.968cm" svg:y="9.822cm" svg:viewBox="0 0 159 159" svg:d="M79 159c22 0 42-9 57-23 15-15 23-35 23-57 0-21-8-41-23-56s-35-23-57-23c-21 0-41 8-56 23-14 15-23 35-23 56 0 22 9 42 23 57 15 14 35 23 56 23z">
          <text:p/>
        </draw:path>
        <draw:path draw:style-name="gr21" draw:text-style-name="P18" draw:layer="layout" svg:width="0.158cm" svg:height="0.158cm" svg:x="10.927cm" svg:y="9.812cm" svg:viewBox="0 0 159 159" svg:d="M79 159c21 0 41-8 55-23 16-15 25-35 25-57 0-21-9-41-25-56-14-14-34-23-55-23s-41 9-56 23c-15 15-23 35-23 56 0 22 8 42 23 57s35 23 56 23z">
          <text:p/>
        </draw:path>
        <draw:path draw:style-name="gr20" draw:text-style-name="P17" draw:layer="layout" svg:width="0.158cm" svg:height="0.158cm" svg:x="10.886cm" svg:y="9.801cm" svg:viewBox="0 0 159 159" svg:d="M80 159c21 0 41-8 55-23 15-15 24-36 24-57s-9-41-24-56c-14-15-34-23-55-23s-41 8-56 23c-16 15-24 35-24 56s8 42 24 57c15 15 35 23 56 23z">
          <text:p/>
        </draw:path>
        <draw:path draw:style-name="gr19" draw:text-style-name="P16" draw:layer="layout" svg:width="0.158cm" svg:height="0.158cm" svg:x="10.845cm" svg:y="9.788cm" svg:viewBox="0 0 159 159" svg:d="M80 159c21 0 41-8 56-23s23-36 23-57-8-41-23-56c-15-14-35-23-56-23-22 0-42 9-57 23-15 15-23 35-23 56s8 42 23 57 35 23 57 23z">
          <text:p/>
        </draw:path>
        <draw:path draw:style-name="gr19" draw:text-style-name="P16" draw:layer="layout" svg:width="0.158cm" svg:height="0.158cm" svg:x="10.805cm" svg:y="9.774cm" svg:viewBox="0 0 159 159" svg:d="M79 159c21 0 42-9 56-23 15-16 24-36 24-57s-9-41-24-56c-14-15-35-23-56-23s-41 8-56 23-23 35-23 56 8 41 23 57c15 14 35 23 56 23z">
          <text:p/>
        </draw:path>
        <draw:path draw:style-name="gr18" draw:text-style-name="P15" draw:layer="layout" svg:width="0.158cm" svg:height="0.158cm" svg:x="10.765cm" svg:y="9.758cm" svg:viewBox="0 0 159 159" svg:d="M79 159c21 0 41-9 56-24s24-35 24-56-9-41-24-56-35-23-56-23-41 8-56 23-23 35-23 56 8 41 23 56 35 24 56 24z">
          <text:p/>
        </draw:path>
        <draw:path draw:style-name="gr17" draw:text-style-name="P14" draw:layer="layout" svg:width="0.158cm" svg:height="0.157cm" svg:x="10.725cm" svg:y="9.741cm" svg:viewBox="0 0 159 158" svg:d="M80 158c21 0 41-8 56-23s23-35 23-56c0-20-8-41-23-55-15-15-35-24-56-24s-41 9-56 24c-15 14-24 35-24 55 0 21 9 41 24 56s35 23 56 23z">
          <text:p/>
        </draw:path>
        <draw:path draw:style-name="gr17" draw:text-style-name="P14" draw:layer="layout" svg:width="0.158cm" svg:height="0.157cm" svg:x="10.686cm" svg:y="9.722cm" svg:viewBox="0 0 159 158" svg:d="M80 158c21 0 41-8 56-23s23-35 23-55c0-21-8-41-23-57-15-15-35-23-56-23-22 0-42 8-57 23-14 16-23 36-23 57 0 20 9 40 23 55 15 15 35 23 57 23z">
          <text:p/>
        </draw:path>
        <draw:path draw:style-name="gr16" draw:text-style-name="P13" draw:layer="layout" svg:width="0.158cm" svg:height="0.158cm" svg:x="10.648cm" svg:y="9.701cm" svg:viewBox="0 0 159 159" svg:d="M79 159c21 0 42-8 56-23 15-15 24-35 24-56s-9-42-24-57c-14-15-35-23-56-23s-41 8-56 23-23 36-23 57 8 41 23 56 35 23 56 23z">
          <text:p/>
        </draw:path>
        <draw:path draw:style-name="gr15" draw:text-style-name="P12" draw:layer="layout" svg:width="0.157cm" svg:height="0.158cm" svg:x="10.61cm" svg:y="9.679cm" svg:viewBox="0 0 158 159" svg:d="M79 159c20 0 40-9 55-23 16-15 24-35 24-56 0-22-8-42-24-57-15-15-35-23-55-23-21 0-41 8-56 23s-23 35-23 57c0 21 8 41 23 56 15 14 35 23 56 23z">
          <text:p/>
        </draw:path>
        <draw:path draw:style-name="gr14" draw:text-style-name="P11" draw:layer="layout" svg:width="0.158cm" svg:height="0.158cm" svg:x="10.572cm" svg:y="9.655cm" svg:viewBox="0 0 159 159" svg:d="M80 159c21 0 41-8 56-23 14-15 23-35 23-57 0-21-9-41-23-55-15-15-35-24-56-24s-41 9-56 24c-16 14-24 34-24 55 0 22 8 42 24 57 15 15 35 23 56 23z">
          <text:p/>
        </draw:path>
        <draw:path draw:style-name="gr14" draw:text-style-name="P11" draw:layer="layout" svg:width="0.158cm" svg:height="0.158cm" svg:x="10.535cm" svg:y="9.63cm" svg:viewBox="0 0 159 159" svg:d="M80 159c21 0 41-8 56-23 14-15 23-36 23-57s-9-41-23-56c-15-14-35-23-56-23-22 0-42 9-57 23-15 15-23 35-23 56s8 42 23 57 35 23 57 23z">
          <text:p/>
        </draw:path>
        <draw:path draw:style-name="gr13" draw:text-style-name="P10" draw:layer="layout" svg:width="0.158cm" svg:height="0.158cm" svg:x="10.498cm" svg:y="9.604cm" svg:viewBox="0 0 159 159" svg:d="M79 159c22 0 42-9 57-25 15-14 23-34 23-55s-8-41-23-56-35-23-57-23c-21 0-41 8-56 23-14 15-23 35-23 56s9 41 23 55c15 16 35 25 56 25z">
          <text:p/>
        </draw:path>
        <draw:path draw:style-name="gr73" draw:text-style-name="P56" draw:layer="layout" svg:width="0.158cm" svg:height="0.157cm" svg:x="10.462cm" svg:y="9.576cm" svg:viewBox="0 0 159 158" svg:d="M79 158c21 0 41-8 57-23 15-14 23-35 23-55 0-21-8-41-23-56-16-16-36-24-57-24s-41 8-56 24c-14 15-23 35-23 56 0 20 9 41 23 55 15 15 35 23 56 23z">
          <text:p/>
        </draw:path>
        <draw:path draw:style-name="gr73" draw:text-style-name="P56" draw:layer="layout" svg:width="0.157cm" svg:height="0.158cm" svg:x="10.427cm" svg:y="9.546cm" svg:viewBox="0 0 158 159" svg:d="M80 159c20 0 41-9 55-23 15-15 23-35 23-56s-8-42-23-57c-14-15-35-23-55-23-21 0-41 8-56 23-16 15-24 36-24 57s8 41 24 56c15 14 35 23 56 23z">
          <text:p/>
        </draw:path>
        <draw:path draw:style-name="gr74" draw:text-style-name="P57" draw:layer="layout" svg:width="0.158cm" svg:height="0.158cm" svg:x="10.392cm" svg:y="9.515cm" svg:viewBox="0 0 159 159" svg:d="M80 159c21 0 41-9 55-23 15-15 24-35 24-56 0-22-9-42-24-57-14-15-34-23-55-23s-42 8-57 23-23 35-23 57c0 21 8 41 23 56 15 14 36 23 57 23z">
          <text:p/>
        </draw:path>
        <draw:path draw:style-name="gr75" draw:text-style-name="P58" draw:layer="layout" svg:width="0.158cm" svg:height="0.158cm" svg:x="10.357cm" svg:y="9.482cm" svg:viewBox="0 0 159 159" svg:d="M79 159c22 0 42-8 57-23s23-36 23-57-8-41-23-56c-15-14-35-23-57-23-21 0-41 9-55 23-15 15-24 35-24 56s9 42 24 57c14 15 34 23 55 23z">
          <text:p/>
        </draw:path>
        <draw:path draw:style-name="gr76" draw:text-style-name="P59" draw:layer="layout" svg:width="0.158cm" svg:height="0.158cm" svg:x="10.324cm" svg:y="9.448cm" svg:viewBox="0 0 159 159" svg:d="M79 159c21 0 42-8 56-24 15-15 24-35 24-56s-9-41-24-56c-14-14-35-23-56-23s-41 9-56 23c-15 15-23 35-23 56s8 41 23 56c15 16 35 24 56 24z">
          <text:p/>
        </draw:path>
        <draw:path draw:style-name="gr76" draw:text-style-name="P59" draw:layer="layout" svg:width="0.157cm" svg:height="0.158cm" svg:x="10.291cm" svg:y="9.413cm" svg:viewBox="0 0 158 159" svg:d="M79 159c20 0 41-9 55-23 16-15 24-35 24-56s-8-41-24-56c-14-16-35-24-55-24-21 0-41 8-56 24-15 15-23 35-23 56s8 41 23 56c15 14 35 23 56 23z">
          <text:p/>
        </draw:path>
        <draw:path draw:style-name="gr77" draw:text-style-name="P60" draw:layer="layout" svg:width="0.158cm" svg:height="0.158cm" svg:x="10.258cm" svg:y="9.376cm" svg:viewBox="0 0 159 159" svg:d="M80 159c21 0 41-9 56-23 15-15 23-35 23-56s-8-42-23-57-35-23-56-23-41 8-56 23-24 36-24 57 9 41 24 56c15 14 35 23 56 23z">
          <text:p/>
        </draw:path>
        <draw:path draw:style-name="gr78" draw:text-style-name="P61" draw:layer="layout" svg:width="0.158cm" svg:height="0.157cm" svg:x="10.226cm" svg:y="9.338cm" svg:viewBox="0 0 159 158" svg:d="M80 158c21 0 41-8 56-23 15-14 23-34 23-56 0-21-8-41-23-56s-35-23-56-23-42 8-56 23c-15 15-24 35-24 56 0 22 9 42 24 56 14 15 35 23 56 23z">
          <text:p/>
        </draw:path>
        <draw:path draw:style-name="gr78" draw:text-style-name="P61" draw:layer="layout" svg:width="0.158cm" svg:height="0.158cm" svg:x="10.195cm" svg:y="9.298cm" svg:viewBox="0 0 159 159" svg:d="M79 159c22 0 42-9 57-23 15-16 23-36 23-57s-8-41-23-56-35-23-57-23c-21 0-41 8-56 23-14 15-23 35-23 56s9 41 23 57c15 14 35 23 56 23z">
          <text:p/>
        </draw:path>
        <draw:path draw:style-name="gr79" draw:text-style-name="P62" draw:layer="layout" svg:width="0.158cm" svg:height="0.158cm" svg:x="10.165cm" svg:y="9.257cm" svg:viewBox="0 0 159 159" svg:d="M79 159c21 0 42-9 57-23 14-15 23-35 23-56s-9-41-23-56c-15-16-36-24-57-24s-41 8-56 24c-15 15-23 35-23 56s8 41 23 56c15 14 35 23 56 23z">
          <text:p/>
        </draw:path>
        <draw:path draw:style-name="gr80" draw:text-style-name="P63" draw:layer="layout" svg:width="0.158cm" svg:height="0.158cm" svg:x="10.135cm" svg:y="9.214cm" svg:viewBox="0 0 159 159" svg:d="M79 159c21 0 41-8 56-23 16-15 24-35 24-56 0-22-8-42-24-56-15-15-35-24-56-24s-41 9-56 24c-14 14-23 34-23 56 0 21 9 41 23 56 15 15 35 23 56 23z">
          <text:p/>
        </draw:path>
        <draw:path draw:style-name="gr80" draw:text-style-name="P63" draw:layer="layout" svg:width="0.158cm" svg:height="0.157cm" svg:x="10.106cm" svg:y="9.171cm" svg:viewBox="0 0 159 158" svg:d="M80 158c21 0 41-8 56-23s23-36 23-57c0-20-8-41-23-55-15-15-35-23-56-23s-41 8-56 23c-15 14-24 35-24 55 0 21 9 42 24 57s35 23 56 23z">
          <text:p/>
        </draw:path>
        <draw:path draw:style-name="gr81" draw:text-style-name="P64" draw:layer="layout" svg:width="0.158cm" svg:height="0.158cm" svg:x="10.078cm" svg:y="9.125cm" svg:viewBox="0 0 159 159" svg:d="M80 159c21 0 41-9 56-24s23-35 23-56-8-41-23-55c-15-15-35-24-56-24s-42 9-57 24c-15 14-23 34-23 55s8 41 23 56 36 24 57 24z">
          <text:p/>
        </draw:path>
        <draw:path draw:style-name="gr81" draw:text-style-name="P64" draw:layer="layout" svg:width="0.157cm" svg:height="0.158cm" svg:x="10.051cm" svg:y="9.079cm" svg:viewBox="0 0 158 159" svg:d="M79 159c21 0 41-9 56-23 15-15 23-35 23-56s-8-42-23-57-35-23-56-23-42 8-56 23c-15 15-23 36-23 57s8 41 23 56c14 14 35 23 56 23z">
          <text:p/>
        </draw:path>
        <draw:path draw:style-name="gr82" draw:text-style-name="P65" draw:layer="layout" svg:width="0.158cm" svg:height="0.158cm" svg:x="10.024cm" svg:y="9.031cm" svg:viewBox="0 0 159 159" svg:d="M79 159c22 0 42-8 57-23 14-15 23-35 23-57 0-21-9-41-23-56-15-15-35-23-57-23-21 0-41 8-56 23s-23 35-23 56c0 22 8 42 23 57s35 23 56 23z">
          <text:p/>
        </draw:path>
        <draw:path draw:style-name="gr83" draw:text-style-name="P66" draw:layer="layout" svg:width="0.158cm" svg:height="0.158cm" svg:x="9.998cm" svg:y="8.982cm" svg:viewBox="0 0 159 159" svg:d="M79 159c21 0 41-8 57-24 14-15 23-35 23-56s-9-41-23-56c-16-15-36-23-57-23s-41 8-56 23-23 35-23 56 8 41 23 56c15 16 35 24 56 24z">
          <text:p/>
        </draw:path>
        <draw:path draw:style-name="gr83" draw:text-style-name="P66" draw:layer="layout" svg:width="0.158cm" svg:height="0.158cm" svg:x="9.973cm" svg:y="8.932cm" svg:viewBox="0 0 159 159" svg:d="M79 159c21 0 41-9 55-24 15-14 25-34 25-55s-10-41-25-57c-14-15-34-23-55-23s-41 8-56 23c-15 16-23 36-23 57s8 41 23 55c15 15 35 24 56 24z">
          <text:p/>
        </draw:path>
        <draw:path draw:style-name="gr84" draw:text-style-name="P67" draw:layer="layout" svg:width="0.158cm" svg:height="0.158cm" svg:x="9.948cm" svg:y="8.88cm" svg:viewBox="0 0 159 159" svg:d="M80 159c21 0 41-8 56-23s23-35 23-57c0-21-8-41-23-56s-35-23-56-23-41 8-55 23c-16 15-25 35-25 56 0 22 9 42 25 57 14 15 34 23 55 23z">
          <text:p/>
        </draw:path>
        <draw:path draw:style-name="gr84" draw:text-style-name="P67" draw:layer="layout" svg:width="0.158cm" svg:height="0.158cm" svg:x="9.925cm" svg:y="8.827cm" svg:viewBox="0 0 159 159" svg:d="M80 159c21 0 41-8 56-23 14-16 23-36 23-57s-9-41-23-55c-15-15-35-24-56-24s-42 9-57 24c-15 14-23 34-23 55s8 41 23 57c15 15 36 23 57 23z">
          <text:p/>
        </draw:path>
        <draw:path draw:style-name="gr85" draw:text-style-name="P68" draw:layer="layout" svg:width="0.158cm" svg:height="0.158cm" svg:x="9.902cm" svg:y="8.773cm" svg:viewBox="0 0 159 159" svg:d="M80 159c21 0 41-8 56-23s23-35 23-56-8-41-23-56-35-24-56-24c-22 0-42 9-57 24-14 15-23 35-23 56s9 41 23 56c15 15 35 23 57 23z">
          <text:p/>
        </draw:path>
        <draw:path draw:style-name="gr86" draw:text-style-name="P69" draw:layer="layout" svg:width="0.158cm" svg:height="0.158cm" svg:x="9.88cm" svg:y="8.718cm" svg:viewBox="0 0 159 159" svg:d="M79 159c22 0 42-8 57-23s23-35 23-57c0-21-8-41-23-56-15-14-35-23-57-23-21 0-41 9-55 23-15 15-24 35-24 56 0 22 9 42 24 57 14 15 34 23 55 23z">
          <text:p/>
        </draw:path>
        <draw:path draw:style-name="gr86" draw:text-style-name="P69" draw:layer="layout" svg:width="0.157cm" svg:height="0.158cm" svg:x="9.86cm" svg:y="8.662cm" svg:viewBox="0 0 158 159" svg:d="M78 159c21 0 42-9 57-24s23-35 23-56-8-41-23-56-36-23-57-23-41 8-55 23c-15 15-23 35-23 56s8 41 23 56c14 15 34 24 55 24z">
          <text:p/>
        </draw:path>
        <draw:path draw:style-name="gr87" draw:text-style-name="P70" draw:layer="layout" svg:width="0.158cm" svg:height="0.157cm" svg:x="9.839cm" svg:y="8.605cm" svg:viewBox="0 0 159 158" svg:d="M79 158c21 0 41-8 57-23 15-15 23-35 23-56 0-20-8-42-23-56-16-15-36-23-57-23s-41 8-55 23c-15 14-24 36-24 56 0 21 9 41 24 56 14 15 34 23 55 23z">
          <text:p/>
        </draw:path>
        <draw:path draw:style-name="gr87" draw:text-style-name="P70" draw:layer="layout" svg:width="0.158cm" svg:height="0.158cm" svg:x="9.82cm" svg:y="8.546cm" svg:viewBox="0 0 159 159" svg:d="M79 159c21 0 41-8 56-23 16-15 24-36 24-57s-8-41-24-56c-15-15-35-23-56-23s-41 8-56 23c-14 15-23 35-23 56s9 42 23 57c15 15 35 23 56 23z">
          <text:p/>
        </draw:path>
        <draw:path draw:style-name="gr88" draw:text-style-name="P71" draw:layer="layout" svg:width="0.158cm" svg:height="0.157cm" svg:x="9.802cm" svg:y="8.487cm" svg:viewBox="0 0 159 158" svg:d="M80 158c21 0 41-8 56-23 14-15 23-35 23-56s-9-41-23-55c-15-15-35-24-56-24s-41 9-56 24c-15 14-24 34-24 55s9 41 24 56 35 23 56 23z">
          <text:p/>
        </draw:path>
        <draw:path draw:style-name="gr88" draw:text-style-name="P71" draw:layer="layout" svg:width="0.158cm" svg:height="0.158cm" svg:x="9.784cm" svg:y="8.426cm" svg:viewBox="0 0 159 159" svg:d="M80 159c21 0 41-9 56-23 15-15 23-35 23-56 0-22-8-42-23-57s-35-23-56-23-41 8-56 23-24 35-24 57c0 21 9 41 24 56 15 14 35 23 56 23z">
          <text:p/>
        </draw:path>
        <draw:path draw:style-name="gr89" draw:text-style-name="P72" draw:layer="layout" svg:width="0.158cm" svg:height="0.158cm" svg:x="9.768cm" svg:y="8.364cm" svg:viewBox="0 0 159 159" svg:d="M80 159c21 0 41-8 56-23 14-16 23-36 23-57s-9-41-23-56c-15-14-35-23-56-23s-42 9-57 23c-15 15-23 35-23 56s8 41 23 57c15 15 36 23 57 23z">
          <text:p/>
        </draw:path>
        <draw:path draw:style-name="gr89" draw:text-style-name="P72" draw:layer="layout" svg:width="0.158cm" svg:height="0.157cm" svg:x="9.752cm" svg:y="8.302cm" svg:viewBox="0 0 159 158" svg:d="M80 158c21 0 41-8 56-23 15-14 23-35 23-55 0-21-8-41-23-57-15-15-35-23-56-23s-42 8-57 23c-14 16-23 36-23 57 0 20 9 41 23 55 15 15 36 23 57 23z">
          <text:p/>
        </draw:path>
        <draw:path draw:style-name="gr90" draw:text-style-name="P73" draw:layer="layout" svg:width="0.157cm" svg:height="0.158cm" svg:x="9.738cm" svg:y="8.238cm" svg:viewBox="0 0 158 159" svg:d="M80 159c20 0 41-8 55-23 15-15 23-35 23-57 0-21-8-41-23-56-14-15-35-23-55-23-22 0-42 8-57 23s-23 35-23 56c0 22 8 42 23 57s35 23 57 23z">
          <text:p/>
        </draw:path>
        <draw:path draw:style-name="gr90" draw:text-style-name="P73" draw:layer="layout" svg:width="0.158cm" svg:height="0.157cm" svg:x="9.724cm" svg:y="8.174cm" svg:viewBox="0 0 159 158" svg:d="M79 158c22 0 42-8 57-23 14-15 23-35 23-56 0-20-9-41-23-55-15-15-35-24-57-24-21 0-41 9-56 24-15 14-23 35-23 55 0 21 8 41 23 56s35 23 56 23z">
          <text:p/>
        </draw:path>
        <draw:path draw:style-name="gr91" draw:text-style-name="P74" draw:layer="layout" svg:width="0.158cm" svg:height="0.158cm" svg:x="9.711cm" svg:y="8.108cm" svg:viewBox="0 0 159 159" svg:d="M79 159c22 0 42-8 57-23s23-35 23-56c0-22-8-42-23-57s-35-23-57-23c-21 0-41 8-56 23s-23 35-23 57c0 21 8 41 23 56s35 23 56 23z">
          <text:p/>
        </draw:path>
        <draw:path draw:style-name="gr91" draw:text-style-name="P74" draw:layer="layout" svg:width="0.158cm" svg:height="0.158cm" svg:x="9.699cm" svg:y="8.042cm" svg:viewBox="0 0 159 159" svg:d="M79 159c21 0 42-9 57-23 15-16 23-36 23-57s-8-41-23-56-36-23-57-23-41 8-56 23c-14 15-23 35-23 56s9 41 23 57c15 14 35 23 56 23z">
          <text:p/>
        </draw:path>
        <draw:path draw:style-name="gr91" draw:text-style-name="P74" draw:layer="layout" svg:width="0.158cm" svg:height="0.158cm" svg:x="9.688cm" svg:y="7.975cm" svg:viewBox="0 0 159 159" svg:d="M79 159c21 0 41-9 57-24 15-14 23-34 23-55s-8-42-23-57c-16-15-36-23-57-23s-41 8-55 23c-15 15-24 36-24 57s9 41 24 55c14 15 34 24 55 24z">
          <text:p/>
        </draw:path>
        <draw:path draw:style-name="gr92" draw:text-style-name="P75" draw:layer="layout" svg:width="0.157cm" svg:height="0.158cm" svg:x="9.679cm" svg:y="7.907cm" svg:viewBox="0 0 158 159" svg:d="M78 159c21 0 41-9 57-23 15-15 23-36 23-57s-8-41-23-56c-16-15-36-23-57-23-20 0-41 8-55 23-15 15-23 35-23 56s8 42 23 57c14 14 35 23 55 23z">
          <text:p/>
        </draw:path>
        <draw:path draw:style-name="gr92" draw:text-style-name="P75" draw:layer="layout" svg:width="0.157cm" svg:height="0.158cm" svg:x="9.67cm" svg:y="7.838cm" svg:viewBox="0 0 158 159" svg:d="M78 159c21 0 41-8 56-23 16-15 24-35 24-56s-8-41-24-57c-15-15-35-23-56-23-20 0-41 8-55 23-15 16-23 36-23 57s8 41 23 56c14 15 35 23 55 23z">
          <text:p/>
        </draw:path>
        <draw:path draw:style-name="gr93" draw:text-style-name="P76" draw:layer="layout" svg:width="0.157cm" svg:height="0.157cm" svg:x="9.662cm" svg:y="7.769cm" svg:viewBox="0 0 158 158" svg:d="M79 158c20 0 40-8 55-23 16-14 24-34 24-56 0-21-8-41-24-56-15-15-35-23-55-23-21 0-41 8-56 23s-23 35-23 56c0 22 8 42 23 56 15 15 35 23 56 23z">
          <text:p/>
        </draw:path>
        <draw:path draw:style-name="gr93" draw:text-style-name="P76" draw:layer="layout" svg:width="0.157cm" svg:height="0.157cm" svg:x="9.655cm" svg:y="7.699cm" svg:viewBox="0 0 158 158" svg:d="M79 158c20 0 41-8 55-23 15-15 24-35 24-56 0-20-9-41-24-55-14-15-35-24-55-24-21 0-41 9-56 24-15 14-23 35-23 55 0 21 8 41 23 56s35 23 56 23z">
          <text:p/>
        </draw:path>
        <draw:path draw:style-name="gr93" draw:text-style-name="P76" draw:layer="layout" svg:width="0.157cm" svg:height="0.157cm" svg:x="9.649cm" svg:y="7.628cm" svg:viewBox="0 0 158 158" svg:d="M80 158c20 0 41-8 55-23 15-14 23-34 23-55 0-22-8-42-23-57-14-15-35-23-55-23-21 0-41 8-56 23s-24 35-24 57c0 21 9 41 24 55 15 15 35 23 56 23z">
          <text:p/>
        </draw:path>
        <draw:path draw:style-name="gr94" draw:text-style-name="P77" draw:layer="layout" svg:width="0.157cm" svg:height="0.158cm" svg:x="9.644cm" svg:y="7.556cm" svg:viewBox="0 0 158 159" svg:d="M80 159c20 0 40-8 55-24 15-15 23-35 23-56s-8-41-23-56c-15-14-35-23-55-23-21 0-41 9-56 23-16 15-24 35-24 56s8 41 24 56c15 16 35 24 56 24z">
          <text:p/>
        </draw:path>
        <draw:path draw:style-name="gr94" draw:text-style-name="P77" draw:layer="layout" svg:width="0.157cm" svg:height="0.158cm" svg:x="9.64cm" svg:y="7.484cm" svg:viewBox="0 0 158 159" svg:d="M79 159c21 0 41-8 56-23s23-35 23-56c0-22-8-42-23-57s-35-23-56-23c-20 0-41 8-55 23-16 15-24 35-24 57 0 21 8 41 24 56 14 15 35 23 55 23z">
          <text:p/>
        </draw:path>
        <draw:path draw:style-name="gr94" draw:text-style-name="P77" draw:layer="layout" svg:width="0.157cm" svg:height="0.158cm" svg:x="9.637cm" svg:y="7.411cm" svg:viewBox="0 0 158 159" svg:d="M79 159c21 0 41-8 56-24 15-15 23-35 23-56s-8-41-23-55c-15-15-35-24-56-24-20 0-41 9-55 24-16 14-24 34-24 55s8 41 24 56c14 16 35 24 55 24z">
          <text:p/>
        </draw:path>
        <draw:path draw:style-name="gr95" draw:text-style-name="P78" draw:layer="layout" svg:width="0.157cm" svg:height="0.158cm" svg:x="9.635cm" svg:y="7.338cm" svg:viewBox="0 0 158 159" svg:d="M79 159c21 0 41-8 56-23s23-35 23-56-8-42-23-57c-15-14-35-23-56-23-20 0-41 9-55 23-16 15-24 36-24 57s8 41 24 56c14 15 35 23 55 23z">
          <text:p/>
        </draw:path>
        <draw:path draw:style-name="gr95" draw:text-style-name="P78" draw:layer="layout" svg:width="0.157cm" svg:height="0.158cm" svg:x="9.634cm" svg:y="7.264cm" svg:viewBox="0 0 158 159" svg:d="M79 159c21 0 41-8 56-23 15-16 23-36 23-57s-8-41-23-55c-15-15-35-24-56-24s-41 9-55 24c-16 14-24 34-24 55s8 41 24 57c14 15 34 23 55 23z">
          <text:p/>
        </draw:path>
        <draw:path draw:style-name="gr95" draw:text-style-name="P78" draw:layer="layout" svg:width="0.158cm" svg:height="0.158cm" svg:x="9.633cm" svg:y="7.19cm" svg:viewBox="0 0 159 159" svg:d="M80 159c21 0 41-8 56-23s23-35 23-56-8-42-23-57c-15-14-35-23-56-23s-41 9-55 23c-16 15-25 36-25 57s9 41 25 56c14 15 34 23 55 23z">
          <text:p/>
        </draw:path>
        <draw:path draw:style-name="gr95" draw:text-style-name="P78" draw:layer="layout" svg:width="0.158cm" svg:height="0.157cm" svg:x="9.634cm" svg:y="7.116cm" svg:viewBox="0 0 159 158" svg:d="M80 158c21 0 41-8 56-23 15-14 23-36 23-56 0-21-8-41-23-56s-35-23-56-23-41 8-55 23c-16 15-25 35-25 56 0 20 9 42 25 56 14 15 34 23 55 23z">
          <text:p/>
        </draw:path>
        <draw:path draw:style-name="gr96" draw:text-style-name="P79" draw:layer="layout" svg:width="0.158cm" svg:height="0.157cm" svg:x="9.636cm" svg:y="7.041cm" svg:viewBox="0 0 159 158" svg:d="M80 158c21 0 41-8 56-23s23-35 23-55c0-21-8-41-23-57-15-15-35-23-56-23s-41 8-55 23c-16 16-25 36-25 57 0 20 9 40 25 55 14 15 34 23 55 23z">
          <text:p/>
        </draw:path>
        <draw:path draw:style-name="gr97" draw:text-style-name="P2" draw:layer="layout" svg:width="0.158cm" svg:height="0.157cm" svg:x="9.636cm" svg:y="7.041cm" svg:viewBox="0 0 159 158" svg:d="M80 158c21 0 41-8 56-23s23-35 23-55c0-21-8-41-23-57-15-15-35-23-56-23s-41 8-55 23c-16 16-25 36-25 57 0 20 9 40 25 55 14 15 34 23 55 23z">
          <text:p/>
        </draw:path>
        <draw:path draw:style-name="gr98" draw:text-style-name="P79" draw:layer="layout" svg:width="0.158cm" svg:height="0.158cm" svg:x="9.639cm" svg:y="6.965cm" svg:viewBox="0 0 159 159" svg:d="M80 159c21 0 41-8 56-23s23-36 23-57-8-41-23-56c-15-14-35-23-56-23s-41 9-55 23c-16 15-25 35-25 56s9 42 25 57c14 15 34 23 55 23z">
          <text:p/>
        </draw:path>
        <draw:path draw:style-name="gr98" draw:text-style-name="P79" draw:layer="layout" svg:width="0.158cm" svg:height="0.158cm" svg:x="9.643cm" svg:y="6.889cm" svg:viewBox="0 0 159 159" svg:d="M80 159c21 0 41-8 56-23s23-35 23-56-8-41-23-56-35-24-56-24-41 9-56 24-24 35-24 56 9 41 24 56 35 23 56 23z">
          <text:p/>
        </draw:path>
        <draw:path draw:style-name="gr96" draw:text-style-name="P79" draw:layer="layout" svg:width="0.158cm" svg:height="0.158cm" svg:x="9.648cm" svg:y="6.813cm" svg:viewBox="0 0 159 159" svg:d="M80 159c21 0 41-8 56-23s23-36 23-57-8-41-23-55c-15-15-35-24-56-24s-41 9-56 24c-14 14-24 34-24 55s10 42 24 57c15 15 35 23 56 23z">
          <text:p/>
        </draw:path>
        <draw:path draw:style-name="gr97" draw:text-style-name="P2" draw:layer="layout" svg:width="0.158cm" svg:height="0.158cm" svg:x="9.648cm" svg:y="6.813cm" svg:viewBox="0 0 159 159" svg:d="M80 159c21 0 41-8 56-23s23-36 23-57-8-41-23-55c-15-15-35-24-56-24s-41 9-56 24c-14 14-24 34-24 55s10 42 24 57c15 15 35 23 56 23z">
          <text:p/>
        </draw:path>
        <draw:path draw:style-name="gr98" draw:text-style-name="P79" draw:layer="layout" svg:width="0.158cm" svg:height="0.158cm" svg:x="9.654cm" svg:y="6.737cm" svg:viewBox="0 0 159 159" svg:d="M79 159c21 0 41-8 56-23s24-35 24-56-9-41-24-57c-15-15-35-23-56-23s-41 8-56 23c-14 16-23 36-23 57s9 41 23 56c15 15 35 23 56 23z">
          <text:p/>
        </draw:path>
        <draw:path draw:style-name="gr98" draw:text-style-name="P79" draw:layer="layout" svg:width="0.158cm" svg:height="0.157cm" svg:x="9.661cm" svg:y="6.661cm" svg:viewBox="0 0 159 158" svg:d="M79 158c21 0 41-8 56-23 16-14 24-36 24-56 0-21-8-41-24-56-15-15-35-23-56-23s-41 8-56 23c-14 15-23 35-23 56 0 20 9 42 23 56 15 15 35 23 56 23z">
          <text:p/>
        </draw:path>
        <draw:path draw:style-name="gr99" draw:text-style-name="P80" draw:layer="layout" svg:width="0.158cm" svg:height="0.158cm" svg:x="9.669cm" svg:y="6.584cm" svg:viewBox="0 0 159 159" svg:d="M79 159c21 0 41-9 56-23 16-15 24-35 24-56s-8-41-24-56c-15-16-35-24-56-24s-41 8-56 24c-14 15-23 35-23 56s9 41 23 56c15 14 35 23 56 23z">
          <text:p/>
        </draw:path>
        <draw:path draw:style-name="gr99" draw:text-style-name="P80" draw:layer="layout" svg:width="0.158cm" svg:height="0.158cm" svg:x="9.678cm" svg:y="6.507cm" svg:viewBox="0 0 159 159" svg:d="M79 159c21 0 41-8 57-23 15-15 23-35 23-57 0-21-8-41-23-56-16-15-36-23-57-23s-41 8-56 23c-14 15-23 35-23 56 0 22 9 42 23 57 15 15 35 23 56 23z">
          <text:p/>
        </draw:path>
        <draw:path draw:style-name="gr99" draw:text-style-name="P80" draw:layer="layout" svg:width="0.158cm" svg:height="0.158cm" svg:x="9.688cm" svg:y="6.43cm" svg:viewBox="0 0 159 159" svg:d="M79 159c21 0 41-8 57-23 15-15 23-35 23-56s-8-41-23-56c-16-15-36-24-57-24s-41 9-56 24-23 35-23 56 8 41 23 56 35 23 56 23z">
          <text:p/>
        </draw:path>
        <draw:path draw:style-name="gr99" draw:text-style-name="P80" draw:layer="layout" svg:width="0.158cm" svg:height="0.158cm" svg:x="9.699cm" svg:y="6.353cm" svg:viewBox="0 0 159 159" svg:d="M79 159c21 0 42-8 57-23s23-35 23-57c0-21-8-41-23-56-15-14-36-23-57-23s-41 9-56 23c-15 15-23 35-23 56 0 22 8 42 23 57s35 23 56 23z">
          <text:p/>
        </draw:path>
        <draw:path draw:style-name="gr100" draw:text-style-name="P80" draw:layer="layout" svg:width="0.158cm" svg:height="0.158cm" svg:x="9.711cm" svg:y="6.276cm" svg:viewBox="0 0 159 159" svg:d="M79 159c22 0 42-8 57-23 14-15 23-35 23-56s-9-41-23-56c-15-15-35-24-57-24-21 0-41 9-56 24s-23 35-23 56 8 41 23 56 35 23 56 23z">
          <text:p/>
        </draw:path>
        <draw:path draw:style-name="gr101" draw:text-style-name="P2" draw:layer="layout" svg:width="0.158cm" svg:height="0.158cm" svg:x="9.711cm" svg:y="6.276cm" svg:viewBox="0 0 159 159" svg:d="M79 159c22 0 42-8 57-23 14-15 23-35 23-56s-9-41-23-56c-15-15-35-24-57-24-21 0-41 9-56 24s-23 35-23 56 8 41 23 56 35 23 56 23z">
          <text:p/>
        </draw:path>
        <draw:path draw:style-name="gr99" draw:text-style-name="P80" draw:layer="layout" svg:width="0.158cm" svg:height="0.158cm" svg:x="9.724cm" svg:y="6.199cm" svg:viewBox="0 0 159 159" svg:d="M79 159c22 0 42-8 56-23 15-15 24-35 24-57 0-21-9-41-24-56-14-15-34-23-56-23-21 0-41 8-56 23s-23 35-23 56c0 22 8 42 23 57s35 23 56 23z">
          <text:p/>
        </draw:path>
        <draw:path draw:style-name="gr99" draw:text-style-name="P80" draw:layer="layout" svg:width="0.157cm" svg:height="0.158cm" svg:x="9.738cm" svg:y="6.122cm" svg:viewBox="0 0 158 159" svg:d="M80 159c20 0 40-8 55-23s23-35 23-56-8-41-23-56c-15-16-35-24-55-24-22 0-42 8-57 24-15 15-23 35-23 56s8 41 23 56 35 23 57 23z">
          <text:p/>
        </draw:path>
        <draw:path draw:style-name="gr12" draw:text-style-name="P9" draw:layer="layout" svg:width="0.158cm" svg:height="0.158cm" svg:x="9.752cm" svg:y="6.045cm" svg:viewBox="0 0 159 159" svg:d="M80 159c21 0 41-8 56-23s23-35 23-57c0-21-8-41-23-56-15-14-35-23-56-23s-42 9-56 23c-15 15-24 35-24 56 0 22 9 42 24 57 14 15 35 23 56 23z">
          <text:p/>
        </draw:path>
        <draw:path draw:style-name="gr99" draw:text-style-name="P80" draw:layer="layout" svg:width="0.158cm" svg:height="0.158cm" svg:x="9.768cm" svg:y="5.968cm" svg:viewBox="0 0 159 159" svg:d="M80 159c21 0 41-8 56-23s23-35 23-56-8-41-23-55c-15-16-35-25-56-25s-42 9-57 25c-15 14-23 34-23 55s8 41 23 56 36 23 57 23z">
          <text:p/>
        </draw:path>
        <draw:path draw:style-name="gr99" draw:text-style-name="P80" draw:layer="layout" svg:width="0.158cm" svg:height="0.158cm" svg:x="9.785cm" svg:y="5.892cm" svg:viewBox="0 0 159 159" svg:d="M80 159c21 0 41-9 55-23 15-15 24-35 24-57 0-21-9-41-24-56-14-15-34-23-55-23s-41 8-57 23c-15 15-23 35-23 56 0 22 8 42 23 57 16 14 36 23 57 23z">
          <text:p/>
        </draw:path>
        <draw:path draw:style-name="gr99" draw:text-style-name="P80" draw:layer="layout" svg:width="0.158cm" svg:height="0.158cm" svg:x="9.802cm" svg:y="5.815cm" svg:viewBox="0 0 159 159" svg:d="M80 159c21 0 41-8 56-23s23-35 23-56-8-41-23-55c-15-15-35-25-56-25s-41 10-55 25c-15 14-25 34-25 55s10 41 25 56c14 15 34 23 55 23z">
          <text:p/>
        </draw:path>
        <draw:path draw:style-name="gr100" draw:text-style-name="P80" draw:layer="layout" svg:width="0.158cm" svg:height="0.158cm" svg:x="9.821cm" svg:y="5.739cm" svg:viewBox="0 0 159 159" svg:d="M79 159c21 0 41-8 56-23s24-35 24-57c0-21-9-41-24-56-15-14-35-23-56-23s-41 9-56 23c-15 15-23 35-23 56 0 22 8 42 23 57s35 23 56 23z">
          <text:p/>
        </draw:path>
        <draw:path draw:style-name="gr101" draw:text-style-name="P2" draw:layer="layout" svg:width="0.158cm" svg:height="0.158cm" svg:x="9.821cm" svg:y="5.739cm" svg:viewBox="0 0 159 159" svg:d="M79 159c21 0 41-8 56-23s24-35 24-57c0-21-9-41-24-56-15-14-35-23-56-23s-41 9-56 23c-15 15-23 35-23 56 0 22 8 42 23 57s35 23 56 23z">
          <text:p/>
        </draw:path>
        <draw:path draw:style-name="gr99" draw:text-style-name="P80" draw:layer="layout" svg:width="0.158cm" svg:height="0.158cm" svg:x="9.84cm" svg:y="5.663cm" svg:viewBox="0 0 159 159" svg:d="M79 159c21 0 41-8 57-23 15-15 23-35 23-56s-8-41-23-56c-16-14-36-24-57-24s-41 10-56 24c-14 15-23 35-23 56s9 41 23 56c15 15 35 23 56 23z">
          <text:p/>
        </draw:path>
        <draw:path draw:style-name="gr99" draw:text-style-name="P80" draw:layer="layout" svg:width="0.157cm" svg:height="0.157cm" svg:x="9.861cm" svg:y="5.588cm" svg:viewBox="0 0 158 158" svg:d="M79 158c21 0 42-8 56-23 15-15 23-35 23-56s-8-41-23-56c-14-15-35-23-56-23s-41 8-56 23-23 35-23 56 8 41 23 56 35 23 56 23z">
          <text:p/>
        </draw:path>
        <draw:path draw:style-name="gr99" draw:text-style-name="P80" draw:layer="layout" svg:width="0.158cm" svg:height="0.158cm" svg:x="9.882cm" svg:y="5.512cm" svg:viewBox="0 0 159 159" svg:d="M79 159c22 0 42-9 57-24 14-15 23-35 23-56s-9-41-23-56c-15-14-35-23-57-23-21 0-41 9-56 23-15 15-23 35-23 56s8 41 23 56 35 24 56 24z">
          <text:p/>
        </draw:path>
        <draw:path draw:style-name="gr99" draw:text-style-name="P80" draw:layer="layout" svg:width="0.158cm" svg:height="0.158cm" svg:x="9.904cm" svg:y="5.437cm" svg:viewBox="0 0 159 159" svg:d="M80 159c21 0 41-8 56-23s23-35 23-56c0-22-8-42-23-57-15-14-35-23-56-23-22 0-42 9-57 23-15 15-23 35-23 57 0 21 8 41 23 56s35 23 57 23z">
          <text:p/>
        </draw:path>
        <draw:path draw:style-name="gr98" draw:text-style-name="P79" draw:layer="layout" svg:width="0.158cm" svg:height="0.158cm" svg:x="9.927cm" svg:y="5.363cm" svg:viewBox="0 0 159 159" svg:d="M80 159c21 0 41-9 56-24s23-35 23-56-8-41-23-56-35-23-56-23-42 8-57 23-23 35-23 56 8 41 23 56 36 24 57 24z">
          <text:p/>
        </draw:path>
        <draw:path draw:style-name="gr98" draw:text-style-name="P79" draw:layer="layout" svg:width="0.158cm" svg:height="0.158cm" svg:x="9.951cm" svg:y="5.289cm" svg:viewBox="0 0 159 159" svg:d="M80 159c21 0 41-9 56-24 14-14 23-34 23-55 0-22-9-42-23-57-15-15-35-23-56-23s-41 8-56 23c-16 15-24 35-24 57 0 21 8 41 24 55 15 15 35 24 56 24z">
          <text:p/>
        </draw:path>
        <draw:path draw:style-name="gr96" draw:text-style-name="P79" draw:layer="layout" svg:width="0.157cm" svg:height="0.158cm" svg:x="9.976cm" svg:y="5.215cm" svg:viewBox="0 0 158 159" svg:d="M79 159c20 0 41-8 55-24 16-15 24-35 24-56s-8-41-24-56c-14-14-35-23-55-23-21 0-41 9-56 23-15 15-23 35-23 56s8 41 23 56c15 16 35 24 56 24z">
          <text:p/>
        </draw:path>
        <draw:path draw:style-name="gr97" draw:text-style-name="P2" draw:layer="layout" svg:width="0.157cm" svg:height="0.158cm" svg:x="9.976cm" svg:y="5.215cm" svg:viewBox="0 0 158 159" svg:d="M79 159c20 0 41-8 55-24 16-15 24-35 24-56s-8-41-24-56c-14-14-35-23-55-23-21 0-41 9-56 23-15 15-23 35-23 56s8 41 23 56c15 16 35 24 56 24z">
          <text:p/>
        </draw:path>
        <draw:path draw:style-name="gr98" draw:text-style-name="P79" draw:layer="layout" svg:width="0.158cm" svg:height="0.158cm" svg:x="10.001cm" svg:y="5.142cm" svg:viewBox="0 0 159 159" svg:d="M79 159c21 0 41-8 57-23 15-15 23-35 23-56s-8-42-23-57c-16-15-36-23-57-23s-41 8-56 23c-14 15-23 36-23 57s9 41 23 56c15 15 35 23 56 23z">
          <text:p/>
        </draw:path>
        <draw:path draw:style-name="gr98" draw:text-style-name="P79" draw:layer="layout" svg:width="0.157cm" svg:height="0.157cm" svg:x="10.028cm" svg:y="5.07cm" svg:viewBox="0 0 158 158" svg:d="M78 158c22 0 42-8 57-23s23-36 23-56c0-21-8-41-23-56s-35-23-57-23c-20 0-41 8-55 23-15 15-23 35-23 56 0 20 8 41 23 56 14 15 35 23 55 23z">
          <text:p/>
        </draw:path>
        <draw:path draw:style-name="gr98" draw:text-style-name="P79" draw:layer="layout" svg:width="0.158cm" svg:height="0.157cm" svg:x="10.055cm" svg:y="4.998cm" svg:viewBox="0 0 159 158" svg:d="M80 158c21 0 41-8 55-23 15-14 24-34 24-55s-9-42-24-57c-14-15-34-23-55-23-22 0-42 8-57 23s-23 36-23 57 8 41 23 55c15 15 35 23 57 23z">
          <text:p/>
        </draw:path>
        <draw:path draw:style-name="gr95" draw:text-style-name="P78" draw:layer="layout" svg:width="0.158cm" svg:height="0.158cm" svg:x="10.083cm" svg:y="4.926cm" svg:viewBox="0 0 159 159" svg:d="M80 159c21 0 41-8 55-23 15-15 24-36 24-57s-9-41-24-55c-14-15-34-24-55-24s-42 9-57 24c-15 14-23 34-23 55s8 42 23 57 36 23 57 23z">
          <text:p/>
        </draw:path>
        <draw:path draw:style-name="gr95" draw:text-style-name="P78" draw:layer="layout" svg:width="0.157cm" svg:height="0.158cm" svg:x="10.112cm" svg:y="4.856cm" svg:viewBox="0 0 158 159" svg:d="M79 159c21 0 41-9 56-24 15-14 23-34 23-55s-8-41-23-57c-15-15-35-23-56-23-20 0-41 8-55 23-16 16-24 36-24 57s8 41 24 55c14 15 35 24 55 24z">
          <text:p/>
        </draw:path>
        <draw:path draw:style-name="gr95" draw:text-style-name="P78" draw:layer="layout" svg:width="0.158cm" svg:height="0.158cm" svg:x="10.141cm" svg:y="4.786cm" svg:viewBox="0 0 159 159" svg:d="M79 159c21 0 41-9 56-23 16-15 24-35 24-57 0-21-8-41-24-56-15-15-35-23-56-23s-41 8-56 23-23 35-23 56c0 22 8 42 23 57 15 14 35 23 56 23z">
          <text:p/>
        </draw:path>
        <draw:path draw:style-name="gr102" draw:text-style-name="P78" draw:layer="layout" svg:width="0.158cm" svg:height="0.157cm" svg:x="10.171cm" svg:y="4.717cm" svg:viewBox="0 0 159 158" svg:d="M79 158c21 0 42-8 57-23 15-14 23-35 23-55 0-21-8-41-23-56s-36-24-57-24-41 9-55 24c-15 15-24 35-24 56 0 20 9 41 24 55 14 15 34 23 55 23z">
          <text:p/>
        </draw:path>
        <draw:path draw:style-name="gr103" draw:text-style-name="P2" draw:layer="layout" svg:width="0.158cm" svg:height="0.157cm" svg:x="10.171cm" svg:y="4.717cm" svg:viewBox="0 0 159 158" svg:d="M79 158c21 0 42-8 57-23 15-14 23-35 23-55 0-21-8-41-23-56s-36-24-57-24-41 9-55 24c-15 15-24 35-24 56 0 20 9 41 24 55 14 15 34 23 55 23z">
          <text:p/>
        </draw:path>
        <draw:path draw:style-name="gr94" draw:text-style-name="P77" draw:layer="layout" svg:width="0.158cm" svg:height="0.158cm" svg:x="10.202cm" svg:y="4.648cm" svg:viewBox="0 0 159 159" svg:d="M80 159c21 0 41-8 56-23s23-35 23-56c0-22-8-42-23-57-15-14-35-23-56-23-22 0-42 9-56 23-15 15-24 35-24 57 0 21 9 41 24 56 14 15 34 23 56 23z">
          <text:p/>
        </draw:path>
        <draw:path draw:style-name="gr94" draw:text-style-name="P77" draw:layer="layout" svg:width="0.158cm" svg:height="0.157cm" svg:x="10.234cm" svg:y="4.581cm" svg:viewBox="0 0 159 158" svg:d="M80 158c21 0 41-8 56-24 15-15 23-35 23-56s-8-41-23-55c-15-15-35-23-56-23s-42 8-57 23c-14 14-23 34-23 55s9 41 23 56c15 16 36 24 57 24z">
          <text:p/>
        </draw:path>
        <draw:path draw:style-name="gr94" draw:text-style-name="P77" draw:layer="layout" svg:width="0.157cm" svg:height="0.157cm" svg:x="10.267cm" svg:y="4.514cm" svg:viewBox="0 0 158 158" svg:d="M80 158c20 0 41-8 55-23 15-14 23-35 23-55 0-21-8-42-23-57-14-15-35-23-55-23-21 0-41 8-56 23-16 15-24 36-24 57 0 20 8 41 24 55 15 15 35 23 56 23z">
          <text:p/>
        </draw:path>
        <draw:path draw:style-name="gr93" draw:text-style-name="P76" draw:layer="layout" svg:width="0.158cm" svg:height="0.157cm" svg:x="10.3cm" svg:y="4.448cm" svg:viewBox="0 0 159 158" svg:d="M79 158c21 0 41-8 56-23 15-14 24-35 24-56s-9-41-24-56-35-23-56-23-41 8-56 23-23 35-23 56 8 42 23 56c15 15 35 23 56 23z">
          <text:p/>
        </draw:path>
        <draw:path draw:style-name="gr93" draw:text-style-name="P76" draw:layer="layout" svg:width="0.157cm" svg:height="0.157cm" svg:x="10.334cm" svg:y="4.383cm" svg:viewBox="0 0 158 158" svg:d="M79 158c20 0 42-8 56-23 15-15 23-35 23-56 0-20-8-40-23-56-14-15-36-23-56-23-21 0-41 8-56 23-15 16-23 36-23 56 0 21 8 41 23 56s35 23 56 23z">
          <text:p/>
        </draw:path>
        <draw:path draw:style-name="gr93" draw:text-style-name="P76" draw:layer="layout" svg:width="0.158cm" svg:height="0.158cm" svg:x="10.368cm" svg:y="4.318cm" svg:viewBox="0 0 159 159" svg:d="M80 159c21 0 41-8 56-23s23-35 23-57c0-21-8-41-23-55-15-15-35-24-56-24-22 0-42 9-57 24-15 14-23 34-23 55 0 22 8 42 23 57s35 23 57 23z">
          <text:p/>
        </draw:path>
        <draw:path draw:style-name="gr104" draw:text-style-name="P75" draw:layer="layout" svg:width="0.158cm" svg:height="0.158cm" svg:x="10.403cm" svg:y="4.255cm" svg:viewBox="0 0 159 159" svg:d="M80 159c21 0 41-9 56-24s23-35 23-56-8-41-23-56-35-23-56-23-41 8-57 23c-14 15-23 35-23 56s9 41 23 56c16 15 36 24 57 24z">
          <text:p/>
        </draw:path>
        <draw:path draw:style-name="gr105" draw:text-style-name="P2" draw:layer="layout" svg:width="0.158cm" svg:height="0.158cm" svg:x="10.403cm" svg:y="4.255cm" svg:viewBox="0 0 159 159" svg:d="M80 159c21 0 41-9 56-24s23-35 23-56-8-41-23-56-35-23-56-23-41 8-57 23c-14 15-23 35-23 56s9 41 23 56c16 15 36 24 57 24z">
          <text:p/>
        </draw:path>
        <draw:path draw:style-name="gr92" draw:text-style-name="P75" draw:layer="layout" svg:width="0.158cm" svg:height="0.158cm" svg:x="10.439cm" svg:y="4.193cm" svg:viewBox="0 0 159 159" svg:d="M79 159c21 0 41-9 56-23 15-15 24-35 24-56 0-22-9-42-24-57s-35-23-56-23-41 8-56 23-23 35-23 57c0 21 8 41 23 56 15 14 35 23 56 23z">
          <text:p/>
        </draw:path>
        <draw:path draw:style-name="gr91" draw:text-style-name="P74" draw:layer="layout" svg:width="0.158cm" svg:height="0.157cm" svg:x="10.475cm" svg:y="4.132cm" svg:viewBox="0 0 159 158" svg:d="M79 158c21 0 42-8 57-23 15-14 23-36 23-56 0-21-8-41-23-56s-36-23-57-23-41 8-55 23c-15 15-24 35-24 56 0 20 9 42 24 56 14 15 34 23 55 23z">
          <text:p/>
        </draw:path>
        <draw:path draw:style-name="gr91" draw:text-style-name="P74" draw:layer="layout" svg:width="0.158cm" svg:height="0.158cm" svg:x="10.512cm" svg:y="4.071cm" svg:viewBox="0 0 159 159" svg:d="M79 159c22 0 42-8 57-23s23-35 23-56-8-41-23-55c-15-16-35-25-57-25-21 0-41 9-55 25-15 14-24 34-24 55s9 41 24 56c14 15 34 23 55 23z">
          <text:p/>
        </draw:path>
        <draw:path draw:style-name="gr91" draw:text-style-name="P74" draw:layer="layout" svg:width="0.158cm" svg:height="0.158cm" svg:x="10.55cm" svg:y="4.012cm" svg:viewBox="0 0 159 159" svg:d="M80 159c21 0 41-8 56-23 14-15 23-35 23-57 0-21-9-41-23-56-15-14-35-23-56-23s-42 9-57 23c-15 15-23 35-23 56 0 22 8 42 23 57s36 23 57 23z">
          <text:p/>
        </draw:path>
        <draw:path draw:style-name="gr90" draw:text-style-name="P73" draw:layer="layout" svg:width="0.158cm" svg:height="0.158cm" svg:x="10.588cm" svg:y="3.954cm" svg:viewBox="0 0 159 159" svg:d="M80 159c21 0 41-8 56-24 14-15 23-35 23-56s-9-41-23-56c-15-15-35-23-56-23s-41 8-56 23-24 35-24 56 9 41 24 56c15 16 35 24 56 24z">
          <text:p/>
        </draw:path>
        <draw:path draw:style-name="gr90" draw:text-style-name="P73" draw:layer="layout" svg:width="0.157cm" svg:height="0.158cm" svg:x="10.627cm" svg:y="3.897cm" svg:viewBox="0 0 158 159" svg:d="M79 159c20 0 40-8 56-23 15-15 23-35 23-56s-8-42-23-57c-16-14-36-23-56-23-21 0-41 9-56 23-15 15-23 36-23 57s8 41 23 56 35 23 56 23z">
          <text:p/>
        </draw:path>
        <draw:path draw:style-name="gr106" draw:text-style-name="P72" draw:layer="layout" svg:width="0.158cm" svg:height="0.158cm" svg:x="10.666cm" svg:y="3.841cm" svg:viewBox="0 0 159 159" svg:d="M79 159c22 0 42-8 56-23 15-15 24-35 24-57 0-21-9-41-24-56-14-14-34-23-56-23-21 0-41 9-56 23-15 15-23 35-23 56 0 22 8 42 23 57s35 23 56 23z">
          <text:p/>
        </draw:path>
        <draw:path draw:style-name="gr107" draw:text-style-name="P2" draw:layer="layout" svg:width="0.158cm" svg:height="0.158cm" svg:x="10.666cm" svg:y="3.841cm" svg:viewBox="0 0 159 159" svg:d="M79 159c22 0 42-8 56-23 15-15 24-35 24-57 0-21-9-41-24-56-14-14-34-23-56-23-21 0-41 9-56 23-15 15-23 35-23 56 0 22 8 42 23 57s35 23 56 23z">
          <text:p/>
        </draw:path>
        <draw:path draw:style-name="gr89" draw:text-style-name="P72" draw:layer="layout" svg:width="0.158cm" svg:height="0.157cm" svg:x="10.705cm" svg:y="3.787cm" svg:viewBox="0 0 159 158" svg:d="M80 158c21 0 41-9 56-24 15-14 23-34 23-55s-8-41-23-56-35-23-56-23-42 8-57 23c-14 15-23 35-23 56s9 41 23 55c15 15 36 24 57 24z">
          <text:p/>
        </draw:path>
        <draw:path draw:style-name="gr88" draw:text-style-name="P71" draw:layer="layout" svg:width="0.158cm" svg:height="0.158cm" svg:x="10.745cm" svg:y="3.733cm" svg:viewBox="0 0 159 159" svg:d="M80 159c21 0 41-8 56-23s23-35 23-56-8-42-23-57c-15-14-35-23-56-23s-41 9-55 23c-15 15-25 36-25 57s10 41 25 56c14 15 34 23 55 23z">
          <text:p/>
        </draw:path>
        <draw:path draw:style-name="gr88" draw:text-style-name="P71" draw:layer="layout" svg:width="0.158cm" svg:height="0.158cm" svg:x="10.786cm" svg:y="3.681cm" svg:viewBox="0 0 159 159" svg:d="M79 159c21 0 41-9 57-23 14-15 23-35 23-57 0-21-9-41-23-56-16-15-36-23-57-23s-41 8-56 23-23 35-23 56c0 22 8 42 23 57 15 14 35 23 56 23z">
          <text:p/>
        </draw:path>
        <draw:path draw:style-name="gr87" draw:text-style-name="P70" draw:layer="layout" svg:width="0.158cm" svg:height="0.158cm" svg:x="10.827cm" svg:y="3.63cm" svg:viewBox="0 0 159 159" svg:d="M79 159c22 0 42-10 57-24 14-15 23-35 23-56s-9-41-23-56c-15-15-35-23-57-23-21 0-41 8-56 23s-23 35-23 56 8 41 23 56c15 14 35 24 56 24z">
          <text:p/>
        </draw:path>
        <draw:path draw:style-name="gr87" draw:text-style-name="P70" draw:layer="layout" svg:width="0.158cm" svg:height="0.158cm" svg:x="10.868cm" svg:y="3.58cm" svg:viewBox="0 0 159 159" svg:d="M80 159c21 0 41-8 56-23s23-35 23-56-8-42-23-57-35-23-56-23-42 8-57 23c-14 15-23 36-23 57s9 41 23 56c15 15 36 23 57 23z">
          <text:p/>
        </draw:path>
        <draw:path draw:style-name="gr86" draw:text-style-name="P69" draw:layer="layout" svg:width="0.158cm" svg:height="0.157cm" svg:x="10.91cm" svg:y="3.532cm" svg:viewBox="0 0 159 158" svg:d="M79 158c21 0 41-8 56-23 15-14 24-35 24-56s-9-41-24-56-35-23-56-23-41 8-56 23-23 35-23 56 8 42 23 56c15 15 35 23 56 23z">
          <text:p/>
        </draw:path>
        <draw:path draw:style-name="gr86" draw:text-style-name="P69" draw:layer="layout" svg:width="0.158cm" svg:height="0.158cm" svg:x="10.952cm" svg:y="3.484cm" svg:viewBox="0 0 159 159" svg:d="M79 159c21 0 42-8 57-24 15-15 23-35 23-56s-8-41-23-55c-15-15-36-24-57-24s-41 9-56 24c-14 14-23 34-23 55s9 41 23 56c15 16 35 24 56 24z">
          <text:p/>
        </draw:path>
        <draw:path draw:style-name="gr85" draw:text-style-name="P68" draw:layer="layout" svg:width="0.158cm" svg:height="0.157cm" svg:x="10.995cm" svg:y="3.439cm" svg:viewBox="0 0 159 158" svg:d="M80 158c21 0 41-8 55-23 15-15 24-35 24-56 0-20-9-41-24-56-14-15-34-23-55-23-22 0-42 8-57 23s-23 36-23 56c0 21 8 41 23 56s35 23 57 23z">
          <text:p/>
        </draw:path>
        <draw:path draw:style-name="gr84" draw:text-style-name="P67" draw:layer="layout" svg:width="0.157cm" svg:height="0.158cm" svg:x="11.038cm" svg:y="3.394cm" svg:viewBox="0 0 158 159" svg:d="M80 159c20 0 40-8 55-23s23-35 23-56c0-22-8-42-23-57s-35-23-55-23c-21 0-41 8-57 23-15 15-23 35-23 57 0 21 8 41 23 56 16 15 36 23 57 23z">
          <text:p/>
        </draw:path>
        <draw:path draw:style-name="gr84" draw:text-style-name="P67" draw:layer="layout" svg:width="0.158cm" svg:height="0.158cm" svg:x="11.081cm" svg:y="3.351cm" svg:viewBox="0 0 159 159" svg:d="M79 159c21 0 41-9 55-23 16-15 25-36 25-57s-9-41-25-56c-14-15-34-23-55-23s-41 8-56 23-23 35-23 56 8 42 23 57c15 14 35 23 56 23z">
          <text:p/>
        </draw:path>
        <draw:path draw:style-name="gr83" draw:text-style-name="P66" draw:layer="layout" svg:width="0.158cm" svg:height="0.159cm" svg:x="11.124cm" svg:y="3.309cm" svg:viewBox="0 0 159 160" svg:d="M79 160c22 0 42-9 57-24s23-35 23-56-8-41-23-56-35-24-57-24c-21 0-41 9-56 24-14 15-23 35-23 56s9 41 23 56c15 15 35 24 56 24z">
          <text:p/>
        </draw:path>
        <draw:path draw:style-name="gr83" draw:text-style-name="P66" draw:layer="layout" svg:width="0.158cm" svg:height="0.157cm" svg:x="11.168cm" svg:y="3.269cm" svg:viewBox="0 0 159 158" svg:d="M80 158c21 0 41-8 56-23 14-14 23-35 23-55 0-21-9-42-23-57-15-15-35-23-56-23s-42 8-57 23-23 36-23 57c0 20 8 41 23 55 15 15 36 23 57 23z">
          <text:p/>
        </draw:path>
        <draw:path draw:style-name="gr82" draw:text-style-name="P65" draw:layer="layout" svg:width="0.158cm" svg:height="0.157cm" svg:x="11.212cm" svg:y="3.23cm" svg:viewBox="0 0 159 158" svg:d="M80 158c21 0 41-8 56-23 14-14 23-35 23-56s-9-41-23-56c-15-15-35-23-56-23s-41 8-56 23c-16 15-24 35-24 56s8 42 24 56c15 15 35 23 56 23z">
          <text:p/>
        </draw:path>
        <draw:path draw:style-name="gr81" draw:text-style-name="P64" draw:layer="layout" svg:width="0.158cm" svg:height="0.158cm" svg:x="11.256cm" svg:y="3.192cm" svg:viewBox="0 0 159 159" svg:d="M79 159c21 0 41-8 57-23 15-15 23-36 23-57s-8-41-23-56c-16-15-36-23-57-23s-41 8-56 23-23 35-23 56 8 42 23 57 35 23 56 23z">
          <text:p/>
        </draw:path>
        <draw:path draw:style-name="gr81" draw:text-style-name="P64" draw:layer="layout" svg:width="0.158cm" svg:height="0.158cm" svg:x="11.3cm" svg:y="3.156cm" svg:viewBox="0 0 159 159" svg:d="M79 159c22 0 42-10 57-24 15-15 23-35 23-56s-8-41-23-56-35-23-57-23c-21 0-41 8-55 23-15 15-24 35-24 56s9 41 24 56c14 14 34 24 55 24z">
          <text:p/>
        </draw:path>
        <draw:path draw:style-name="gr80" draw:text-style-name="P63" draw:layer="layout" svg:width="0.158cm" svg:height="0.158cm" svg:x="11.345cm" svg:y="3.121cm" svg:viewBox="0 0 159 159" svg:d="M80 159c21 0 41-8 56-23 14-15 23-35 23-56s-9-41-23-57c-15-14-35-23-56-23s-41 9-57 23c-15 16-23 36-23 57s8 41 23 56c16 15 36 23 57 23z">
          <text:p/>
        </draw:path>
        <draw:path draw:style-name="gr80" draw:text-style-name="P63" draw:layer="layout" svg:width="0.158cm" svg:height="0.158cm" svg:x="11.39cm" svg:y="3.088cm" svg:viewBox="0 0 159 159" svg:d="M79 159c21 0 41-9 55-23 16-15 25-35 25-56 0-22-9-42-25-57-14-15-34-23-55-23s-41 8-56 23-23 35-23 57c0 21 8 41 23 56 15 14 35 23 56 23z">
          <text:p/>
        </draw:path>
        <draw:path draw:style-name="gr79" draw:text-style-name="P62" draw:layer="layout" svg:width="0.157cm" svg:height="0.158cm" svg:x="11.435cm" svg:y="3.056cm" svg:viewBox="0 0 158 159" svg:d="M79 159c20 0 42-8 56-23 15-15 23-35 23-57 0-21-8-41-23-56-14-14-36-23-56-23-21 0-41 9-56 23-15 15-23 35-23 56 0 22 8 42 23 57s35 23 56 23z">
          <text:p/>
        </draw:path>
        <draw:path draw:style-name="gr78" draw:text-style-name="P61" draw:layer="layout" svg:width="0.157cm" svg:height="0.158cm" svg:x="11.48cm" svg:y="3.026cm" svg:viewBox="0 0 158 159" svg:d="M80 159c20 0 41-8 55-23 15-16 23-36 23-57s-8-41-23-56c-14-15-35-23-55-23-21 0-42 8-57 23s-23 35-23 56 8 41 23 57c15 15 36 23 57 23z">
          <text:p/>
        </draw:path>
        <draw:path draw:style-name="gr78" draw:text-style-name="P61" draw:layer="layout" svg:width="0.158cm" svg:height="0.158cm" svg:x="11.525cm" svg:y="2.997cm" svg:viewBox="0 0 159 159" svg:d="M80 159c21 0 41-9 55-24 15-15 24-35 24-56s-9-41-24-56c-14-14-34-23-55-23s-41 9-56 23c-16 15-24 35-24 56s8 41 24 56c15 15 35 24 56 24z">
          <text:p/>
        </draw:path>
        <draw:path draw:style-name="gr77" draw:text-style-name="P60" draw:layer="layout" svg:width="0.158cm" svg:height="0.158cm" svg:x="11.57cm" svg:y="2.97cm" svg:viewBox="0 0 159 159" svg:d="M79 159c21 0 41-8 57-23 14-15 23-35 23-56s-9-41-23-57c-16-15-36-23-57-23s-41 8-56 23c-15 16-23 36-23 57s8 41 23 56 35 23 56 23z">
          <text:p/>
        </draw:path>
        <draw:path draw:style-name="gr76" draw:text-style-name="P59" draw:layer="layout" svg:width="0.158cm" svg:height="0.158cm" svg:x="11.615cm" svg:y="2.944cm" svg:viewBox="0 0 159 159" svg:d="M80 159c21 0 41-8 56-23s23-35 23-56-8-42-23-57c-15-14-35-23-56-23-22 0-42 9-57 23-14 15-23 36-23 57s9 41 23 56c15 15 35 23 57 23z">
          <text:p/>
        </draw:path>
        <draw:path draw:style-name="gr76" draw:text-style-name="P59" draw:layer="layout" svg:width="0.157cm" svg:height="0.158cm" svg:x="11.661cm" svg:y="2.92cm" svg:viewBox="0 0 158 159" svg:d="M79 159c21 0 41-8 56-23s23-35 23-56c0-22-8-42-23-57-15-14-35-23-56-23-20 0-41 9-56 23-15 15-23 35-23 57 0 21 8 41 23 56s36 23 56 23z">
          <text:p/>
        </draw:path>
        <draw:path draw:style-name="gr75" draw:text-style-name="P58" draw:layer="layout" svg:width="0.158cm" svg:height="0.157cm" svg:x="11.706cm" svg:y="2.898cm" svg:viewBox="0 0 159 158" svg:d="M79 158c21 0 41-8 56-23s24-35 24-57c0-20-9-41-24-55-15-15-35-23-56-23s-41 8-56 23c-15 14-23 35-23 55 0 22 8 42 23 57s35 23 56 23z">
          <text:p/>
        </draw:path>
        <draw:path draw:style-name="gr74" draw:text-style-name="P57" draw:layer="layout" svg:width="0.158cm" svg:height="0.158cm" svg:x="11.751cm" svg:y="2.876cm" svg:viewBox="0 0 159 159" svg:d="M79 159c22 0 42-8 57-23s23-36 23-57-8-41-23-55c-15-15-35-24-57-24-21 0-41 9-56 24-15 14-23 34-23 55s8 42 23 57 35 23 56 23z">
          <text:p/>
        </draw:path>
        <draw:path draw:style-name="gr73" draw:text-style-name="P56" draw:layer="layout" svg:width="0.158cm" svg:height="0.158cm" svg:x="11.796cm" svg:y="2.857cm" svg:viewBox="0 0 159 159" svg:d="M80 159c21 0 41-9 56-24s23-35 23-56-8-41-23-56-35-23-56-23-42 8-56 23c-15 15-24 35-24 56s9 41 24 56c14 15 35 24 56 24z">
          <text:p/>
        </draw:path>
        <draw:path draw:style-name="gr73" draw:text-style-name="P56" draw:layer="layout" svg:width="0.157cm" svg:height="0.158cm" svg:x="11.842cm" svg:y="2.839cm" svg:viewBox="0 0 158 159" svg:d="M80 159c20 0 41-10 55-24 15-15 23-35 23-56s-8-41-23-56c-14-15-35-23-55-23-21 0-41 8-56 23-16 15-24 35-24 56s8 41 24 56c15 14 35 24 56 24z">
          <text:p/>
        </draw:path>
        <draw:line draw:style-name="gr108" draw:text-style-name="P2" draw:layer="layout" svg:x1="7.253cm" svg:y1="5.723cm" svg:x2="12.295cm" svg:y2="5.045cm">
          <text:p/>
        </draw:line>
        <draw:line draw:style-name="gr108" draw:text-style-name="P2" draw:layer="layout" svg:x1="7.253cm" svg:y1="5.722cm" svg:x2="10.67cm" svg:y2="10.851cm">
          <text:p/>
        </draw:line>
        <draw:line draw:style-name="gr108" draw:text-style-name="P2" draw:layer="layout" svg:x1="4.114cm" svg:y1="5.275cm" svg:x2="14.689cm" svg:y2="8.269cm">
          <text:p/>
        </draw:line>
        <draw:line draw:style-name="gr108" draw:text-style-name="P2" draw:layer="layout" svg:x1="4.114cm" svg:y1="5.276cm" svg:x2="10.112cm" svg:y2="5.156cm">
          <text:p/>
        </draw:line>
        <draw:line draw:style-name="gr108" draw:text-style-name="P2" draw:layer="layout" svg:x1="4.629cm" svg:y1="5.348cm" svg:x2="9.49cm" svg:y2="12.003cm">
          <text:p/>
        </draw:line>
        <draw:line draw:style-name="gr108" draw:text-style-name="P2" draw:layer="layout" svg:x1="4.629cm" svg:y1="5.348cm" svg:x2="12.2cm" svg:y2="5.738cm">
          <text:p/>
        </draw:line>
        <draw:line draw:style-name="gr109" draw:text-style-name="P2" draw:layer="layout" svg:x1="9.445cm" svg:y1="6.033cm" svg:x2="12.855cm" svg:y2="6.994cm">
          <text:p/>
        </draw:line>
        <draw:line draw:style-name="gr109" draw:text-style-name="P2" draw:layer="layout" svg:x1="9.445cm" svg:y1="6.033cm" svg:x2="11.407cm" svg:y2="6.053cm">
          <text:p/>
        </draw:line>
        <draw:line draw:style-name="gr108" draw:text-style-name="P2" draw:layer="layout" svg:x1="5.883cm" svg:y1="5.527cm" svg:x2="9.213cm" svg:y2="11.878cm">
          <text:p/>
        </draw:line>
        <draw:line draw:style-name="gr108" draw:text-style-name="P2" draw:layer="layout" svg:x1="5.883cm" svg:y1="5.527cm" svg:x2="12.332cm" svg:y2="5.548cm">
          <text:p/>
        </draw:line>
        <draw:line draw:style-name="gr109" draw:text-style-name="P2" draw:layer="layout" svg:x1="9.193cm" svg:y1="5.997cm" svg:x2="12.37cm" svg:y2="6.18cm">
          <text:p/>
        </draw:line>
        <draw:line draw:style-name="gr109" draw:text-style-name="P2" draw:layer="layout" svg:x1="9.193cm" svg:y1="5.997cm" svg:x2="10.271cm" svg:y2="7.141cm">
          <text:p/>
        </draw:line>
        <draw:line draw:style-name="gr108" draw:text-style-name="P2" draw:layer="layout" svg:x1="5.196cm" svg:y1="5.429cm" svg:x2="9.857cm" svg:y2="7.389cm">
          <text:p/>
        </draw:line>
        <draw:line draw:style-name="gr108" draw:text-style-name="P2" draw:layer="layout" svg:x1="5.196cm" svg:y1="5.43cm" svg:x2="14.641cm" svg:y2="5.062cm">
          <text:p/>
        </draw:line>
        <draw:line draw:style-name="gr109" draw:text-style-name="P2" draw:layer="layout" svg:x1="9.905cm" svg:y1="6.099cm" svg:x2="12.322cm" svg:y2="7.821cm">
          <text:p/>
        </draw:line>
        <draw:line draw:style-name="gr109" draw:text-style-name="P2" draw:layer="layout" svg:x1="9.905cm" svg:y1="6.1cm" svg:x2="11.777cm" svg:y2="5.876cm">
          <text:p/>
        </draw:line>
        <draw:line draw:style-name="gr109" draw:text-style-name="P2" draw:layer="layout" svg:x1="9.98cm" svg:y1="6.109cm" svg:x2="12.235cm" svg:y2="6.158cm">
          <text:p/>
        </draw:line>
        <draw:line draw:style-name="gr109" draw:text-style-name="P2" draw:layer="layout" svg:x1="9.98cm" svg:y1="6.109cm" svg:x2="10.781cm" svg:y2="7.208cm">
          <text:p/>
        </draw:line>
        <draw:line draw:style-name="gr108" draw:text-style-name="P2" draw:layer="layout" svg:x1="7.972cm" svg:y1="5.825cm" svg:x2="13.896cm" svg:y2="4.176cm">
          <text:p/>
        </draw:line>
        <draw:line draw:style-name="gr108" draw:text-style-name="P2" draw:layer="layout" svg:x1="7.972cm" svg:y1="5.824cm" svg:x2="11.241cm" svg:y2="7.144cm">
          <text:p/>
        </draw:line>
        <draw:line draw:style-name="gr108" draw:text-style-name="P2" draw:layer="layout" svg:x1="5.247cm" svg:y1="5.436cm" svg:x2="11.596cm" svg:y2="11.353cm">
          <text:p/>
        </draw:line>
        <draw:line draw:style-name="gr108" draw:text-style-name="P2" draw:layer="layout" svg:x1="5.247cm" svg:y1="5.437cm" svg:x2="12.112cm" svg:y2="3.438cm">
          <text:p/>
        </draw:line>
        <draw:line draw:style-name="gr108" draw:text-style-name="P2" draw:layer="layout" svg:x1="6.576cm" svg:y1="5.625cm" svg:x2="13.948cm" svg:y2="7.714cm">
          <text:p/>
        </draw:line>
        <draw:line draw:style-name="gr108" draw:text-style-name="P2" draw:layer="layout" svg:x1="6.576cm" svg:y1="5.625cm" svg:x2="11.674cm" svg:y2="6.226cm">
          <text:p/>
        </draw:line>
        <draw:line draw:style-name="gr109" draw:text-style-name="P2" draw:layer="layout" svg:x1="10.81cm" svg:y1="6.227cm" svg:x2="11.506cm" svg:y2="7.361cm">
          <text:p/>
        </draw:line>
        <draw:line draw:style-name="gr109" draw:text-style-name="P2" draw:layer="layout" svg:x1="10.81cm" svg:y1="6.228cm" svg:x2="12.033cm" svg:y2="6.118cm">
          <text:p/>
        </draw:line>
        <draw:line draw:style-name="gr108" draw:text-style-name="P2" draw:layer="layout" svg:x1="4.789cm" svg:y1="5.372cm" svg:x2="9.983cm" svg:y2="2.695cm">
          <text:p/>
        </draw:line>
        <draw:line draw:style-name="gr108" draw:text-style-name="P2" draw:layer="layout" svg:x1="4.789cm" svg:y1="5.371cm" svg:x2="12.973cm" svg:y2="8.394cm">
          <text:p/>
        </draw:line>
        <draw:line draw:style-name="gr109" draw:text-style-name="P2" draw:layer="layout" svg:x1="7.4cm" svg:y1="5.742cm" svg:x2="9.955cm" svg:y2="7.406cm">
          <text:p/>
        </draw:line>
        <draw:line draw:style-name="gr109" draw:text-style-name="P2" draw:layer="layout" svg:x1="7.4cm" svg:y1="5.743cm" svg:x2="13.193cm" svg:y2="5.724cm">
          <text:p/>
        </draw:line>
        <draw:line draw:style-name="gr109" draw:text-style-name="P2" draw:layer="layout" svg:x1="6.183cm" svg:y1="5.569cm" svg:x2="12.788cm" svg:y2="8.771cm">
          <text:p/>
        </draw:line>
        <draw:line draw:style-name="gr109" draw:text-style-name="P2" draw:layer="layout" svg:x1="6.183cm" svg:y1="5.569cm" svg:x2="11.827cm" svg:y2="6.132cm">
          <text:p/>
        </draw:line>
        <draw:line draw:style-name="gr108" draw:text-style-name="P2" draw:layer="layout" svg:x1="4.657cm" svg:y1="5.353cm" svg:x2="14.84cm" svg:y2="2.521cm">
          <text:p/>
        </draw:line>
        <draw:line draw:style-name="gr108" draw:text-style-name="P2" draw:layer="layout" svg:x1="4.657cm" svg:y1="5.352cm" svg:x2="10.265cm" svg:y2="8.575cm">
          <text:p/>
        </draw:line>
        <draw:line draw:style-name="gr108" draw:text-style-name="P2" draw:layer="layout" svg:x1="6.456cm" svg:y1="5.608cm" svg:x2="13.75cm" svg:y2="9.091cm">
          <text:p/>
        </draw:line>
        <draw:line draw:style-name="gr108" draw:text-style-name="P2" draw:layer="layout" svg:x1="6.456cm" svg:y1="5.609cm" svg:x2="11.202cm" svg:y2="5.325cm">
          <text:p/>
        </draw:line>
        <draw:line draw:style-name="gr108" draw:text-style-name="P2" draw:layer="layout" svg:x1="4.852cm" svg:y1="5.381cm" svg:x2="10.591cm" svg:y2="4.904cm">
          <text:p/>
        </draw:line>
        <draw:line draw:style-name="gr108" draw:text-style-name="P2" draw:layer="layout" svg:x1="4.852cm" svg:y1="5.38cm" svg:x2="14.248cm" svg:y2="8.981cm">
          <text:p/>
        </draw:line>
        <draw:line draw:style-name="gr109" draw:text-style-name="P2" draw:layer="layout" svg:x1="6.729cm" svg:y1="5.647cm" svg:x2="9.845cm" svg:y2="6.485cm">
          <text:p/>
        </draw:line>
        <draw:line draw:style-name="gr109" draw:text-style-name="P2" draw:layer="layout" svg:x1="6.729cm" svg:y1="5.647cm" svg:x2="13.453cm" svg:y2="6.313cm">
          <text:p/>
        </draw:line>
        <draw:line draw:style-name="gr109" draw:text-style-name="P2" draw:layer="layout" svg:x1="7.611cm" svg:y1="5.773cm" svg:x2="11.924cm" svg:y2="4.654cm">
          <text:p/>
        </draw:line>
        <draw:line draw:style-name="gr109" draw:text-style-name="P2" draw:layer="layout" svg:x1="7.611cm" svg:y1="5.772cm" svg:x2="11.911cm" svg:y2="9.648cm">
          <text:p/>
        </draw:line>
        <draw:line draw:style-name="gr108" draw:text-style-name="P2" draw:layer="layout" svg:x1="3.977cm" svg:y1="5.256cm" svg:x2="8.905cm" svg:y2="10.045cm">
          <text:p/>
        </draw:line>
        <draw:line draw:style-name="gr108" draw:text-style-name="P2" draw:layer="layout" svg:x1="3.977cm" svg:y1="5.256cm" svg:x2="12.231cm" svg:y2="6.008cm">
          <text:p/>
        </draw:line>
        <draw:line draw:style-name="gr109" draw:text-style-name="P2" draw:layer="layout" svg:x1="8.007cm" svg:y1="5.829cm" svg:x2="12.772cm" svg:y2="6.449cm">
          <text:p/>
        </draw:line>
        <draw:line draw:style-name="gr109" draw:text-style-name="P2" draw:layer="layout" svg:x1="8.007cm" svg:y1="5.829cm" svg:x2="10.001cm" svg:y2="6.244cm">
          <text:p/>
        </draw:line>
        <draw:line draw:style-name="gr110" draw:text-style-name="P2" draw:layer="layout" svg:x1="4.098cm" svg:y1="5.274cm" svg:x2="14.009cm" svg:y2="4.132cm">
          <text:p/>
        </draw:line>
        <draw:line draw:style-name="gr110" draw:text-style-name="P2" draw:layer="layout" svg:x1="4.098cm" svg:y1="5.273cm" svg:x2="8.664cm" svg:y2="9.897cm">
          <text:p/>
        </draw:line>
        <draw:line draw:style-name="gr109" draw:text-style-name="P2" draw:layer="layout" svg:x1="8.26cm" svg:y1="5.865cm" svg:x2="12.645cm" svg:y2="6.426cm">
          <text:p/>
        </draw:line>
        <draw:line draw:style-name="gr109" draw:text-style-name="P2" draw:layer="layout" svg:x1="8.26cm" svg:y1="5.865cm" svg:x2="10.005cm" svg:y2="6.28cm">
          <text:p/>
        </draw:line>
        <draw:line draw:style-name="gr109" draw:text-style-name="P2" draw:layer="layout" svg:x1="8.686cm" svg:y1="5.925cm" svg:x2="12.781cm" svg:y2="8.168cm">
          <text:p/>
        </draw:line>
        <draw:line draw:style-name="gr109" draw:text-style-name="P2" draw:layer="layout" svg:x1="8.686cm" svg:y1="5.925cm" svg:x2="11.813cm" svg:y2="6.166cm">
          <text:p/>
        </draw:line>
        <draw:line draw:style-name="gr109" draw:text-style-name="P2" draw:layer="layout" svg:x1="9.888cm" svg:y1="6.096cm" svg:x2="12.23cm" svg:y2="6.769cm">
          <text:p/>
        </draw:line>
        <draw:line draw:style-name="gr109" draw:text-style-name="P2" draw:layer="layout" svg:x1="9.888cm" svg:y1="6.097cm" svg:x2="11.199cm" svg:y2="5.496cm">
          <text:p/>
        </draw:line>
        <draw:line draw:style-name="gr109" draw:text-style-name="P2" draw:layer="layout" svg:x1="11.623cm" svg:y1="6.344cm" svg:x2="11.997cm" svg:y2="6.189cm">
          <text:p/>
        </draw:line>
        <draw:line draw:style-name="gr109" draw:text-style-name="P2" draw:layer="layout" svg:x1="11.623cm" svg:y1="6.343cm" svg:x2="11.871cm" svg:y2="6.508cm">
          <text:p/>
        </draw:line>
        <draw:line draw:style-name="gr108" draw:text-style-name="P2" draw:layer="layout" svg:x1="4.246cm" svg:y1="5.294cm" svg:x2="9.967cm" svg:y2="8.057cm">
          <text:p/>
        </draw:line>
        <draw:line draw:style-name="gr108" draw:text-style-name="P2" draw:layer="layout" svg:x1="4.246cm" svg:y1="5.295cm" svg:x2="15.325cm" svg:y2="3.47cm">
          <text:p/>
        </draw:line>
        <draw:line draw:style-name="gr108" draw:text-style-name="P2" draw:layer="layout" svg:x1="6.167cm" svg:y1="5.568cm" svg:x2="12.046cm" svg:y2="2.662cm">
          <text:p/>
        </draw:line>
        <draw:line draw:style-name="gr108" draw:text-style-name="P2" draw:layer="layout" svg:x1="6.167cm" svg:y1="5.567cm" svg:x2="11.82cm" svg:y2="9.333cm">
          <text:p/>
        </draw:line>
        <draw:line draw:style-name="gr108" draw:text-style-name="P2" draw:layer="layout" svg:x1="6.241cm" svg:y1="5.578cm" svg:x2="8.441cm" svg:y2="9.997cm">
          <text:p/>
        </draw:line>
        <draw:line draw:style-name="gr108" draw:text-style-name="P2" draw:layer="layout" svg:x1="6.241cm" svg:y1="5.578cm" svg:x2="12.596cm" svg:y2="5.684cm">
          <text:p/>
        </draw:line>
        <draw:line draw:style-name="gr108" draw:text-style-name="P2" draw:layer="layout" svg:x1="4.829cm" svg:y1="5.378cm" svg:x2="10.274cm" svg:y2="5.076cm">
          <text:p/>
        </draw:line>
        <draw:line draw:style-name="gr108" draw:text-style-name="P2" draw:layer="layout" svg:x1="4.829cm" svg:y1="5.377cm" svg:x2="14.292cm" svg:y2="8.273cm">
          <text:p/>
        </draw:line>
        <draw:line draw:style-name="gr109" draw:text-style-name="P2" draw:layer="layout" svg:x1="10.221cm" svg:y1="6.144cm" svg:x2="12.647cm" svg:y2="7.084cm">
          <text:p/>
        </draw:line>
        <draw:line draw:style-name="gr109" draw:text-style-name="P2" draw:layer="layout" svg:x1="10.221cm" svg:y1="6.144cm" svg:x2="11.708cm" svg:y2="6.183cm">
          <text:p/>
        </draw:line>
        <draw:line draw:style-name="gr109" draw:text-style-name="P2" draw:layer="layout" svg:x1="9.079cm" svg:y1="5.981cm" svg:x2="12.332cm" svg:y2="6.629cm">
          <text:p/>
        </draw:line>
        <draw:line draw:style-name="gr109" draw:text-style-name="P2" draw:layer="layout" svg:x1="9.079cm" svg:y1="5.982cm" svg:x2="10.493cm" svg:y2="5.543cm">
          <text:p/>
        </draw:line>
        <draw:line draw:style-name="gr109" draw:text-style-name="P2" draw:layer="layout" svg:x1="6.929cm" svg:y1="5.675cm" svg:x2="10.658cm" svg:y2="8.965cm">
          <text:p/>
        </draw:line>
        <draw:line draw:style-name="gr109" draw:text-style-name="P2" draw:layer="layout" svg:x1="6.929cm" svg:y1="5.676cm" svg:x2="13.149cm" svg:y2="3.872cm">
          <text:p/>
        </draw:line>
        <draw:line draw:style-name="gr108" draw:text-style-name="P2" draw:layer="layout" svg:x1="7.63cm" svg:y1="5.775cm" svg:x2="13.895cm" svg:y2="8.1cm">
          <text:p/>
        </draw:line>
        <draw:line draw:style-name="gr108" draw:text-style-name="P2" draw:layer="layout" svg:x1="7.63cm" svg:y1="5.775cm" svg:x2="11.569cm" svg:y2="6.081cm">
          <text:p/>
        </draw:line>
        <draw:line draw:style-name="gr109" draw:text-style-name="P2" draw:layer="layout" svg:x1="8.771cm" svg:y1="5.938cm" svg:x2="12.945cm" svg:y2="5.851cm">
          <text:p/>
        </draw:line>
        <draw:line draw:style-name="gr109" draw:text-style-name="P2" draw:layer="layout" svg:x1="8.771cm" svg:y1="5.937cm" svg:x2="10.74cm" svg:y2="7.001cm">
          <text:p/>
        </draw:line>
        <draw:line draw:style-name="gr108" draw:text-style-name="P2" draw:layer="layout" svg:x1="5.298cm" svg:y1="5.444cm" svg:x2="13.346cm" svg:y2="11.427cm">
          <text:p/>
        </draw:line>
        <draw:line draw:style-name="gr108" draw:text-style-name="P2" draw:layer="layout" svg:x1="5.298cm" svg:y1="5.445cm" svg:x2="11.511cm" svg:y2="4.939cm">
          <text:p/>
        </draw:line>
        <draw:line draw:style-name="gr108" draw:text-style-name="P2" draw:layer="layout" svg:x1="5.106cm" svg:y1="5.417cm" svg:x2="8.514cm" svg:y2="4.751cm">
          <text:p/>
        </draw:line>
        <draw:line draw:style-name="gr108" draw:text-style-name="P2" draw:layer="layout" svg:x1="5.106cm" svg:y1="5.416cm" svg:x2="13.12cm" svg:y2="6.963cm">
          <text:p/>
        </draw:line>
        <draw:line draw:style-name="gr109" draw:text-style-name="P2" draw:layer="layout" svg:x1="7.457cm" svg:y1="5.751cm" svg:x2="13.171cm" svg:y2="7.595cm">
          <text:p/>
        </draw:line>
        <draw:line draw:style-name="gr109" draw:text-style-name="P2" draw:layer="layout" svg:x1="7.457cm" svg:y1="5.752cm" svg:x2="10.809cm" svg:y2="5.312cm">
          <text:p/>
        </draw:line>
        <draw:line draw:style-name="gr111" draw:text-style-name="P2" draw:layer="layout" svg:x1="3.807cm" svg:y1="5.232cm" svg:x2="11.92cm" svg:y2="6.386cm">
          <text:p/>
        </draw:line>
        <draw:frame draw:style-name="gr9" draw:text-style-name="P6" draw:layer="layout" svg:width="0.352cm" svg:height="0.412cm" svg:x="15.797cm" svg:y="1.953cm">
          <draw:text-box>
            <text:p text:style-name="P5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6.15cm" fo:page-height="13.0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1T13:55:01.647781569</dc:date>
    <meta:editing-duration>PT2H39M28S</meta:editing-duration>
    <meta:editing-cycles>1</meta:editing-cycles>
    <meta:document-statistic meta:object-count="466"/>
    <meta:generator>LibreOffice/5.1.6.2$Linux_X86_64 LibreOffice_project/10m0$Build-2</meta:generator>
  </office:meta>
</office:document-meta>
</file>